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_train_21" table:style-name="ta1">
        <table:shapes>
          <draw:frame draw:z-index="0" draw:style-name="gr1" draw:text-style-name="P1" svg:width="933.9pt" svg:height="549.41pt" svg:x="242.08pt" svg:y="3599.74pt">
            <draw:object draw:notify-on-update-of-ranges="cost_train_21.B1:cost_train_21.B1 cost_train_21.B2:cost_train_21.B312 cost_train_21.C1:cost_train_21.C1 cost_train_21.C2:cost_train_21.C312 cost_train_21.D1:cost_train_21.D1 cost_train_21.D2:cost_train_21.D3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tch Cost</text:p>
          </table:table-cell>
          <table:table-cell office:value-type="string" calcext:value-type="string">
            <text:p>Lr 0.01 e l = 3 e l2 = 0.0001</text:p>
          </table:table-cell>
          <table:table-cell office:value-type="string" calcext:value-type="string">
            <text:p>Lr 0.05 e l = 3 e l2 = 0.00001</text:p>
          </table:table-cell>
          <table:table-cell office:value-type="string" calcext:value-type="string">
            <text:p>Lr 0.1 e l = 3 e l2 = 0.00001</text:p>
          </table:table-cell>
        </table:table-row>
        <table:table-row table:style-name="ro1">
          <table:table-cell office:value-type="string" calcext:value-type="string">
            <text:p>912.64013671875</text:p>
          </table:table-cell>
          <table:table-cell table:formula="of:=[.A2]*1" office:value-type="float" office:value="912.64013671875" calcext:value-type="float">
            <text:p>912.64013671875</text:p>
          </table:table-cell>
          <table:table-cell office:value-type="float" office:value="977.668273925781" calcext:value-type="float">
            <text:p>977.668273925781</text:p>
          </table:table-cell>
          <table:table-cell office:value-type="float" office:value="948.749633789063" calcext:value-type="float">
            <text:p>948.749633789063</text:p>
          </table:table-cell>
        </table:table-row>
        <table:table-row table:style-name="ro1">
          <table:table-cell office:value-type="string" calcext:value-type="string">
            <text:p>898.4483032226562</text:p>
          </table:table-cell>
          <table:table-cell table:formula="of:=[.A3]*1" office:value-type="float" office:value="898.448303222656" calcext:value-type="float">
            <text:p>898.448303222656</text:p>
          </table:table-cell>
          <table:table-cell office:value-type="float" office:value="974.724304199219" calcext:value-type="float">
            <text:p>974.724304199219</text:p>
          </table:table-cell>
          <table:table-cell office:value-type="float" office:value="921.646423339844" calcext:value-type="float">
            <text:p>921.646423339844</text:p>
          </table:table-cell>
        </table:table-row>
        <table:table-row table:style-name="ro1">
          <table:table-cell office:value-type="string" calcext:value-type="string">
            <text:p>887.6870727539062</text:p>
          </table:table-cell>
          <table:table-cell table:formula="of:=[.A4]*1" office:value-type="float" office:value="887.687072753906" calcext:value-type="float">
            <text:p>887.687072753906</text:p>
          </table:table-cell>
          <table:table-cell office:value-type="float" office:value="972.294250488281" calcext:value-type="float">
            <text:p>972.294250488281</text:p>
          </table:table-cell>
          <table:table-cell office:value-type="float" office:value="933.888916015625" calcext:value-type="float">
            <text:p>933.888916015625</text:p>
          </table:table-cell>
        </table:table-row>
        <table:table-row table:style-name="ro1">
          <table:table-cell office:value-type="string" calcext:value-type="string">
            <text:p>902.4306030273438</text:p>
          </table:table-cell>
          <table:table-cell table:formula="of:=[.A5]*1" office:value-type="float" office:value="902.430603027344" calcext:value-type="float">
            <text:p>902.430603027344</text:p>
          </table:table-cell>
          <table:table-cell office:value-type="float" office:value="962.251525878906" calcext:value-type="float">
            <text:p>962.251525878906</text:p>
          </table:table-cell>
          <table:table-cell office:value-type="float" office:value="924.672058105469" calcext:value-type="float">
            <text:p>924.672058105469</text:p>
          </table:table-cell>
        </table:table-row>
        <table:table-row table:style-name="ro1">
          <table:table-cell office:value-type="string" calcext:value-type="string">
            <text:p>897.6167602539062</text:p>
          </table:table-cell>
          <table:table-cell table:formula="of:=[.A6]*1" office:value-type="float" office:value="897.616760253906" calcext:value-type="float">
            <text:p>897.616760253906</text:p>
          </table:table-cell>
          <table:table-cell office:value-type="float" office:value="968.891296386719" calcext:value-type="float">
            <text:p>968.891296386719</text:p>
          </table:table-cell>
          <table:table-cell office:value-type="float" office:value="922.784057617188" calcext:value-type="float">
            <text:p>922.784057617188</text:p>
          </table:table-cell>
        </table:table-row>
        <table:table-row table:style-name="ro1">
          <table:table-cell office:value-type="string" calcext:value-type="string">
            <text:p>889.6838989257812</text:p>
          </table:table-cell>
          <table:table-cell table:formula="of:=[.A7]*1" office:value-type="float" office:value="889.683898925781" calcext:value-type="float">
            <text:p>889.683898925781</text:p>
          </table:table-cell>
          <table:table-cell office:value-type="float" office:value="953.095886230469" calcext:value-type="float">
            <text:p>953.095886230469</text:p>
          </table:table-cell>
          <table:table-cell office:value-type="float" office:value="967.106628417969" calcext:value-type="float">
            <text:p>967.106628417969</text:p>
          </table:table-cell>
        </table:table-row>
        <table:table-row table:style-name="ro1">
          <table:table-cell office:value-type="string" calcext:value-type="string">
            <text:p>885.344970703125</text:p>
          </table:table-cell>
          <table:table-cell table:formula="of:=[.A8]*1" office:value-type="float" office:value="885.344970703125" calcext:value-type="float">
            <text:p>885.344970703125</text:p>
          </table:table-cell>
          <table:table-cell office:value-type="float" office:value="940.963745117188" calcext:value-type="float">
            <text:p>940.963745117188</text:p>
          </table:table-cell>
          <table:table-cell office:value-type="float" office:value="905.83740234375" calcext:value-type="float">
            <text:p>905.83740234375</text:p>
          </table:table-cell>
        </table:table-row>
        <table:table-row table:style-name="ro1">
          <table:table-cell office:value-type="string" calcext:value-type="string">
            <text:p>893.2976684570312</text:p>
          </table:table-cell>
          <table:table-cell table:formula="of:=[.A9]*1" office:value-type="float" office:value="893.297668457031" calcext:value-type="float">
            <text:p>893.297668457031</text:p>
          </table:table-cell>
          <table:table-cell office:value-type="float" office:value="970.097595214844" calcext:value-type="float">
            <text:p>970.097595214844</text:p>
          </table:table-cell>
          <table:table-cell office:value-type="float" office:value="917.254028320312" calcext:value-type="float">
            <text:p>917.254028320312</text:p>
          </table:table-cell>
        </table:table-row>
        <table:table-row table:style-name="ro1">
          <table:table-cell office:value-type="string" calcext:value-type="string">
            <text:p>891.9434204101562</text:p>
          </table:table-cell>
          <table:table-cell table:formula="of:=[.A10]*1" office:value-type="float" office:value="891.943420410156" calcext:value-type="float">
            <text:p>891.943420410156</text:p>
          </table:table-cell>
          <table:table-cell office:value-type="float" office:value="966.317993164063" calcext:value-type="float">
            <text:p>966.317993164063</text:p>
          </table:table-cell>
          <table:table-cell office:value-type="float" office:value="886.149291992188" calcext:value-type="float">
            <text:p>886.149291992188</text:p>
          </table:table-cell>
        </table:table-row>
        <table:table-row table:style-name="ro1">
          <table:table-cell office:value-type="string" calcext:value-type="string">
            <text:p>887.7163696289062</text:p>
          </table:table-cell>
          <table:table-cell table:formula="of:=[.A11]*1" office:value-type="float" office:value="887.716369628906" calcext:value-type="float">
            <text:p>887.716369628906</text:p>
          </table:table-cell>
          <table:table-cell office:value-type="float" office:value="959.224914550781" calcext:value-type="float">
            <text:p>959.224914550781</text:p>
          </table:table-cell>
          <table:table-cell office:value-type="float" office:value="936.937377929688" calcext:value-type="float">
            <text:p>936.937377929688</text:p>
          </table:table-cell>
        </table:table-row>
        <table:table-row table:style-name="ro1">
          <table:table-cell office:value-type="string" calcext:value-type="string">
            <text:p>875.68896484375</text:p>
          </table:table-cell>
          <table:table-cell table:formula="of:=[.A12]*1" office:value-type="float" office:value="875.68896484375" calcext:value-type="float">
            <text:p>875.68896484375</text:p>
          </table:table-cell>
          <table:table-cell office:value-type="float" office:value="965.013732910156" calcext:value-type="float">
            <text:p>965.013732910156</text:p>
          </table:table-cell>
          <table:table-cell office:value-type="float" office:value="911.954956054688" calcext:value-type="float">
            <text:p>911.954956054688</text:p>
          </table:table-cell>
        </table:table-row>
        <table:table-row table:style-name="ro1">
          <table:table-cell office:value-type="string" calcext:value-type="string">
            <text:p>856.845458984375</text:p>
          </table:table-cell>
          <table:table-cell table:formula="of:=[.A13]*1" office:value-type="float" office:value="856.845458984375" calcext:value-type="float">
            <text:p>856.845458984375</text:p>
          </table:table-cell>
          <table:table-cell office:value-type="float" office:value="944.844787597656" calcext:value-type="float">
            <text:p>944.844787597656</text:p>
          </table:table-cell>
          <table:table-cell office:value-type="float" office:value="948.180236816406" calcext:value-type="float">
            <text:p>948.180236816406</text:p>
          </table:table-cell>
        </table:table-row>
        <table:table-row table:style-name="ro1">
          <table:table-cell office:value-type="string" calcext:value-type="string">
            <text:p>857.1589965820312</text:p>
          </table:table-cell>
          <table:table-cell table:formula="of:=[.A14]*1" office:value-type="float" office:value="857.158996582031" calcext:value-type="float">
            <text:p>857.158996582031</text:p>
          </table:table-cell>
          <table:table-cell office:value-type="float" office:value="931.791748046875" calcext:value-type="float">
            <text:p>931.791748046875</text:p>
          </table:table-cell>
          <table:table-cell office:value-type="float" office:value="873.922546386719" calcext:value-type="float">
            <text:p>873.922546386719</text:p>
          </table:table-cell>
        </table:table-row>
        <table:table-row table:style-name="ro1">
          <table:table-cell office:value-type="string" calcext:value-type="string">
            <text:p>881.701171875</text:p>
          </table:table-cell>
          <table:table-cell table:formula="of:=[.A15]*1" office:value-type="float" office:value="881.701171875" calcext:value-type="float">
            <text:p>881.701171875</text:p>
          </table:table-cell>
          <table:table-cell office:value-type="float" office:value="962.801330566406" calcext:value-type="float">
            <text:p>962.801330566406</text:p>
          </table:table-cell>
          <table:table-cell office:value-type="float" office:value="926.623229980469" calcext:value-type="float">
            <text:p>926.623229980469</text:p>
          </table:table-cell>
        </table:table-row>
        <table:table-row table:style-name="ro1">
          <table:table-cell office:value-type="string" calcext:value-type="string">
            <text:p>890.8955688476562</text:p>
          </table:table-cell>
          <table:table-cell table:formula="of:=[.A16]*1" office:value-type="float" office:value="890.895568847656" calcext:value-type="float">
            <text:p>890.895568847656</text:p>
          </table:table-cell>
          <table:table-cell office:value-type="float" office:value="961.823059082031" calcext:value-type="float">
            <text:p>961.823059082031</text:p>
          </table:table-cell>
          <table:table-cell office:value-type="float" office:value="866.460754394531" calcext:value-type="float">
            <text:p>866.460754394531</text:p>
          </table:table-cell>
        </table:table-row>
        <table:table-row table:style-name="ro1">
          <table:table-cell office:value-type="string" calcext:value-type="string">
            <text:p>851.671875</text:p>
          </table:table-cell>
          <table:table-cell table:formula="of:=[.A17]*1" office:value-type="float" office:value="851.671875" calcext:value-type="float">
            <text:p>851.671875</text:p>
          </table:table-cell>
          <table:table-cell office:value-type="float" office:value="933.214965820313" calcext:value-type="float">
            <text:p>933.214965820313</text:p>
          </table:table-cell>
          <table:table-cell office:value-type="float" office:value="897.924560546875" calcext:value-type="float">
            <text:p>897.924560546875</text:p>
          </table:table-cell>
        </table:table-row>
        <table:table-row table:style-name="ro1">
          <table:table-cell office:value-type="string" calcext:value-type="string">
            <text:p>867.0864868164062</text:p>
          </table:table-cell>
          <table:table-cell table:formula="of:=[.A18]*1" office:value-type="float" office:value="867.086486816406" calcext:value-type="float">
            <text:p>867.086486816406</text:p>
          </table:table-cell>
          <table:table-cell office:value-type="float" office:value="927.28564453125" calcext:value-type="float">
            <text:p>927.28564453125</text:p>
          </table:table-cell>
          <table:table-cell office:value-type="float" office:value="887.850708007812" calcext:value-type="float">
            <text:p>887.850708007812</text:p>
          </table:table-cell>
        </table:table-row>
        <table:table-row table:style-name="ro1">
          <table:table-cell office:value-type="string" calcext:value-type="string">
            <text:p>865.0113525390625</text:p>
          </table:table-cell>
          <table:table-cell table:formula="of:=[.A19]*1" office:value-type="float" office:value="865.011352539062" calcext:value-type="float">
            <text:p>865.011352539062</text:p>
          </table:table-cell>
          <table:table-cell office:value-type="float" office:value="936.526123046875" calcext:value-type="float">
            <text:p>936.526123046875</text:p>
          </table:table-cell>
          <table:table-cell office:value-type="float" office:value="887.192138671875" calcext:value-type="float">
            <text:p>887.192138671875</text:p>
          </table:table-cell>
        </table:table-row>
        <table:table-row table:style-name="ro1">
          <table:table-cell office:value-type="string" calcext:value-type="string">
            <text:p>855.778076171875</text:p>
          </table:table-cell>
          <table:table-cell table:formula="of:=[.A20]*1" office:value-type="float" office:value="855.778076171875" calcext:value-type="float">
            <text:p>855.778076171875</text:p>
          </table:table-cell>
          <table:table-cell office:value-type="float" office:value="934.011596679687" calcext:value-type="float">
            <text:p>934.011596679687</text:p>
          </table:table-cell>
          <table:table-cell office:value-type="float" office:value="913.892456054688" calcext:value-type="float">
            <text:p>913.892456054688</text:p>
          </table:table-cell>
        </table:table-row>
        <table:table-row table:style-name="ro1">
          <table:table-cell office:value-type="string" calcext:value-type="string">
            <text:p>888.4669189453125</text:p>
          </table:table-cell>
          <table:table-cell table:formula="of:=[.A21]*1" office:value-type="float" office:value="888.466918945313" calcext:value-type="float">
            <text:p>888.466918945313</text:p>
          </table:table-cell>
          <table:table-cell office:value-type="float" office:value="931.221069335938" calcext:value-type="float">
            <text:p>931.221069335938</text:p>
          </table:table-cell>
          <table:table-cell office:value-type="float" office:value="832.261840820313" calcext:value-type="float">
            <text:p>832.261840820313</text:p>
          </table:table-cell>
        </table:table-row>
        <table:table-row table:style-name="ro1">
          <table:table-cell office:value-type="string" calcext:value-type="string">
            <text:p>878.456298828125</text:p>
          </table:table-cell>
          <table:table-cell table:formula="of:=[.A22]*1" office:value-type="float" office:value="878.456298828125" calcext:value-type="float">
            <text:p>878.456298828125</text:p>
          </table:table-cell>
          <table:table-cell office:value-type="float" office:value="922.870727539063" calcext:value-type="float">
            <text:p>922.870727539063</text:p>
          </table:table-cell>
          <table:table-cell office:value-type="float" office:value="901.363098144531" calcext:value-type="float">
            <text:p>901.363098144531</text:p>
          </table:table-cell>
        </table:table-row>
        <table:table-row table:style-name="ro1">
          <table:table-cell office:value-type="string" calcext:value-type="string">
            <text:p>827.3423461914062</text:p>
          </table:table-cell>
          <table:table-cell table:formula="of:=[.A23]*1" office:value-type="float" office:value="827.342346191406" calcext:value-type="float">
            <text:p>827.342346191406</text:p>
          </table:table-cell>
          <table:table-cell office:value-type="float" office:value="923.101501464844" calcext:value-type="float">
            <text:p>923.101501464844</text:p>
          </table:table-cell>
          <table:table-cell office:value-type="float" office:value="934.029968261719" calcext:value-type="float">
            <text:p>934.029968261719</text:p>
          </table:table-cell>
        </table:table-row>
        <table:table-row table:style-name="ro1">
          <table:table-cell office:value-type="string" calcext:value-type="string">
            <text:p>826.101806640625</text:p>
          </table:table-cell>
          <table:table-cell table:formula="of:=[.A24]*1" office:value-type="float" office:value="826.101806640625" calcext:value-type="float">
            <text:p>826.101806640625</text:p>
          </table:table-cell>
          <table:table-cell office:value-type="float" office:value="924.281005859375" calcext:value-type="float">
            <text:p>924.281005859375</text:p>
          </table:table-cell>
          <table:table-cell office:value-type="float" office:value="834.968444824219" calcext:value-type="float">
            <text:p>834.968444824219</text:p>
          </table:table-cell>
        </table:table-row>
        <table:table-row table:style-name="ro1">
          <table:table-cell office:value-type="string" calcext:value-type="string">
            <text:p>806.9198608398438</text:p>
          </table:table-cell>
          <table:table-cell table:formula="of:=[.A25]*1" office:value-type="float" office:value="806.919860839844" calcext:value-type="float">
            <text:p>806.919860839844</text:p>
          </table:table-cell>
          <table:table-cell office:value-type="float" office:value="918.497680664063" calcext:value-type="float">
            <text:p>918.497680664063</text:p>
          </table:table-cell>
          <table:table-cell office:value-type="float" office:value="869.187194824219" calcext:value-type="float">
            <text:p>869.187194824219</text:p>
          </table:table-cell>
        </table:table-row>
        <table:table-row table:style-name="ro1">
          <table:table-cell office:value-type="string" calcext:value-type="string">
            <text:p>815.3531494140625</text:p>
          </table:table-cell>
          <table:table-cell table:formula="of:=[.A26]*1" office:value-type="float" office:value="815.353149414062" calcext:value-type="float">
            <text:p>815.353149414062</text:p>
          </table:table-cell>
          <table:table-cell office:value-type="float" office:value="884.230041503906" calcext:value-type="float">
            <text:p>884.230041503906</text:p>
          </table:table-cell>
          <table:table-cell office:value-type="float" office:value="788.278198242188" calcext:value-type="float">
            <text:p>788.278198242188</text:p>
          </table:table-cell>
        </table:table-row>
        <table:table-row table:style-name="ro1">
          <table:table-cell office:value-type="string" calcext:value-type="string">
            <text:p>831.8239135742188</text:p>
          </table:table-cell>
          <table:table-cell table:formula="of:=[.A27]*1" office:value-type="float" office:value="831.823913574219" calcext:value-type="float">
            <text:p>831.823913574219</text:p>
          </table:table-cell>
          <table:table-cell office:value-type="float" office:value="918.604309082031" calcext:value-type="float">
            <text:p>918.604309082031</text:p>
          </table:table-cell>
          <table:table-cell office:value-type="float" office:value="858.399230957031" calcext:value-type="float">
            <text:p>858.399230957031</text:p>
          </table:table-cell>
        </table:table-row>
        <table:table-row table:style-name="ro1">
          <table:table-cell office:value-type="string" calcext:value-type="string">
            <text:p>873.9365234375</text:p>
          </table:table-cell>
          <table:table-cell table:formula="of:=[.A28]*1" office:value-type="float" office:value="873.9365234375" calcext:value-type="float">
            <text:p>873.9365234375</text:p>
          </table:table-cell>
          <table:table-cell office:value-type="float" office:value="900.50341796875" calcext:value-type="float">
            <text:p>900.50341796875</text:p>
          </table:table-cell>
          <table:table-cell office:value-type="float" office:value="838.986999511719" calcext:value-type="float">
            <text:p>838.986999511719</text:p>
          </table:table-cell>
        </table:table-row>
        <table:table-row table:style-name="ro1">
          <table:table-cell office:value-type="string" calcext:value-type="string">
            <text:p>795.0418701171875</text:p>
          </table:table-cell>
          <table:table-cell table:formula="of:=[.A29]*1" office:value-type="float" office:value="795.041870117188" calcext:value-type="float">
            <text:p>795.041870117188</text:p>
          </table:table-cell>
          <table:table-cell office:value-type="float" office:value="904.118713378906" calcext:value-type="float">
            <text:p>904.118713378906</text:p>
          </table:table-cell>
          <table:table-cell office:value-type="float" office:value="793.760498046875" calcext:value-type="float">
            <text:p>793.760498046875</text:p>
          </table:table-cell>
        </table:table-row>
        <table:table-row table:style-name="ro1">
          <table:table-cell office:value-type="string" calcext:value-type="string">
            <text:p>821.7750244140625</text:p>
          </table:table-cell>
          <table:table-cell table:formula="of:=[.A30]*1" office:value-type="float" office:value="821.775024414063" calcext:value-type="float">
            <text:p>821.775024414063</text:p>
          </table:table-cell>
          <table:table-cell office:value-type="float" office:value="923.064758300781" calcext:value-type="float">
            <text:p>923.064758300781</text:p>
          </table:table-cell>
          <table:table-cell office:value-type="float" office:value="795.078002929688" calcext:value-type="float">
            <text:p>795.078002929688</text:p>
          </table:table-cell>
        </table:table-row>
        <table:table-row table:style-name="ro1">
          <table:table-cell office:value-type="string" calcext:value-type="string">
            <text:p>848.5770263671875</text:p>
          </table:table-cell>
          <table:table-cell table:formula="of:=[.A31]*1" office:value-type="float" office:value="848.577026367187" calcext:value-type="float">
            <text:p>848.577026367187</text:p>
          </table:table-cell>
          <table:table-cell office:value-type="float" office:value="916.782836914063" calcext:value-type="float">
            <text:p>916.782836914063</text:p>
          </table:table-cell>
          <table:table-cell office:value-type="float" office:value="801.328063964844" calcext:value-type="float">
            <text:p>801.328063964844</text:p>
          </table:table-cell>
        </table:table-row>
        <table:table-row table:style-name="ro1">
          <table:table-cell office:value-type="string" calcext:value-type="string">
            <text:p>834.701416015625</text:p>
          </table:table-cell>
          <table:table-cell table:formula="of:=[.A32]*1" office:value-type="float" office:value="834.701416015625" calcext:value-type="float">
            <text:p>834.701416015625</text:p>
          </table:table-cell>
          <table:table-cell office:value-type="float" office:value="887.822631835937" calcext:value-type="float">
            <text:p>887.822631835937</text:p>
          </table:table-cell>
          <table:table-cell office:value-type="float" office:value="869.642639160156" calcext:value-type="float">
            <text:p>869.642639160156</text:p>
          </table:table-cell>
        </table:table-row>
        <table:table-row table:style-name="ro1">
          <table:table-cell office:value-type="string" calcext:value-type="string">
            <text:p>872.33984375</text:p>
          </table:table-cell>
          <table:table-cell table:formula="of:=[.A33]*1" office:value-type="float" office:value="872.33984375" calcext:value-type="float">
            <text:p>872.33984375</text:p>
          </table:table-cell>
          <table:table-cell office:value-type="float" office:value="918.195068359375" calcext:value-type="float">
            <text:p>918.195068359375</text:p>
          </table:table-cell>
          <table:table-cell office:value-type="float" office:value="842.873046875" calcext:value-type="float">
            <text:p>842.873046875</text:p>
          </table:table-cell>
        </table:table-row>
        <table:table-row table:style-name="ro1">
          <table:table-cell office:value-type="string" calcext:value-type="string">
            <text:p>796.5282592773438</text:p>
          </table:table-cell>
          <table:table-cell table:formula="of:=[.A34]*1" office:value-type="float" office:value="796.528259277344" calcext:value-type="float">
            <text:p>796.528259277344</text:p>
          </table:table-cell>
          <table:table-cell office:value-type="float" office:value="924.033020019531" calcext:value-type="float">
            <text:p>924.033020019531</text:p>
          </table:table-cell>
          <table:table-cell office:value-type="float" office:value="803.409362792969" calcext:value-type="float">
            <text:p>803.409362792969</text:p>
          </table:table-cell>
        </table:table-row>
        <table:table-row table:style-name="ro1">
          <table:table-cell office:value-type="string" calcext:value-type="string">
            <text:p>792.1693115234375</text:p>
          </table:table-cell>
          <table:table-cell table:formula="of:=[.A35]*1" office:value-type="float" office:value="792.169311523438" calcext:value-type="float">
            <text:p>792.169311523438</text:p>
          </table:table-cell>
          <table:table-cell office:value-type="float" office:value="915.122619628906" calcext:value-type="float">
            <text:p>915.122619628906</text:p>
          </table:table-cell>
          <table:table-cell office:value-type="float" office:value="751.208557128906" calcext:value-type="float">
            <text:p>751.208557128906</text:p>
          </table:table-cell>
        </table:table-row>
        <table:table-row table:style-name="ro1">
          <table:table-cell office:value-type="string" calcext:value-type="string">
            <text:p>806.1270751953125</text:p>
          </table:table-cell>
          <table:table-cell table:formula="of:=[.A36]*1" office:value-type="float" office:value="806.127075195312" calcext:value-type="float">
            <text:p>806.127075195312</text:p>
          </table:table-cell>
          <table:table-cell office:value-type="float" office:value="940.30859375" calcext:value-type="float">
            <text:p>940.30859375</text:p>
          </table:table-cell>
          <table:table-cell office:value-type="float" office:value="863.662109375" calcext:value-type="float">
            <text:p>863.662109375</text:p>
          </table:table-cell>
        </table:table-row>
        <table:table-row table:style-name="ro1">
          <table:table-cell office:value-type="string" calcext:value-type="string">
            <text:p>808.7418823242188</text:p>
          </table:table-cell>
          <table:table-cell table:formula="of:=[.A37]*1" office:value-type="float" office:value="808.741882324219" calcext:value-type="float">
            <text:p>808.741882324219</text:p>
          </table:table-cell>
          <table:table-cell office:value-type="float" office:value="918.495727539063" calcext:value-type="float">
            <text:p>918.495727539063</text:p>
          </table:table-cell>
          <table:table-cell office:value-type="float" office:value="786.636535644531" calcext:value-type="float">
            <text:p>786.636535644531</text:p>
          </table:table-cell>
        </table:table-row>
        <table:table-row table:style-name="ro1">
          <table:table-cell office:value-type="string" calcext:value-type="string">
            <text:p>813.5557861328125</text:p>
          </table:table-cell>
          <table:table-cell table:formula="of:=[.A38]*1" office:value-type="float" office:value="813.555786132813" calcext:value-type="float">
            <text:p>813.555786132813</text:p>
          </table:table-cell>
          <table:table-cell office:value-type="float" office:value="917.180847167969" calcext:value-type="float">
            <text:p>917.180847167969</text:p>
          </table:table-cell>
          <table:table-cell office:value-type="float" office:value="855.257568359375" calcext:value-type="float">
            <text:p>855.257568359375</text:p>
          </table:table-cell>
        </table:table-row>
        <table:table-row table:style-name="ro1">
          <table:table-cell office:value-type="string" calcext:value-type="string">
            <text:p>845.447509765625</text:p>
          </table:table-cell>
          <table:table-cell table:formula="of:=[.A39]*1" office:value-type="float" office:value="845.447509765625" calcext:value-type="float">
            <text:p>845.447509765625</text:p>
          </table:table-cell>
          <table:table-cell office:value-type="float" office:value="887.673706054687" calcext:value-type="float">
            <text:p>887.673706054687</text:p>
          </table:table-cell>
          <table:table-cell office:value-type="float" office:value="839.129638671875" calcext:value-type="float">
            <text:p>839.129638671875</text:p>
          </table:table-cell>
        </table:table-row>
        <table:table-row table:style-name="ro1">
          <table:table-cell office:value-type="string" calcext:value-type="string">
            <text:p>784.214111328125</text:p>
          </table:table-cell>
          <table:table-cell table:formula="of:=[.A40]*1" office:value-type="float" office:value="784.214111328125" calcext:value-type="float">
            <text:p>784.214111328125</text:p>
          </table:table-cell>
          <table:table-cell office:value-type="float" office:value="892.649719238281" calcext:value-type="float">
            <text:p>892.649719238281</text:p>
          </table:table-cell>
          <table:table-cell office:value-type="float" office:value="830.972290039063" calcext:value-type="float">
            <text:p>830.972290039063</text:p>
          </table:table-cell>
        </table:table-row>
        <table:table-row table:style-name="ro1">
          <table:table-cell office:value-type="string" calcext:value-type="string">
            <text:p>776.5704345703125</text:p>
          </table:table-cell>
          <table:table-cell table:formula="of:=[.A41]*1" office:value-type="float" office:value="776.570434570313" calcext:value-type="float">
            <text:p>776.570434570313</text:p>
          </table:table-cell>
          <table:table-cell office:value-type="float" office:value="896.599914550781" calcext:value-type="float">
            <text:p>896.599914550781</text:p>
          </table:table-cell>
          <table:table-cell office:value-type="float" office:value="744.694946289063" calcext:value-type="float">
            <text:p>744.694946289063</text:p>
          </table:table-cell>
        </table:table-row>
        <table:table-row table:style-name="ro1">
          <table:table-cell office:value-type="string" calcext:value-type="string">
            <text:p>839.6193237304688</text:p>
          </table:table-cell>
          <table:table-cell table:formula="of:=[.A42]*1" office:value-type="float" office:value="839.619323730469" calcext:value-type="float">
            <text:p>839.619323730469</text:p>
          </table:table-cell>
          <table:table-cell office:value-type="float" office:value="916.665405273437" calcext:value-type="float">
            <text:p>916.665405273437</text:p>
          </table:table-cell>
          <table:table-cell office:value-type="float" office:value="803.971740722656" calcext:value-type="float">
            <text:p>803.971740722656</text:p>
          </table:table-cell>
        </table:table-row>
        <table:table-row table:style-name="ro1">
          <table:table-cell office:value-type="string" calcext:value-type="string">
            <text:p>737.9130249023438</text:p>
          </table:table-cell>
          <table:table-cell table:formula="of:=[.A43]*1" office:value-type="float" office:value="737.913024902344" calcext:value-type="float">
            <text:p>737.913024902344</text:p>
          </table:table-cell>
          <table:table-cell office:value-type="float" office:value="892.940551757813" calcext:value-type="float">
            <text:p>892.940551757813</text:p>
          </table:table-cell>
          <table:table-cell office:value-type="float" office:value="807.932373046875" calcext:value-type="float">
            <text:p>807.932373046875</text:p>
          </table:table-cell>
        </table:table-row>
        <table:table-row table:style-name="ro1">
          <table:table-cell office:value-type="string" calcext:value-type="string">
            <text:p>762.1653442382812</text:p>
          </table:table-cell>
          <table:table-cell table:formula="of:=[.A44]*1" office:value-type="float" office:value="762.165344238281" calcext:value-type="float">
            <text:p>762.165344238281</text:p>
          </table:table-cell>
          <table:table-cell office:value-type="float" office:value="872.887329101562" calcext:value-type="float">
            <text:p>872.887329101562</text:p>
          </table:table-cell>
          <table:table-cell office:value-type="float" office:value="756.259338378906" calcext:value-type="float">
            <text:p>756.259338378906</text:p>
          </table:table-cell>
        </table:table-row>
        <table:table-row table:style-name="ro1">
          <table:table-cell office:value-type="string" calcext:value-type="string">
            <text:p>779.2770385742188</text:p>
          </table:table-cell>
          <table:table-cell table:formula="of:=[.A45]*1" office:value-type="float" office:value="779.277038574219" calcext:value-type="float">
            <text:p>779.277038574219</text:p>
          </table:table-cell>
          <table:table-cell office:value-type="float" office:value="855.379760742188" calcext:value-type="float">
            <text:p>855.379760742188</text:p>
          </table:table-cell>
          <table:table-cell office:value-type="float" office:value="808.422302246094" calcext:value-type="float">
            <text:p>808.422302246094</text:p>
          </table:table-cell>
        </table:table-row>
        <table:table-row table:style-name="ro1">
          <table:table-cell office:value-type="string" calcext:value-type="string">
            <text:p>789.2055053710938</text:p>
          </table:table-cell>
          <table:table-cell table:formula="of:=[.A46]*1" office:value-type="float" office:value="789.205505371094" calcext:value-type="float">
            <text:p>789.205505371094</text:p>
          </table:table-cell>
          <table:table-cell office:value-type="float" office:value="876.06298828125" calcext:value-type="float">
            <text:p>876.06298828125</text:p>
          </table:table-cell>
          <table:table-cell office:value-type="float" office:value="841.436096191406" calcext:value-type="float">
            <text:p>841.436096191406</text:p>
          </table:table-cell>
        </table:table-row>
        <table:table-row table:style-name="ro1">
          <table:table-cell office:value-type="string" calcext:value-type="string">
            <text:p>808.6015014648438</text:p>
          </table:table-cell>
          <table:table-cell table:formula="of:=[.A47]*1" office:value-type="float" office:value="808.601501464844" calcext:value-type="float">
            <text:p>808.601501464844</text:p>
          </table:table-cell>
          <table:table-cell office:value-type="float" office:value="817.738952636719" calcext:value-type="float">
            <text:p>817.738952636719</text:p>
          </table:table-cell>
          <table:table-cell office:value-type="float" office:value="784.479309082031" calcext:value-type="float">
            <text:p>784.479309082031</text:p>
          </table:table-cell>
        </table:table-row>
        <table:table-row table:style-name="ro1">
          <table:table-cell office:value-type="string" calcext:value-type="string">
            <text:p>743.2291259765625</text:p>
          </table:table-cell>
          <table:table-cell table:formula="of:=[.A48]*1" office:value-type="float" office:value="743.229125976563" calcext:value-type="float">
            <text:p>743.229125976563</text:p>
          </table:table-cell>
          <table:table-cell office:value-type="float" office:value="895.567321777344" calcext:value-type="float">
            <text:p>895.567321777344</text:p>
          </table:table-cell>
          <table:table-cell office:value-type="float" office:value="687.108032226563" calcext:value-type="float">
            <text:p>687.108032226563</text:p>
          </table:table-cell>
        </table:table-row>
        <table:table-row table:style-name="ro1">
          <table:table-cell office:value-type="string" calcext:value-type="string">
            <text:p>783.5146484375</text:p>
          </table:table-cell>
          <table:table-cell table:formula="of:=[.A49]*1" office:value-type="float" office:value="783.5146484375" calcext:value-type="float">
            <text:p>783.5146484375</text:p>
          </table:table-cell>
          <table:table-cell office:value-type="float" office:value="843.446044921875" calcext:value-type="float">
            <text:p>843.446044921875</text:p>
          </table:table-cell>
          <table:table-cell office:value-type="float" office:value="758.420166015625" calcext:value-type="float">
            <text:p>758.420166015625</text:p>
          </table:table-cell>
        </table:table-row>
        <table:table-row table:style-name="ro1">
          <table:table-cell office:value-type="string" calcext:value-type="string">
            <text:p>821.7576904296875</text:p>
          </table:table-cell>
          <table:table-cell table:formula="of:=[.A50]*1" office:value-type="float" office:value="821.757690429688" calcext:value-type="float">
            <text:p>821.757690429688</text:p>
          </table:table-cell>
          <table:table-cell office:value-type="float" office:value="809.194458007813" calcext:value-type="float">
            <text:p>809.194458007813</text:p>
          </table:table-cell>
          <table:table-cell office:value-type="float" office:value="857.590454101563" calcext:value-type="float">
            <text:p>857.590454101563</text:p>
          </table:table-cell>
        </table:table-row>
        <table:table-row table:style-name="ro1">
          <table:table-cell office:value-type="string" calcext:value-type="string">
            <text:p>798.472900390625</text:p>
          </table:table-cell>
          <table:table-cell table:formula="of:=[.A51]*1" office:value-type="float" office:value="798.472900390625" calcext:value-type="float">
            <text:p>798.472900390625</text:p>
          </table:table-cell>
          <table:table-cell office:value-type="float" office:value="866.528625488281" calcext:value-type="float">
            <text:p>866.528625488281</text:p>
          </table:table-cell>
          <table:table-cell office:value-type="float" office:value="765.958190917969" calcext:value-type="float">
            <text:p>765.958190917969</text:p>
          </table:table-cell>
        </table:table-row>
        <table:table-row table:style-name="ro1">
          <table:table-cell office:value-type="string" calcext:value-type="string">
            <text:p>797.2562866210938</text:p>
          </table:table-cell>
          <table:table-cell table:formula="of:=[.A52]*1" office:value-type="float" office:value="797.256286621094" calcext:value-type="float">
            <text:p>797.256286621094</text:p>
          </table:table-cell>
          <table:table-cell office:value-type="float" office:value="822.363586425781" calcext:value-type="float">
            <text:p>822.363586425781</text:p>
          </table:table-cell>
          <table:table-cell office:value-type="float" office:value="884.363891601562" calcext:value-type="float">
            <text:p>884.363891601562</text:p>
          </table:table-cell>
        </table:table-row>
        <table:table-row table:style-name="ro1">
          <table:table-cell office:value-type="string" calcext:value-type="string">
            <text:p>712.5963134765625</text:p>
          </table:table-cell>
          <table:table-cell table:formula="of:=[.A53]*1" office:value-type="float" office:value="712.596313476563" calcext:value-type="float">
            <text:p>712.596313476563</text:p>
          </table:table-cell>
          <table:table-cell office:value-type="float" office:value="864.671081542969" calcext:value-type="float">
            <text:p>864.671081542969</text:p>
          </table:table-cell>
          <table:table-cell office:value-type="float" office:value="807.140563964844" calcext:value-type="float">
            <text:p>807.140563964844</text:p>
          </table:table-cell>
        </table:table-row>
        <table:table-row table:style-name="ro1">
          <table:table-cell office:value-type="string" calcext:value-type="string">
            <text:p>731.849609375</text:p>
          </table:table-cell>
          <table:table-cell table:formula="of:=[.A54]*1" office:value-type="float" office:value="731.849609375" calcext:value-type="float">
            <text:p>731.849609375</text:p>
          </table:table-cell>
          <table:table-cell office:value-type="float" office:value="858.919921875" calcext:value-type="float">
            <text:p>858.919921875</text:p>
          </table:table-cell>
          <table:table-cell office:value-type="float" office:value="803.581787109375" calcext:value-type="float">
            <text:p>803.581787109375</text:p>
          </table:table-cell>
        </table:table-row>
        <table:table-row table:style-name="ro1">
          <table:table-cell office:value-type="string" calcext:value-type="string">
            <text:p>708.8910522460938</text:p>
          </table:table-cell>
          <table:table-cell table:formula="of:=[.A55]*1" office:value-type="float" office:value="708.891052246094" calcext:value-type="float">
            <text:p>708.891052246094</text:p>
          </table:table-cell>
          <table:table-cell office:value-type="float" office:value="863.861145019531" calcext:value-type="float">
            <text:p>863.861145019531</text:p>
          </table:table-cell>
          <table:table-cell office:value-type="float" office:value="811.686462402344" calcext:value-type="float">
            <text:p>811.686462402344</text:p>
          </table:table-cell>
        </table:table-row>
        <table:table-row table:style-name="ro1">
          <table:table-cell office:value-type="string" calcext:value-type="string">
            <text:p>841.976806640625</text:p>
          </table:table-cell>
          <table:table-cell table:formula="of:=[.A56]*1" office:value-type="float" office:value="841.976806640625" calcext:value-type="float">
            <text:p>841.976806640625</text:p>
          </table:table-cell>
          <table:table-cell office:value-type="float" office:value="844.715942382813" calcext:value-type="float">
            <text:p>844.715942382813</text:p>
          </table:table-cell>
          <table:table-cell office:value-type="float" office:value="621.370544433594" calcext:value-type="float">
            <text:p>621.370544433594</text:p>
          </table:table-cell>
        </table:table-row>
        <table:table-row table:style-name="ro1">
          <table:table-cell office:value-type="string" calcext:value-type="string">
            <text:p>802.8079833984375</text:p>
          </table:table-cell>
          <table:table-cell table:formula="of:=[.A57]*1" office:value-type="float" office:value="802.807983398438" calcext:value-type="float">
            <text:p>802.807983398438</text:p>
          </table:table-cell>
          <table:table-cell office:value-type="float" office:value="805.912963867188" calcext:value-type="float">
            <text:p>805.912963867188</text:p>
          </table:table-cell>
          <table:table-cell office:value-type="float" office:value="622.680114746094" calcext:value-type="float">
            <text:p>622.680114746094</text:p>
          </table:table-cell>
        </table:table-row>
        <table:table-row table:style-name="ro1">
          <table:table-cell office:value-type="string" calcext:value-type="string">
            <text:p>732.7490234375</text:p>
          </table:table-cell>
          <table:table-cell table:formula="of:=[.A58]*1" office:value-type="float" office:value="732.7490234375" calcext:value-type="float">
            <text:p>732.7490234375</text:p>
          </table:table-cell>
          <table:table-cell office:value-type="float" office:value="795.878723144531" calcext:value-type="float">
            <text:p>795.878723144531</text:p>
          </table:table-cell>
          <table:table-cell office:value-type="float" office:value="767.822387695313" calcext:value-type="float">
            <text:p>767.822387695313</text:p>
          </table:table-cell>
        </table:table-row>
        <table:table-row table:style-name="ro1">
          <table:table-cell office:value-type="string" calcext:value-type="string">
            <text:p>809.4228515625</text:p>
          </table:table-cell>
          <table:table-cell table:formula="of:=[.A59]*1" office:value-type="float" office:value="809.4228515625" calcext:value-type="float">
            <text:p>809.4228515625</text:p>
          </table:table-cell>
          <table:table-cell office:value-type="float" office:value="795.248291015625" calcext:value-type="float">
            <text:p>795.248291015625</text:p>
          </table:table-cell>
          <table:table-cell office:value-type="float" office:value="775.194213867188" calcext:value-type="float">
            <text:p>775.194213867188</text:p>
          </table:table-cell>
        </table:table-row>
        <table:table-row table:style-name="ro1">
          <table:table-cell office:value-type="string" calcext:value-type="string">
            <text:p>807.65673828125</text:p>
          </table:table-cell>
          <table:table-cell table:formula="of:=[.A60]*1" office:value-type="float" office:value="807.65673828125" calcext:value-type="float">
            <text:p>807.65673828125</text:p>
          </table:table-cell>
          <table:table-cell office:value-type="float" office:value="835.81689453125" calcext:value-type="float">
            <text:p>835.81689453125</text:p>
          </table:table-cell>
          <table:table-cell office:value-type="float" office:value="723.281494140625" calcext:value-type="float">
            <text:p>723.281494140625</text:p>
          </table:table-cell>
        </table:table-row>
        <table:table-row table:style-name="ro1">
          <table:table-cell office:value-type="string" calcext:value-type="string">
            <text:p>816.1528930664062</text:p>
          </table:table-cell>
          <table:table-cell table:formula="of:=[.A61]*1" office:value-type="float" office:value="816.152893066406" calcext:value-type="float">
            <text:p>816.152893066406</text:p>
          </table:table-cell>
          <table:table-cell office:value-type="float" office:value="844.32763671875" calcext:value-type="float">
            <text:p>844.32763671875</text:p>
          </table:table-cell>
          <table:table-cell office:value-type="float" office:value="713.126037597656" calcext:value-type="float">
            <text:p>713.126037597656</text:p>
          </table:table-cell>
        </table:table-row>
        <table:table-row table:style-name="ro1">
          <table:table-cell office:value-type="string" calcext:value-type="string">
            <text:p>808.8193359375</text:p>
          </table:table-cell>
          <table:table-cell table:formula="of:=[.A62]*1" office:value-type="float" office:value="808.8193359375" calcext:value-type="float">
            <text:p>808.8193359375</text:p>
          </table:table-cell>
          <table:table-cell office:value-type="float" office:value="777.948425292969" calcext:value-type="float">
            <text:p>777.948425292969</text:p>
          </table:table-cell>
          <table:table-cell office:value-type="float" office:value="771.92236328125" calcext:value-type="float">
            <text:p>771.92236328125</text:p>
          </table:table-cell>
        </table:table-row>
        <table:table-row table:style-name="ro1">
          <table:table-cell office:value-type="string" calcext:value-type="string">
            <text:p>741.1390991210938</text:p>
          </table:table-cell>
          <table:table-cell table:formula="of:=[.A63]*1" office:value-type="float" office:value="741.139099121094" calcext:value-type="float">
            <text:p>741.139099121094</text:p>
          </table:table-cell>
          <table:table-cell office:value-type="float" office:value="797.405944824219" calcext:value-type="float">
            <text:p>797.405944824219</text:p>
          </table:table-cell>
          <table:table-cell office:value-type="float" office:value="740.497009277344" calcext:value-type="float">
            <text:p>740.497009277344</text:p>
          </table:table-cell>
        </table:table-row>
        <table:table-row table:style-name="ro1">
          <table:table-cell office:value-type="string" calcext:value-type="string">
            <text:p>821.8140869140625</text:p>
          </table:table-cell>
          <table:table-cell table:formula="of:=[.A64]*1" office:value-type="float" office:value="821.814086914062" calcext:value-type="float">
            <text:p>821.814086914062</text:p>
          </table:table-cell>
          <table:table-cell office:value-type="float" office:value="822.234741210938" calcext:value-type="float">
            <text:p>822.234741210938</text:p>
          </table:table-cell>
          <table:table-cell office:value-type="float" office:value="648.465942382813" calcext:value-type="float">
            <text:p>648.465942382813</text:p>
          </table:table-cell>
        </table:table-row>
        <table:table-row table:style-name="ro1">
          <table:table-cell office:value-type="string" calcext:value-type="string">
            <text:p>748.4594116210938</text:p>
          </table:table-cell>
          <table:table-cell table:formula="of:=[.A65]*1" office:value-type="float" office:value="748.459411621094" calcext:value-type="float">
            <text:p>748.459411621094</text:p>
          </table:table-cell>
          <table:table-cell office:value-type="float" office:value="795.22607421875" calcext:value-type="float">
            <text:p>795.22607421875</text:p>
          </table:table-cell>
          <table:table-cell office:value-type="float" office:value="777.671081542969" calcext:value-type="float">
            <text:p>777.671081542969</text:p>
          </table:table-cell>
        </table:table-row>
        <table:table-row table:style-name="ro1">
          <table:table-cell office:value-type="string" calcext:value-type="string">
            <text:p>790.4019775390625</text:p>
          </table:table-cell>
          <table:table-cell table:formula="of:=[.A66]*1" office:value-type="float" office:value="790.401977539063" calcext:value-type="float">
            <text:p>790.401977539063</text:p>
          </table:table-cell>
          <table:table-cell office:value-type="float" office:value="812.628601074219" calcext:value-type="float">
            <text:p>812.628601074219</text:p>
          </table:table-cell>
          <table:table-cell office:value-type="float" office:value="699.998229980469" calcext:value-type="float">
            <text:p>699.998229980469</text:p>
          </table:table-cell>
        </table:table-row>
        <table:table-row table:style-name="ro1">
          <table:table-cell office:value-type="string" calcext:value-type="string">
            <text:p>768.7319946289062</text:p>
          </table:table-cell>
          <table:table-cell table:formula="of:=[.A67]*1" office:value-type="float" office:value="768.731994628906" calcext:value-type="float">
            <text:p>768.731994628906</text:p>
          </table:table-cell>
          <table:table-cell office:value-type="float" office:value="789.995056152344" calcext:value-type="float">
            <text:p>789.995056152344</text:p>
          </table:table-cell>
          <table:table-cell office:value-type="float" office:value="683.808349609375" calcext:value-type="float">
            <text:p>683.808349609375</text:p>
          </table:table-cell>
        </table:table-row>
        <table:table-row table:style-name="ro1">
          <table:table-cell office:value-type="string" calcext:value-type="string">
            <text:p>807.4920043945312</text:p>
          </table:table-cell>
          <table:table-cell table:formula="of:=[.A68]*1" office:value-type="float" office:value="807.492004394531" calcext:value-type="float">
            <text:p>807.492004394531</text:p>
          </table:table-cell>
          <table:table-cell office:value-type="float" office:value="750.721130371094" calcext:value-type="float">
            <text:p>750.721130371094</text:p>
          </table:table-cell>
          <table:table-cell office:value-type="float" office:value="774.525329589844" calcext:value-type="float">
            <text:p>774.525329589844</text:p>
          </table:table-cell>
        </table:table-row>
        <table:table-row table:style-name="ro1">
          <table:table-cell office:value-type="string" calcext:value-type="string">
            <text:p>725.4779052734375</text:p>
          </table:table-cell>
          <table:table-cell table:formula="of:=[.A69]*1" office:value-type="float" office:value="725.477905273438" calcext:value-type="float">
            <text:p>725.477905273438</text:p>
          </table:table-cell>
          <table:table-cell office:value-type="float" office:value="826.495971679688" calcext:value-type="float">
            <text:p>826.495971679688</text:p>
          </table:table-cell>
          <table:table-cell office:value-type="float" office:value="743.601013183594" calcext:value-type="float">
            <text:p>743.601013183594</text:p>
          </table:table-cell>
        </table:table-row>
        <table:table-row table:style-name="ro1">
          <table:table-cell office:value-type="string" calcext:value-type="string">
            <text:p>733.8004760742188</text:p>
          </table:table-cell>
          <table:table-cell table:formula="of:=[.A70]*1" office:value-type="float" office:value="733.800476074219" calcext:value-type="float">
            <text:p>733.800476074219</text:p>
          </table:table-cell>
          <table:table-cell office:value-type="float" office:value="813.125427246094" calcext:value-type="float">
            <text:p>813.125427246094</text:p>
          </table:table-cell>
          <table:table-cell office:value-type="float" office:value="680.671203613281" calcext:value-type="float">
            <text:p>680.671203613281</text:p>
          </table:table-cell>
        </table:table-row>
        <table:table-row table:style-name="ro1">
          <table:table-cell office:value-type="string" calcext:value-type="string">
            <text:p>760.1795043945312</text:p>
          </table:table-cell>
          <table:table-cell table:formula="of:=[.A71]*1" office:value-type="float" office:value="760.179504394531" calcext:value-type="float">
            <text:p>760.179504394531</text:p>
          </table:table-cell>
          <table:table-cell office:value-type="float" office:value="849.598327636719" calcext:value-type="float">
            <text:p>849.598327636719</text:p>
          </table:table-cell>
          <table:table-cell office:value-type="float" office:value="796.236206054688" calcext:value-type="float">
            <text:p>796.236206054688</text:p>
          </table:table-cell>
        </table:table-row>
        <table:table-row table:style-name="ro1">
          <table:table-cell office:value-type="string" calcext:value-type="string">
            <text:p>745.5084228515625</text:p>
          </table:table-cell>
          <table:table-cell table:formula="of:=[.A72]*1" office:value-type="float" office:value="745.508422851563" calcext:value-type="float">
            <text:p>745.508422851563</text:p>
          </table:table-cell>
          <table:table-cell office:value-type="float" office:value="851.346069335938" calcext:value-type="float">
            <text:p>851.346069335938</text:p>
          </table:table-cell>
          <table:table-cell office:value-type="float" office:value="744.705200195313" calcext:value-type="float">
            <text:p>744.705200195313</text:p>
          </table:table-cell>
        </table:table-row>
        <table:table-row table:style-name="ro1">
          <table:table-cell office:value-type="string" calcext:value-type="string">
            <text:p>716.97119140625</text:p>
          </table:table-cell>
          <table:table-cell table:formula="of:=[.A73]*1" office:value-type="float" office:value="716.97119140625" calcext:value-type="float">
            <text:p>716.97119140625</text:p>
          </table:table-cell>
          <table:table-cell office:value-type="float" office:value="838.037475585938" calcext:value-type="float">
            <text:p>838.037475585938</text:p>
          </table:table-cell>
          <table:table-cell office:value-type="float" office:value="675.051208496094" calcext:value-type="float">
            <text:p>675.051208496094</text:p>
          </table:table-cell>
        </table:table-row>
        <table:table-row table:style-name="ro1">
          <table:table-cell office:value-type="string" calcext:value-type="string">
            <text:p>744.5556640625</text:p>
          </table:table-cell>
          <table:table-cell table:formula="of:=[.A74]*1" office:value-type="float" office:value="744.5556640625" calcext:value-type="float">
            <text:p>744.5556640625</text:p>
          </table:table-cell>
          <table:table-cell office:value-type="float" office:value="820.820373535156" calcext:value-type="float">
            <text:p>820.820373535156</text:p>
          </table:table-cell>
          <table:table-cell office:value-type="float" office:value="700.558898925781" calcext:value-type="float">
            <text:p>700.558898925781</text:p>
          </table:table-cell>
        </table:table-row>
        <table:table-row table:style-name="ro1">
          <table:table-cell office:value-type="string" calcext:value-type="string">
            <text:p>779.9864501953125</text:p>
          </table:table-cell>
          <table:table-cell table:formula="of:=[.A75]*1" office:value-type="float" office:value="779.986450195313" calcext:value-type="float">
            <text:p>779.986450195313</text:p>
          </table:table-cell>
          <table:table-cell office:value-type="float" office:value="806.603393554687" calcext:value-type="float">
            <text:p>806.603393554687</text:p>
          </table:table-cell>
          <table:table-cell office:value-type="float" office:value="672.88037109375" calcext:value-type="float">
            <text:p>672.88037109375</text:p>
          </table:table-cell>
        </table:table-row>
        <table:table-row table:style-name="ro1">
          <table:table-cell office:value-type="string" calcext:value-type="string">
            <text:p>777.8164672851562</text:p>
          </table:table-cell>
          <table:table-cell table:formula="of:=[.A76]*1" office:value-type="float" office:value="777.816467285156" calcext:value-type="float">
            <text:p>777.816467285156</text:p>
          </table:table-cell>
          <table:table-cell office:value-type="float" office:value="752.708984375" calcext:value-type="float">
            <text:p>752.708984375</text:p>
          </table:table-cell>
          <table:table-cell office:value-type="float" office:value="662.13232421875" calcext:value-type="float">
            <text:p>662.13232421875</text:p>
          </table:table-cell>
        </table:table-row>
        <table:table-row table:style-name="ro1">
          <table:table-cell office:value-type="string" calcext:value-type="string">
            <text:p>824.395751953125</text:p>
          </table:table-cell>
          <table:table-cell table:formula="of:=[.A77]*1" office:value-type="float" office:value="824.395751953125" calcext:value-type="float">
            <text:p>824.395751953125</text:p>
          </table:table-cell>
          <table:table-cell office:value-type="float" office:value="829.543395996094" calcext:value-type="float">
            <text:p>829.543395996094</text:p>
          </table:table-cell>
          <table:table-cell office:value-type="float" office:value="665.801452636719" calcext:value-type="float">
            <text:p>665.801452636719</text:p>
          </table:table-cell>
        </table:table-row>
        <table:table-row table:style-name="ro1">
          <table:table-cell office:value-type="string" calcext:value-type="string">
            <text:p>638.8822631835938</text:p>
          </table:table-cell>
          <table:table-cell table:formula="of:=[.A78]*1" office:value-type="float" office:value="638.882263183594" calcext:value-type="float">
            <text:p>638.882263183594</text:p>
          </table:table-cell>
          <table:table-cell office:value-type="float" office:value="739.57763671875" calcext:value-type="float">
            <text:p>739.57763671875</text:p>
          </table:table-cell>
          <table:table-cell office:value-type="float" office:value="632.817077636719" calcext:value-type="float">
            <text:p>632.817077636719</text:p>
          </table:table-cell>
        </table:table-row>
        <table:table-row table:style-name="ro1">
          <table:table-cell office:value-type="string" calcext:value-type="string">
            <text:p>720.1654663085938</text:p>
          </table:table-cell>
          <table:table-cell table:formula="of:=[.A79]*1" office:value-type="float" office:value="720.165466308594" calcext:value-type="float">
            <text:p>720.165466308594</text:p>
          </table:table-cell>
          <table:table-cell office:value-type="float" office:value="745.072265625" calcext:value-type="float">
            <text:p>745.072265625</text:p>
          </table:table-cell>
          <table:table-cell office:value-type="float" office:value="625.145629882813" calcext:value-type="float">
            <text:p>625.145629882813</text:p>
          </table:table-cell>
        </table:table-row>
        <table:table-row table:style-name="ro1">
          <table:table-cell office:value-type="string" calcext:value-type="string">
            <text:p>737.3802490234375</text:p>
          </table:table-cell>
          <table:table-cell table:formula="of:=[.A80]*1" office:value-type="float" office:value="737.380249023438" calcext:value-type="float">
            <text:p>737.380249023438</text:p>
          </table:table-cell>
          <table:table-cell office:value-type="float" office:value="809.413146972656" calcext:value-type="float">
            <text:p>809.413146972656</text:p>
          </table:table-cell>
          <table:table-cell office:value-type="float" office:value="702.52490234375" calcext:value-type="float">
            <text:p>702.52490234375</text:p>
          </table:table-cell>
        </table:table-row>
        <table:table-row table:style-name="ro1">
          <table:table-cell office:value-type="string" calcext:value-type="string">
            <text:p>709.9725341796875</text:p>
          </table:table-cell>
          <table:table-cell table:formula="of:=[.A81]*1" office:value-type="float" office:value="709.972534179687" calcext:value-type="float">
            <text:p>709.972534179687</text:p>
          </table:table-cell>
          <table:table-cell office:value-type="float" office:value="832.771118164063" calcext:value-type="float">
            <text:p>832.771118164063</text:p>
          </table:table-cell>
          <table:table-cell office:value-type="float" office:value="576.053161621094" calcext:value-type="float">
            <text:p>576.053161621094</text:p>
          </table:table-cell>
        </table:table-row>
        <table:table-row table:style-name="ro1">
          <table:table-cell office:value-type="string" calcext:value-type="string">
            <text:p>704.002685546875</text:p>
          </table:table-cell>
          <table:table-cell table:formula="of:=[.A82]*1" office:value-type="float" office:value="704.002685546875" calcext:value-type="float">
            <text:p>704.002685546875</text:p>
          </table:table-cell>
          <table:table-cell office:value-type="float" office:value="724.118286132812" calcext:value-type="float">
            <text:p>724.118286132812</text:p>
          </table:table-cell>
          <table:table-cell office:value-type="float" office:value="773.515258789063" calcext:value-type="float">
            <text:p>773.515258789063</text:p>
          </table:table-cell>
        </table:table-row>
        <table:table-row table:style-name="ro1">
          <table:table-cell office:value-type="string" calcext:value-type="string">
            <text:p>746.4887084960938</text:p>
          </table:table-cell>
          <table:table-cell table:formula="of:=[.A83]*1" office:value-type="float" office:value="746.488708496094" calcext:value-type="float">
            <text:p>746.488708496094</text:p>
          </table:table-cell>
          <table:table-cell office:value-type="float" office:value="802.751220703125" calcext:value-type="float">
            <text:p>802.751220703125</text:p>
          </table:table-cell>
          <table:table-cell office:value-type="float" office:value="612.619689941406" calcext:value-type="float">
            <text:p>612.619689941406</text:p>
          </table:table-cell>
        </table:table-row>
        <table:table-row table:style-name="ro1">
          <table:table-cell office:value-type="string" calcext:value-type="string">
            <text:p>871.3344116210938</text:p>
          </table:table-cell>
          <table:table-cell table:formula="of:=[.A84]*1" office:value-type="float" office:value="871.334411621094" calcext:value-type="float">
            <text:p>871.334411621094</text:p>
          </table:table-cell>
          <table:table-cell office:value-type="float" office:value="764.454711914063" calcext:value-type="float">
            <text:p>764.454711914063</text:p>
          </table:table-cell>
          <table:table-cell office:value-type="float" office:value="637.868957519531" calcext:value-type="float">
            <text:p>637.868957519531</text:p>
          </table:table-cell>
        </table:table-row>
        <table:table-row table:style-name="ro1">
          <table:table-cell office:value-type="string" calcext:value-type="string">
            <text:p>686.7120361328125</text:p>
          </table:table-cell>
          <table:table-cell table:formula="of:=[.A85]*1" office:value-type="float" office:value="686.712036132812" calcext:value-type="float">
            <text:p>686.712036132812</text:p>
          </table:table-cell>
          <table:table-cell office:value-type="float" office:value="784.576049804688" calcext:value-type="float">
            <text:p>784.576049804688</text:p>
          </table:table-cell>
          <table:table-cell office:value-type="float" office:value="643.712951660156" calcext:value-type="float">
            <text:p>643.712951660156</text:p>
          </table:table-cell>
        </table:table-row>
        <table:table-row table:style-name="ro1">
          <table:table-cell office:value-type="string" calcext:value-type="string">
            <text:p>742.6815185546875</text:p>
          </table:table-cell>
          <table:table-cell table:formula="of:=[.A86]*1" office:value-type="float" office:value="742.681518554688" calcext:value-type="float">
            <text:p>742.681518554688</text:p>
          </table:table-cell>
          <table:table-cell office:value-type="float" office:value="762.08349609375" calcext:value-type="float">
            <text:p>762.08349609375</text:p>
          </table:table-cell>
          <table:table-cell office:value-type="float" office:value="762.341674804688" calcext:value-type="float">
            <text:p>762.341674804688</text:p>
          </table:table-cell>
        </table:table-row>
        <table:table-row table:style-name="ro1">
          <table:table-cell office:value-type="string" calcext:value-type="string">
            <text:p>737.4996337890625</text:p>
          </table:table-cell>
          <table:table-cell table:formula="of:=[.A87]*1" office:value-type="float" office:value="737.499633789063" calcext:value-type="float">
            <text:p>737.499633789063</text:p>
          </table:table-cell>
          <table:table-cell office:value-type="float" office:value="770.976806640625" calcext:value-type="float">
            <text:p>770.976806640625</text:p>
          </table:table-cell>
          <table:table-cell office:value-type="float" office:value="650.464782714844" calcext:value-type="float">
            <text:p>650.464782714844</text:p>
          </table:table-cell>
        </table:table-row>
        <table:table-row table:style-name="ro1">
          <table:table-cell office:value-type="string" calcext:value-type="string">
            <text:p>694.9329833984375</text:p>
          </table:table-cell>
          <table:table-cell table:formula="of:=[.A88]*1" office:value-type="float" office:value="694.932983398438" calcext:value-type="float">
            <text:p>694.932983398438</text:p>
          </table:table-cell>
          <table:table-cell office:value-type="float" office:value="867.543762207031" calcext:value-type="float">
            <text:p>867.543762207031</text:p>
          </table:table-cell>
          <table:table-cell office:value-type="float" office:value="611.766174316406" calcext:value-type="float">
            <text:p>611.766174316406</text:p>
          </table:table-cell>
        </table:table-row>
        <table:table-row table:style-name="ro1">
          <table:table-cell office:value-type="string" calcext:value-type="string">
            <text:p>702.1222534179688</text:p>
          </table:table-cell>
          <table:table-cell table:formula="of:=[.A89]*1" office:value-type="float" office:value="702.122253417969" calcext:value-type="float">
            <text:p>702.122253417969</text:p>
          </table:table-cell>
          <table:table-cell office:value-type="float" office:value="762.718872070313" calcext:value-type="float">
            <text:p>762.718872070313</text:p>
          </table:table-cell>
          <table:table-cell office:value-type="float" office:value="576.289794921875" calcext:value-type="float">
            <text:p>576.289794921875</text:p>
          </table:table-cell>
        </table:table-row>
        <table:table-row table:style-name="ro1">
          <table:table-cell office:value-type="string" calcext:value-type="string">
            <text:p>728.8828125</text:p>
          </table:table-cell>
          <table:table-cell table:formula="of:=[.A90]*1" office:value-type="float" office:value="728.8828125" calcext:value-type="float">
            <text:p>728.8828125</text:p>
          </table:table-cell>
          <table:table-cell office:value-type="float" office:value="679.478271484375" calcext:value-type="float">
            <text:p>679.478271484375</text:p>
          </table:table-cell>
          <table:table-cell office:value-type="float" office:value="567.212097167969" calcext:value-type="float">
            <text:p>567.212097167969</text:p>
          </table:table-cell>
        </table:table-row>
        <table:table-row table:style-name="ro1">
          <table:table-cell office:value-type="string" calcext:value-type="string">
            <text:p>736.480712890625</text:p>
          </table:table-cell>
          <table:table-cell table:formula="of:=[.A91]*1" office:value-type="float" office:value="736.480712890625" calcext:value-type="float">
            <text:p>736.480712890625</text:p>
          </table:table-cell>
          <table:table-cell office:value-type="float" office:value="824.433471679687" calcext:value-type="float">
            <text:p>824.433471679687</text:p>
          </table:table-cell>
          <table:table-cell office:value-type="float" office:value="567.359924316406" calcext:value-type="float">
            <text:p>567.359924316406</text:p>
          </table:table-cell>
        </table:table-row>
        <table:table-row table:style-name="ro1">
          <table:table-cell office:value-type="string" calcext:value-type="string">
            <text:p>677.016845703125</text:p>
          </table:table-cell>
          <table:table-cell table:formula="of:=[.A92]*1" office:value-type="float" office:value="677.016845703125" calcext:value-type="float">
            <text:p>677.016845703125</text:p>
          </table:table-cell>
          <table:table-cell office:value-type="float" office:value="714.467468261719" calcext:value-type="float">
            <text:p>714.467468261719</text:p>
          </table:table-cell>
          <table:table-cell office:value-type="float" office:value="761.314514160156" calcext:value-type="float">
            <text:p>761.314514160156</text:p>
          </table:table-cell>
        </table:table-row>
        <table:table-row table:style-name="ro1">
          <table:table-cell office:value-type="string" calcext:value-type="string">
            <text:p>762.8564453125</text:p>
          </table:table-cell>
          <table:table-cell table:formula="of:=[.A93]*1" office:value-type="float" office:value="762.8564453125" calcext:value-type="float">
            <text:p>762.8564453125</text:p>
          </table:table-cell>
          <table:table-cell office:value-type="float" office:value="693.9912109375" calcext:value-type="float">
            <text:p>693.9912109375</text:p>
          </table:table-cell>
          <table:table-cell office:value-type="float" office:value="611.63427734375" calcext:value-type="float">
            <text:p>611.63427734375</text:p>
          </table:table-cell>
        </table:table-row>
        <table:table-row table:style-name="ro1">
          <table:table-cell office:value-type="string" calcext:value-type="string">
            <text:p>684.1734008789062</text:p>
          </table:table-cell>
          <table:table-cell table:formula="of:=[.A94]*1" office:value-type="float" office:value="684.173400878906" calcext:value-type="float">
            <text:p>684.173400878906</text:p>
          </table:table-cell>
          <table:table-cell office:value-type="float" office:value="704.182983398438" calcext:value-type="float">
            <text:p>704.182983398438</text:p>
          </table:table-cell>
          <table:table-cell office:value-type="float" office:value="769.57470703125" calcext:value-type="float">
            <text:p>769.57470703125</text:p>
          </table:table-cell>
        </table:table-row>
        <table:table-row table:style-name="ro1">
          <table:table-cell office:value-type="string" calcext:value-type="string">
            <text:p>724.4822998046875</text:p>
          </table:table-cell>
          <table:table-cell table:formula="of:=[.A95]*1" office:value-type="float" office:value="724.482299804687" calcext:value-type="float">
            <text:p>724.482299804687</text:p>
          </table:table-cell>
          <table:table-cell office:value-type="float" office:value="763.085754394531" calcext:value-type="float">
            <text:p>763.085754394531</text:p>
          </table:table-cell>
          <table:table-cell office:value-type="float" office:value="690.606506347656" calcext:value-type="float">
            <text:p>690.606506347656</text:p>
          </table:table-cell>
        </table:table-row>
        <table:table-row table:style-name="ro1">
          <table:table-cell office:value-type="string" calcext:value-type="string">
            <text:p>699.1576538085938</text:p>
          </table:table-cell>
          <table:table-cell table:formula="of:=[.A96]*1" office:value-type="float" office:value="699.157653808594" calcext:value-type="float">
            <text:p>699.157653808594</text:p>
          </table:table-cell>
          <table:table-cell office:value-type="float" office:value="752.267639160156" calcext:value-type="float">
            <text:p>752.267639160156</text:p>
          </table:table-cell>
          <table:table-cell office:value-type="float" office:value="508.118804931641" calcext:value-type="float">
            <text:p>508.118804931641</text:p>
          </table:table-cell>
        </table:table-row>
        <table:table-row table:style-name="ro1">
          <table:table-cell office:value-type="string" calcext:value-type="string">
            <text:p>668.2650146484375</text:p>
          </table:table-cell>
          <table:table-cell table:formula="of:=[.A97]*1" office:value-type="float" office:value="668.265014648437" calcext:value-type="float">
            <text:p>668.265014648437</text:p>
          </table:table-cell>
          <table:table-cell office:value-type="float" office:value="740.875366210938" calcext:value-type="float">
            <text:p>740.875366210938</text:p>
          </table:table-cell>
          <table:table-cell office:value-type="float" office:value="656.096130371094" calcext:value-type="float">
            <text:p>656.096130371094</text:p>
          </table:table-cell>
        </table:table-row>
        <table:table-row table:style-name="ro1">
          <table:table-cell office:value-type="string" calcext:value-type="string">
            <text:p>694.7676391601562</text:p>
          </table:table-cell>
          <table:table-cell table:formula="of:=[.A98]*1" office:value-type="float" office:value="694.767639160156" calcext:value-type="float">
            <text:p>694.767639160156</text:p>
          </table:table-cell>
          <table:table-cell office:value-type="float" office:value="675.608520507813" calcext:value-type="float">
            <text:p>675.608520507813</text:p>
          </table:table-cell>
          <table:table-cell office:value-type="float" office:value="569.01318359375" calcext:value-type="float">
            <text:p>569.01318359375</text:p>
          </table:table-cell>
        </table:table-row>
        <table:table-row table:style-name="ro1">
          <table:table-cell office:value-type="string" calcext:value-type="string">
            <text:p>712.8984985351562</text:p>
          </table:table-cell>
          <table:table-cell table:formula="of:=[.A99]*1" office:value-type="float" office:value="712.898498535156" calcext:value-type="float">
            <text:p>712.898498535156</text:p>
          </table:table-cell>
          <table:table-cell office:value-type="float" office:value="783.647521972656" calcext:value-type="float">
            <text:p>783.647521972656</text:p>
          </table:table-cell>
          <table:table-cell office:value-type="float" office:value="651.34716796875" calcext:value-type="float">
            <text:p>651.34716796875</text:p>
          </table:table-cell>
        </table:table-row>
        <table:table-row table:style-name="ro1">
          <table:table-cell office:value-type="string" calcext:value-type="string">
            <text:p>715.4844360351562</text:p>
          </table:table-cell>
          <table:table-cell table:formula="of:=[.A100]*1" office:value-type="float" office:value="715.484436035156" calcext:value-type="float">
            <text:p>715.484436035156</text:p>
          </table:table-cell>
          <table:table-cell office:value-type="float" office:value="699.203308105469" calcext:value-type="float">
            <text:p>699.203308105469</text:p>
          </table:table-cell>
          <table:table-cell office:value-type="float" office:value="569.872497558594" calcext:value-type="float">
            <text:p>569.872497558594</text:p>
          </table:table-cell>
        </table:table-row>
        <table:table-row table:style-name="ro1">
          <table:table-cell office:value-type="string" calcext:value-type="string">
            <text:p>673.935546875</text:p>
          </table:table-cell>
          <table:table-cell table:formula="of:=[.A101]*1" office:value-type="float" office:value="673.935546875" calcext:value-type="float">
            <text:p>673.935546875</text:p>
          </table:table-cell>
          <table:table-cell office:value-type="float" office:value="727.404907226563" calcext:value-type="float">
            <text:p>727.404907226563</text:p>
          </table:table-cell>
          <table:table-cell office:value-type="float" office:value="528.414611816406" calcext:value-type="float">
            <text:p>528.414611816406</text:p>
          </table:table-cell>
        </table:table-row>
        <table:table-row table:style-name="ro1">
          <table:table-cell office:value-type="string" calcext:value-type="string">
            <text:p>762.7503662109375</text:p>
          </table:table-cell>
          <table:table-cell table:formula="of:=[.A102]*1" office:value-type="float" office:value="762.750366210938" calcext:value-type="float">
            <text:p>762.750366210938</text:p>
          </table:table-cell>
          <table:table-cell office:value-type="float" office:value="724.812377929688" calcext:value-type="float">
            <text:p>724.812377929688</text:p>
          </table:table-cell>
          <table:table-cell office:value-type="float" office:value="556.2109375" calcext:value-type="float">
            <text:p>556.2109375</text:p>
          </table:table-cell>
        </table:table-row>
        <table:table-row table:style-name="ro1">
          <table:table-cell office:value-type="string" calcext:value-type="string">
            <text:p>692.5740356445312</text:p>
          </table:table-cell>
          <table:table-cell table:formula="of:=[.A103]*1" office:value-type="float" office:value="692.574035644531" calcext:value-type="float">
            <text:p>692.574035644531</text:p>
          </table:table-cell>
          <table:table-cell office:value-type="float" office:value="728.526428222656" calcext:value-type="float">
            <text:p>728.526428222656</text:p>
          </table:table-cell>
          <table:table-cell office:value-type="float" office:value="544.877746582031" calcext:value-type="float">
            <text:p>544.877746582031</text:p>
          </table:table-cell>
        </table:table-row>
        <table:table-row table:style-name="ro1">
          <table:table-cell office:value-type="string" calcext:value-type="string">
            <text:p>643.678955078125</text:p>
          </table:table-cell>
          <table:table-cell table:formula="of:=[.A104]*1" office:value-type="float" office:value="643.678955078125" calcext:value-type="float">
            <text:p>643.678955078125</text:p>
          </table:table-cell>
          <table:table-cell office:value-type="float" office:value="733.600036621094" calcext:value-type="float">
            <text:p>733.600036621094</text:p>
          </table:table-cell>
          <table:table-cell office:value-type="float" office:value="634.284912109375" calcext:value-type="float">
            <text:p>634.284912109375</text:p>
          </table:table-cell>
        </table:table-row>
        <table:table-row table:style-name="ro1">
          <table:table-cell office:value-type="string" calcext:value-type="string">
            <text:p>810.3760986328125</text:p>
          </table:table-cell>
          <table:table-cell table:formula="of:=[.A105]*1" office:value-type="float" office:value="810.376098632812" calcext:value-type="float">
            <text:p>810.376098632812</text:p>
          </table:table-cell>
          <table:table-cell office:value-type="float" office:value="734.69873046875" calcext:value-type="float">
            <text:p>734.69873046875</text:p>
          </table:table-cell>
          <table:table-cell office:value-type="float" office:value="594.496154785156" calcext:value-type="float">
            <text:p>594.496154785156</text:p>
          </table:table-cell>
        </table:table-row>
        <table:table-row table:style-name="ro1">
          <table:table-cell office:value-type="string" calcext:value-type="string">
            <text:p>733.9910888671875</text:p>
          </table:table-cell>
          <table:table-cell table:formula="of:=[.A106]*1" office:value-type="float" office:value="733.991088867188" calcext:value-type="float">
            <text:p>733.991088867188</text:p>
          </table:table-cell>
          <table:table-cell office:value-type="float" office:value="652.372253417969" calcext:value-type="float">
            <text:p>652.372253417969</text:p>
          </table:table-cell>
          <table:table-cell office:value-type="float" office:value="569.064025878906" calcext:value-type="float">
            <text:p>569.064025878906</text:p>
          </table:table-cell>
        </table:table-row>
        <table:table-row table:style-name="ro1">
          <table:table-cell office:value-type="string" calcext:value-type="string">
            <text:p>703.3443603515625</text:p>
          </table:table-cell>
          <table:table-cell table:formula="of:=[.A107]*1" office:value-type="float" office:value="703.344360351563" calcext:value-type="float">
            <text:p>703.344360351563</text:p>
          </table:table-cell>
          <table:table-cell office:value-type="float" office:value="713.7109375" calcext:value-type="float">
            <text:p>713.7109375</text:p>
          </table:table-cell>
          <table:table-cell office:value-type="float" office:value="568.30517578125" calcext:value-type="float">
            <text:p>568.30517578125</text:p>
          </table:table-cell>
        </table:table-row>
        <table:table-row table:style-name="ro1">
          <table:table-cell office:value-type="string" calcext:value-type="string">
            <text:p>656.123046875</text:p>
          </table:table-cell>
          <table:table-cell table:formula="of:=[.A108]*1" office:value-type="float" office:value="656.123046875" calcext:value-type="float">
            <text:p>656.123046875</text:p>
          </table:table-cell>
          <table:table-cell office:value-type="float" office:value="706.581481933594" calcext:value-type="float">
            <text:p>706.581481933594</text:p>
          </table:table-cell>
          <table:table-cell office:value-type="float" office:value="671.370544433594" calcext:value-type="float">
            <text:p>671.370544433594</text:p>
          </table:table-cell>
        </table:table-row>
        <table:table-row table:style-name="ro1">
          <table:table-cell office:value-type="string" calcext:value-type="string">
            <text:p>708.3270263671875</text:p>
          </table:table-cell>
          <table:table-cell table:formula="of:=[.A109]*1" office:value-type="float" office:value="708.327026367188" calcext:value-type="float">
            <text:p>708.327026367188</text:p>
          </table:table-cell>
          <table:table-cell office:value-type="float" office:value="625.017395019531" calcext:value-type="float">
            <text:p>625.017395019531</text:p>
          </table:table-cell>
          <table:table-cell office:value-type="float" office:value="588.676940917969" calcext:value-type="float">
            <text:p>588.676940917969</text:p>
          </table:table-cell>
        </table:table-row>
        <table:table-row table:style-name="ro1">
          <table:table-cell office:value-type="string" calcext:value-type="string">
            <text:p>700.6873168945312</text:p>
          </table:table-cell>
          <table:table-cell table:formula="of:=[.A110]*1" office:value-type="float" office:value="700.687316894531" calcext:value-type="float">
            <text:p>700.687316894531</text:p>
          </table:table-cell>
          <table:table-cell office:value-type="float" office:value="743.064819335938" calcext:value-type="float">
            <text:p>743.064819335938</text:p>
          </table:table-cell>
          <table:table-cell office:value-type="float" office:value="572.857116699219" calcext:value-type="float">
            <text:p>572.857116699219</text:p>
          </table:table-cell>
        </table:table-row>
        <table:table-row table:style-name="ro1">
          <table:table-cell office:value-type="string" calcext:value-type="string">
            <text:p>746.3394775390625</text:p>
          </table:table-cell>
          <table:table-cell table:formula="of:=[.A111]*1" office:value-type="float" office:value="746.339477539063" calcext:value-type="float">
            <text:p>746.339477539063</text:p>
          </table:table-cell>
          <table:table-cell office:value-type="float" office:value="646.427307128906" calcext:value-type="float">
            <text:p>646.427307128906</text:p>
          </table:table-cell>
          <table:table-cell office:value-type="float" office:value="575.899475097656" calcext:value-type="float">
            <text:p>575.899475097656</text:p>
          </table:table-cell>
        </table:table-row>
        <table:table-row table:style-name="ro1">
          <table:table-cell office:value-type="string" calcext:value-type="string">
            <text:p>685.0745849609375</text:p>
          </table:table-cell>
          <table:table-cell table:formula="of:=[.A112]*1" office:value-type="float" office:value="685.074584960938" calcext:value-type="float">
            <text:p>685.074584960938</text:p>
          </table:table-cell>
          <table:table-cell office:value-type="float" office:value="728.266052246094" calcext:value-type="float">
            <text:p>728.266052246094</text:p>
          </table:table-cell>
          <table:table-cell office:value-type="float" office:value="512.600036621094" calcext:value-type="float">
            <text:p>512.600036621094</text:p>
          </table:table-cell>
        </table:table-row>
        <table:table-row table:style-name="ro1">
          <table:table-cell office:value-type="string" calcext:value-type="string">
            <text:p>671.1831665039062</text:p>
          </table:table-cell>
          <table:table-cell table:formula="of:=[.A113]*1" office:value-type="float" office:value="671.183166503906" calcext:value-type="float">
            <text:p>671.183166503906</text:p>
          </table:table-cell>
          <table:table-cell office:value-type="float" office:value="677.408874511719" calcext:value-type="float">
            <text:p>677.408874511719</text:p>
          </table:table-cell>
          <table:table-cell office:value-type="float" office:value="515.651428222656" calcext:value-type="float">
            <text:p>515.651428222656</text:p>
          </table:table-cell>
        </table:table-row>
        <table:table-row table:style-name="ro1">
          <table:table-cell office:value-type="string" calcext:value-type="string">
            <text:p>674.206787109375</text:p>
          </table:table-cell>
          <table:table-cell table:formula="of:=[.A114]*1" office:value-type="float" office:value="674.206787109375" calcext:value-type="float">
            <text:p>674.206787109375</text:p>
          </table:table-cell>
          <table:table-cell office:value-type="float" office:value="685.2919921875" calcext:value-type="float">
            <text:p>685.2919921875</text:p>
          </table:table-cell>
          <table:table-cell office:value-type="float" office:value="605.736450195313" calcext:value-type="float">
            <text:p>605.736450195313</text:p>
          </table:table-cell>
        </table:table-row>
        <table:table-row table:style-name="ro1">
          <table:table-cell office:value-type="string" calcext:value-type="string">
            <text:p>678.0669555664062</text:p>
          </table:table-cell>
          <table:table-cell table:formula="of:=[.A115]*1" office:value-type="float" office:value="678.066955566406" calcext:value-type="float">
            <text:p>678.066955566406</text:p>
          </table:table-cell>
          <table:table-cell office:value-type="float" office:value="765.217346191406" calcext:value-type="float">
            <text:p>765.217346191406</text:p>
          </table:table-cell>
          <table:table-cell office:value-type="float" office:value="393.822723388672" calcext:value-type="float">
            <text:p>393.822723388672</text:p>
          </table:table-cell>
        </table:table-row>
        <table:table-row table:style-name="ro1">
          <table:table-cell office:value-type="string" calcext:value-type="string">
            <text:p>695.4529418945312</text:p>
          </table:table-cell>
          <table:table-cell table:formula="of:=[.A116]*1" office:value-type="float" office:value="695.452941894531" calcext:value-type="float">
            <text:p>695.452941894531</text:p>
          </table:table-cell>
          <table:table-cell office:value-type="float" office:value="655.102233886719" calcext:value-type="float">
            <text:p>655.102233886719</text:p>
          </table:table-cell>
          <table:table-cell office:value-type="float" office:value="472.462768554688" calcext:value-type="float">
            <text:p>472.462768554688</text:p>
          </table:table-cell>
        </table:table-row>
        <table:table-row table:style-name="ro1">
          <table:table-cell office:value-type="string" calcext:value-type="string">
            <text:p>738.9550170898438</text:p>
          </table:table-cell>
          <table:table-cell table:formula="of:=[.A117]*1" office:value-type="float" office:value="738.955017089844" calcext:value-type="float">
            <text:p>738.955017089844</text:p>
          </table:table-cell>
          <table:table-cell office:value-type="float" office:value="604.664733886719" calcext:value-type="float">
            <text:p>604.664733886719</text:p>
          </table:table-cell>
          <table:table-cell office:value-type="float" office:value="521.147338867188" calcext:value-type="float">
            <text:p>521.147338867188</text:p>
          </table:table-cell>
        </table:table-row>
        <table:table-row table:style-name="ro1">
          <table:table-cell office:value-type="string" calcext:value-type="string">
            <text:p>691.3881225585938</text:p>
          </table:table-cell>
          <table:table-cell table:formula="of:=[.A118]*1" office:value-type="float" office:value="691.388122558594" calcext:value-type="float">
            <text:p>691.388122558594</text:p>
          </table:table-cell>
          <table:table-cell office:value-type="float" office:value="759.755249023438" calcext:value-type="float">
            <text:p>759.755249023438</text:p>
          </table:table-cell>
          <table:table-cell office:value-type="float" office:value="530.871765136719" calcext:value-type="float">
            <text:p>530.871765136719</text:p>
          </table:table-cell>
        </table:table-row>
        <table:table-row table:style-name="ro1">
          <table:table-cell office:value-type="string" calcext:value-type="string">
            <text:p>706.0457763671875</text:p>
          </table:table-cell>
          <table:table-cell table:formula="of:=[.A119]*1" office:value-type="float" office:value="706.045776367187" calcext:value-type="float">
            <text:p>706.045776367187</text:p>
          </table:table-cell>
          <table:table-cell office:value-type="float" office:value="777.276306152344" calcext:value-type="float">
            <text:p>777.276306152344</text:p>
          </table:table-cell>
          <table:table-cell office:value-type="float" office:value="501.369934082031" calcext:value-type="float">
            <text:p>501.369934082031</text:p>
          </table:table-cell>
        </table:table-row>
        <table:table-row table:style-name="ro1">
          <table:table-cell office:value-type="string" calcext:value-type="string">
            <text:p>631.0985717773438</text:p>
          </table:table-cell>
          <table:table-cell table:formula="of:=[.A120]*1" office:value-type="float" office:value="631.098571777344" calcext:value-type="float">
            <text:p>631.098571777344</text:p>
          </table:table-cell>
          <table:table-cell office:value-type="float" office:value="658.528625488281" calcext:value-type="float">
            <text:p>658.528625488281</text:p>
          </table:table-cell>
          <table:table-cell office:value-type="float" office:value="643.848205566406" calcext:value-type="float">
            <text:p>643.848205566406</text:p>
          </table:table-cell>
        </table:table-row>
        <table:table-row table:style-name="ro1">
          <table:table-cell office:value-type="string" calcext:value-type="string">
            <text:p>725.671875</text:p>
          </table:table-cell>
          <table:table-cell table:formula="of:=[.A121]*1" office:value-type="float" office:value="725.671875" calcext:value-type="float">
            <text:p>725.671875</text:p>
          </table:table-cell>
          <table:table-cell office:value-type="float" office:value="681.752258300781" calcext:value-type="float">
            <text:p>681.752258300781</text:p>
          </table:table-cell>
          <table:table-cell office:value-type="float" office:value="648.847900390625" calcext:value-type="float">
            <text:p>648.847900390625</text:p>
          </table:table-cell>
        </table:table-row>
        <table:table-row table:style-name="ro1">
          <table:table-cell office:value-type="string" calcext:value-type="string">
            <text:p>667.297119140625</text:p>
          </table:table-cell>
          <table:table-cell table:formula="of:=[.A122]*1" office:value-type="float" office:value="667.297119140625" calcext:value-type="float">
            <text:p>667.297119140625</text:p>
          </table:table-cell>
          <table:table-cell office:value-type="float" office:value="642.050659179688" calcext:value-type="float">
            <text:p>642.050659179688</text:p>
          </table:table-cell>
          <table:table-cell office:value-type="float" office:value="554.694030761719" calcext:value-type="float">
            <text:p>554.694030761719</text:p>
          </table:table-cell>
        </table:table-row>
        <table:table-row table:style-name="ro1">
          <table:table-cell office:value-type="string" calcext:value-type="string">
            <text:p>711.1447143554688</text:p>
          </table:table-cell>
          <table:table-cell table:formula="of:=[.A123]*1" office:value-type="float" office:value="711.144714355469" calcext:value-type="float">
            <text:p>711.144714355469</text:p>
          </table:table-cell>
          <table:table-cell office:value-type="float" office:value="695.257080078125" calcext:value-type="float">
            <text:p>695.257080078125</text:p>
          </table:table-cell>
          <table:table-cell office:value-type="float" office:value="590.118957519531" calcext:value-type="float">
            <text:p>590.118957519531</text:p>
          </table:table-cell>
        </table:table-row>
        <table:table-row table:style-name="ro1">
          <table:table-cell office:value-type="string" calcext:value-type="string">
            <text:p>675.5470581054688</text:p>
          </table:table-cell>
          <table:table-cell table:formula="of:=[.A124]*1" office:value-type="float" office:value="675.547058105469" calcext:value-type="float">
            <text:p>675.547058105469</text:p>
          </table:table-cell>
          <table:table-cell office:value-type="float" office:value="791.387878417969" calcext:value-type="float">
            <text:p>791.387878417969</text:p>
          </table:table-cell>
          <table:table-cell office:value-type="float" office:value="548.817199707031" calcext:value-type="float">
            <text:p>548.817199707031</text:p>
          </table:table-cell>
        </table:table-row>
        <table:table-row table:style-name="ro1">
          <table:table-cell office:value-type="string" calcext:value-type="string">
            <text:p>632.1102294921875</text:p>
          </table:table-cell>
          <table:table-cell table:formula="of:=[.A125]*1" office:value-type="float" office:value="632.110229492188" calcext:value-type="float">
            <text:p>632.110229492188</text:p>
          </table:table-cell>
          <table:table-cell office:value-type="float" office:value="683.972045898438" calcext:value-type="float">
            <text:p>683.972045898438</text:p>
          </table:table-cell>
          <table:table-cell office:value-type="float" office:value="482.449768066406" calcext:value-type="float">
            <text:p>482.449768066406</text:p>
          </table:table-cell>
        </table:table-row>
        <table:table-row table:style-name="ro1">
          <table:table-cell office:value-type="string" calcext:value-type="string">
            <text:p>616.5381469726562</text:p>
          </table:table-cell>
          <table:table-cell table:formula="of:=[.A126]*1" office:value-type="float" office:value="616.538146972656" calcext:value-type="float">
            <text:p>616.538146972656</text:p>
          </table:table-cell>
          <table:table-cell office:value-type="float" office:value="795.630676269531" calcext:value-type="float">
            <text:p>795.630676269531</text:p>
          </table:table-cell>
          <table:table-cell office:value-type="float" office:value="571.042541503906" calcext:value-type="float">
            <text:p>571.042541503906</text:p>
          </table:table-cell>
        </table:table-row>
        <table:table-row table:style-name="ro1">
          <table:table-cell office:value-type="string" calcext:value-type="string">
            <text:p>732.092041015625</text:p>
          </table:table-cell>
          <table:table-cell table:formula="of:=[.A127]*1" office:value-type="float" office:value="732.092041015625" calcext:value-type="float">
            <text:p>732.092041015625</text:p>
          </table:table-cell>
          <table:table-cell office:value-type="float" office:value="746.961181640625" calcext:value-type="float">
            <text:p>746.961181640625</text:p>
          </table:table-cell>
          <table:table-cell office:value-type="float" office:value="530.951965332031" calcext:value-type="float">
            <text:p>530.951965332031</text:p>
          </table:table-cell>
        </table:table-row>
        <table:table-row table:style-name="ro1">
          <table:table-cell office:value-type="string" calcext:value-type="string">
            <text:p>583.9337158203125</text:p>
          </table:table-cell>
          <table:table-cell table:formula="of:=[.A128]*1" office:value-type="float" office:value="583.933715820313" calcext:value-type="float">
            <text:p>583.933715820313</text:p>
          </table:table-cell>
          <table:table-cell office:value-type="float" office:value="694.730895996094" calcext:value-type="float">
            <text:p>694.730895996094</text:p>
          </table:table-cell>
          <table:table-cell office:value-type="float" office:value="538.761535644531" calcext:value-type="float">
            <text:p>538.761535644531</text:p>
          </table:table-cell>
        </table:table-row>
        <table:table-row table:style-name="ro1">
          <table:table-cell office:value-type="string" calcext:value-type="string">
            <text:p>708.23388671875</text:p>
          </table:table-cell>
          <table:table-cell table:formula="of:=[.A129]*1" office:value-type="float" office:value="708.23388671875" calcext:value-type="float">
            <text:p>708.23388671875</text:p>
          </table:table-cell>
          <table:table-cell office:value-type="float" office:value="657.044555664062" calcext:value-type="float">
            <text:p>657.044555664062</text:p>
          </table:table-cell>
          <table:table-cell office:value-type="float" office:value="701.520690917969" calcext:value-type="float">
            <text:p>701.520690917969</text:p>
          </table:table-cell>
        </table:table-row>
        <table:table-row table:style-name="ro1">
          <table:table-cell office:value-type="string" calcext:value-type="string">
            <text:p>610.0767822265625</text:p>
          </table:table-cell>
          <table:table-cell table:formula="of:=[.A130]*1" office:value-type="float" office:value="610.076782226563" calcext:value-type="float">
            <text:p>610.076782226563</text:p>
          </table:table-cell>
          <table:table-cell office:value-type="float" office:value="771.7177734375" calcext:value-type="float">
            <text:p>771.7177734375</text:p>
          </table:table-cell>
          <table:table-cell office:value-type="float" office:value="595.142028808594" calcext:value-type="float">
            <text:p>595.142028808594</text:p>
          </table:table-cell>
        </table:table-row>
        <table:table-row table:style-name="ro1">
          <table:table-cell office:value-type="string" calcext:value-type="string">
            <text:p>591.9660034179688</text:p>
          </table:table-cell>
          <table:table-cell table:formula="of:=[.A131]*1" office:value-type="float" office:value="591.966003417969" calcext:value-type="float">
            <text:p>591.966003417969</text:p>
          </table:table-cell>
          <table:table-cell office:value-type="float" office:value="625.545776367188" calcext:value-type="float">
            <text:p>625.545776367188</text:p>
          </table:table-cell>
          <table:table-cell office:value-type="float" office:value="572.274719238281" calcext:value-type="float">
            <text:p>572.274719238281</text:p>
          </table:table-cell>
        </table:table-row>
        <table:table-row table:style-name="ro1">
          <table:table-cell office:value-type="string" calcext:value-type="string">
            <text:p>675.4271240234375</text:p>
          </table:table-cell>
          <table:table-cell table:formula="of:=[.A132]*1" office:value-type="float" office:value="675.427124023438" calcext:value-type="float">
            <text:p>675.427124023438</text:p>
          </table:table-cell>
          <table:table-cell office:value-type="float" office:value="725.98486328125" calcext:value-type="float">
            <text:p>725.98486328125</text:p>
          </table:table-cell>
          <table:table-cell office:value-type="float" office:value="539.934753417969" calcext:value-type="float">
            <text:p>539.934753417969</text:p>
          </table:table-cell>
        </table:table-row>
        <table:table-row table:style-name="ro1">
          <table:table-cell office:value-type="string" calcext:value-type="string">
            <text:p>737.9835205078125</text:p>
          </table:table-cell>
          <table:table-cell table:formula="of:=[.A133]*1" office:value-type="float" office:value="737.983520507813" calcext:value-type="float">
            <text:p>737.983520507813</text:p>
          </table:table-cell>
          <table:table-cell office:value-type="float" office:value="756.301330566406" calcext:value-type="float">
            <text:p>756.301330566406</text:p>
          </table:table-cell>
          <table:table-cell office:value-type="float" office:value="574.750549316406" calcext:value-type="float">
            <text:p>574.750549316406</text:p>
          </table:table-cell>
        </table:table-row>
        <table:table-row table:style-name="ro1">
          <table:table-cell office:value-type="string" calcext:value-type="string">
            <text:p>695.5911865234375</text:p>
          </table:table-cell>
          <table:table-cell table:formula="of:=[.A134]*1" office:value-type="float" office:value="695.591186523438" calcext:value-type="float">
            <text:p>695.591186523438</text:p>
          </table:table-cell>
          <table:table-cell office:value-type="float" office:value="688.065307617188" calcext:value-type="float">
            <text:p>688.065307617188</text:p>
          </table:table-cell>
          <table:table-cell office:value-type="float" office:value="422.441009521484" calcext:value-type="float">
            <text:p>422.441009521484</text:p>
          </table:table-cell>
        </table:table-row>
        <table:table-row table:style-name="ro1">
          <table:table-cell office:value-type="string" calcext:value-type="string">
            <text:p>729.9589233398438</text:p>
          </table:table-cell>
          <table:table-cell table:formula="of:=[.A135]*1" office:value-type="float" office:value="729.958923339844" calcext:value-type="float">
            <text:p>729.958923339844</text:p>
          </table:table-cell>
          <table:table-cell office:value-type="float" office:value="690.880126953125" calcext:value-type="float">
            <text:p>690.880126953125</text:p>
          </table:table-cell>
          <table:table-cell office:value-type="float" office:value="473.009948730469" calcext:value-type="float">
            <text:p>473.009948730469</text:p>
          </table:table-cell>
        </table:table-row>
        <table:table-row table:style-name="ro1">
          <table:table-cell office:value-type="string" calcext:value-type="string">
            <text:p>658.8497314453125</text:p>
          </table:table-cell>
          <table:table-cell table:formula="of:=[.A136]*1" office:value-type="float" office:value="658.849731445313" calcext:value-type="float">
            <text:p>658.849731445313</text:p>
          </table:table-cell>
          <table:table-cell office:value-type="float" office:value="595.163757324219" calcext:value-type="float">
            <text:p>595.163757324219</text:p>
          </table:table-cell>
          <table:table-cell office:value-type="float" office:value="532.733764648438" calcext:value-type="float">
            <text:p>532.733764648438</text:p>
          </table:table-cell>
        </table:table-row>
        <table:table-row table:style-name="ro1">
          <table:table-cell office:value-type="string" calcext:value-type="string">
            <text:p>625.45654296875</text:p>
          </table:table-cell>
          <table:table-cell table:formula="of:=[.A137]*1" office:value-type="float" office:value="625.45654296875" calcext:value-type="float">
            <text:p>625.45654296875</text:p>
          </table:table-cell>
          <table:table-cell office:value-type="float" office:value="595.600402832031" calcext:value-type="float">
            <text:p>595.600402832031</text:p>
          </table:table-cell>
          <table:table-cell office:value-type="float" office:value="591.865783691406" calcext:value-type="float">
            <text:p>591.865783691406</text:p>
          </table:table-cell>
        </table:table-row>
        <table:table-row table:style-name="ro1">
          <table:table-cell office:value-type="string" calcext:value-type="string">
            <text:p>613.736572265625</text:p>
          </table:table-cell>
          <table:table-cell table:formula="of:=[.A138]*1" office:value-type="float" office:value="613.736572265625" calcext:value-type="float">
            <text:p>613.736572265625</text:p>
          </table:table-cell>
          <table:table-cell office:value-type="float" office:value="783.265686035156" calcext:value-type="float">
            <text:p>783.265686035156</text:p>
          </table:table-cell>
          <table:table-cell office:value-type="float" office:value="519.884338378906" calcext:value-type="float">
            <text:p>519.884338378906</text:p>
          </table:table-cell>
        </table:table-row>
        <table:table-row table:style-name="ro1">
          <table:table-cell office:value-type="string" calcext:value-type="string">
            <text:p>696.3951416015625</text:p>
          </table:table-cell>
          <table:table-cell table:formula="of:=[.A139]*1" office:value-type="float" office:value="696.395141601563" calcext:value-type="float">
            <text:p>696.395141601563</text:p>
          </table:table-cell>
          <table:table-cell office:value-type="float" office:value="681.576171875" calcext:value-type="float">
            <text:p>681.576171875</text:p>
          </table:table-cell>
          <table:table-cell office:value-type="float" office:value="605.714660644531" calcext:value-type="float">
            <text:p>605.714660644531</text:p>
          </table:table-cell>
        </table:table-row>
        <table:table-row table:style-name="ro1">
          <table:table-cell office:value-type="string" calcext:value-type="string">
            <text:p>684.010986328125</text:p>
          </table:table-cell>
          <table:table-cell table:formula="of:=[.A140]*1" office:value-type="float" office:value="684.010986328125" calcext:value-type="float">
            <text:p>684.010986328125</text:p>
          </table:table-cell>
          <table:table-cell office:value-type="float" office:value="660.162231445313" calcext:value-type="float">
            <text:p>660.162231445313</text:p>
          </table:table-cell>
          <table:table-cell office:value-type="float" office:value="524.276184082031" calcext:value-type="float">
            <text:p>524.276184082031</text:p>
          </table:table-cell>
        </table:table-row>
        <table:table-row table:style-name="ro1">
          <table:table-cell office:value-type="string" calcext:value-type="string">
            <text:p>689.67431640625</text:p>
          </table:table-cell>
          <table:table-cell table:formula="of:=[.A141]*1" office:value-type="float" office:value="689.67431640625" calcext:value-type="float">
            <text:p>689.67431640625</text:p>
          </table:table-cell>
          <table:table-cell office:value-type="float" office:value="615.092346191406" calcext:value-type="float">
            <text:p>615.092346191406</text:p>
          </table:table-cell>
          <table:table-cell office:value-type="float" office:value="496.933319091797" calcext:value-type="float">
            <text:p>496.933319091797</text:p>
          </table:table-cell>
        </table:table-row>
        <table:table-row table:style-name="ro1">
          <table:table-cell office:value-type="string" calcext:value-type="string">
            <text:p>696.5587158203125</text:p>
          </table:table-cell>
          <table:table-cell table:formula="of:=[.A142]*1" office:value-type="float" office:value="696.558715820312" calcext:value-type="float">
            <text:p>696.558715820312</text:p>
          </table:table-cell>
          <table:table-cell office:value-type="float" office:value="620.8623046875" calcext:value-type="float">
            <text:p>620.8623046875</text:p>
          </table:table-cell>
          <table:table-cell office:value-type="float" office:value="477.619140625" calcext:value-type="float">
            <text:p>477.619140625</text:p>
          </table:table-cell>
        </table:table-row>
        <table:table-row table:style-name="ro1">
          <table:table-cell office:value-type="string" calcext:value-type="string">
            <text:p>616.4802856445312</text:p>
          </table:table-cell>
          <table:table-cell table:formula="of:=[.A143]*1" office:value-type="float" office:value="616.480285644531" calcext:value-type="float">
            <text:p>616.480285644531</text:p>
          </table:table-cell>
          <table:table-cell office:value-type="float" office:value="758.810729980469" calcext:value-type="float">
            <text:p>758.810729980469</text:p>
          </table:table-cell>
          <table:table-cell office:value-type="float" office:value="588.715576171875" calcext:value-type="float">
            <text:p>588.715576171875</text:p>
          </table:table-cell>
        </table:table-row>
        <table:table-row table:style-name="ro1">
          <table:table-cell office:value-type="string" calcext:value-type="string">
            <text:p>712.1698608398438</text:p>
          </table:table-cell>
          <table:table-cell table:formula="of:=[.A144]*1" office:value-type="float" office:value="712.169860839844" calcext:value-type="float">
            <text:p>712.169860839844</text:p>
          </table:table-cell>
          <table:table-cell office:value-type="float" office:value="741.857177734375" calcext:value-type="float">
            <text:p>741.857177734375</text:p>
          </table:table-cell>
          <table:table-cell office:value-type="float" office:value="654.361755371094" calcext:value-type="float">
            <text:p>654.361755371094</text:p>
          </table:table-cell>
        </table:table-row>
        <table:table-row table:style-name="ro1">
          <table:table-cell office:value-type="string" calcext:value-type="string">
            <text:p>660.2113037109375</text:p>
          </table:table-cell>
          <table:table-cell table:formula="of:=[.A145]*1" office:value-type="float" office:value="660.211303710938" calcext:value-type="float">
            <text:p>660.211303710938</text:p>
          </table:table-cell>
          <table:table-cell office:value-type="float" office:value="699.04052734375" calcext:value-type="float">
            <text:p>699.04052734375</text:p>
          </table:table-cell>
          <table:table-cell office:value-type="float" office:value="522.2255859375" calcext:value-type="float">
            <text:p>522.2255859375</text:p>
          </table:table-cell>
        </table:table-row>
        <table:table-row table:style-name="ro1">
          <table:table-cell office:value-type="string" calcext:value-type="string">
            <text:p>708.6137084960938</text:p>
          </table:table-cell>
          <table:table-cell table:formula="of:=[.A146]*1" office:value-type="float" office:value="708.613708496094" calcext:value-type="float">
            <text:p>708.613708496094</text:p>
          </table:table-cell>
          <table:table-cell office:value-type="float" office:value="743.841430664063" calcext:value-type="float">
            <text:p>743.841430664063</text:p>
          </table:table-cell>
          <table:table-cell office:value-type="float" office:value="536.112731933594" calcext:value-type="float">
            <text:p>536.112731933594</text:p>
          </table:table-cell>
        </table:table-row>
        <table:table-row table:style-name="ro1">
          <table:table-cell office:value-type="string" calcext:value-type="string">
            <text:p>671.9187622070312</text:p>
          </table:table-cell>
          <table:table-cell table:formula="of:=[.A147]*1" office:value-type="float" office:value="671.918762207031" calcext:value-type="float">
            <text:p>671.918762207031</text:p>
          </table:table-cell>
          <table:table-cell office:value-type="float" office:value="651.876098632813" calcext:value-type="float">
            <text:p>651.876098632813</text:p>
          </table:table-cell>
          <table:table-cell office:value-type="float" office:value="491.229797363281" calcext:value-type="float">
            <text:p>491.229797363281</text:p>
          </table:table-cell>
        </table:table-row>
        <table:table-row table:style-name="ro1">
          <table:table-cell office:value-type="string" calcext:value-type="string">
            <text:p>588.5148315429688</text:p>
          </table:table-cell>
          <table:table-cell table:formula="of:=[.A148]*1" office:value-type="float" office:value="588.514831542969" calcext:value-type="float">
            <text:p>588.514831542969</text:p>
          </table:table-cell>
          <table:table-cell office:value-type="float" office:value="715.00244140625" calcext:value-type="float">
            <text:p>715.00244140625</text:p>
          </table:table-cell>
          <table:table-cell office:value-type="float" office:value="593.594665527344" calcext:value-type="float">
            <text:p>593.594665527344</text:p>
          </table:table-cell>
        </table:table-row>
        <table:table-row table:style-name="ro1">
          <table:table-cell office:value-type="string" calcext:value-type="string">
            <text:p>636.8920288085938</text:p>
          </table:table-cell>
          <table:table-cell table:formula="of:=[.A149]*1" office:value-type="float" office:value="636.892028808594" calcext:value-type="float">
            <text:p>636.892028808594</text:p>
          </table:table-cell>
          <table:table-cell office:value-type="float" office:value="699.73681640625" calcext:value-type="float">
            <text:p>699.73681640625</text:p>
          </table:table-cell>
          <table:table-cell office:value-type="float" office:value="504.425109863281" calcext:value-type="float">
            <text:p>504.425109863281</text:p>
          </table:table-cell>
        </table:table-row>
        <table:table-row table:style-name="ro1">
          <table:table-cell office:value-type="string" calcext:value-type="string">
            <text:p>613.5762939453125</text:p>
          </table:table-cell>
          <table:table-cell table:formula="of:=[.A150]*1" office:value-type="float" office:value="613.576293945313" calcext:value-type="float">
            <text:p>613.576293945313</text:p>
          </table:table-cell>
          <table:table-cell office:value-type="float" office:value="654.268737792969" calcext:value-type="float">
            <text:p>654.268737792969</text:p>
          </table:table-cell>
          <table:table-cell office:value-type="float" office:value="578.039672851563" calcext:value-type="float">
            <text:p>578.039672851563</text:p>
          </table:table-cell>
        </table:table-row>
        <table:table-row table:style-name="ro1">
          <table:table-cell office:value-type="string" calcext:value-type="string">
            <text:p>632.585205078125</text:p>
          </table:table-cell>
          <table:table-cell table:formula="of:=[.A151]*1" office:value-type="float" office:value="632.585205078125" calcext:value-type="float">
            <text:p>632.585205078125</text:p>
          </table:table-cell>
          <table:table-cell office:value-type="float" office:value="736.089111328125" calcext:value-type="float">
            <text:p>736.089111328125</text:p>
          </table:table-cell>
          <table:table-cell office:value-type="float" office:value="546.178161621094" calcext:value-type="float">
            <text:p>546.178161621094</text:p>
          </table:table-cell>
        </table:table-row>
        <table:table-row table:style-name="ro1">
          <table:table-cell office:value-type="string" calcext:value-type="string">
            <text:p>681.4443359375</text:p>
          </table:table-cell>
          <table:table-cell table:formula="of:=[.A152]*1" office:value-type="float" office:value="681.4443359375" calcext:value-type="float">
            <text:p>681.4443359375</text:p>
          </table:table-cell>
          <table:table-cell office:value-type="float" office:value="669.74267578125" calcext:value-type="float">
            <text:p>669.74267578125</text:p>
          </table:table-cell>
          <table:table-cell office:value-type="float" office:value="530.535888671875" calcext:value-type="float">
            <text:p>530.535888671875</text:p>
          </table:table-cell>
        </table:table-row>
        <table:table-row table:style-name="ro1">
          <table:table-cell office:value-type="string" calcext:value-type="string">
            <text:p>692.498779296875</text:p>
          </table:table-cell>
          <table:table-cell table:formula="of:=[.A153]*1" office:value-type="float" office:value="692.498779296875" calcext:value-type="float">
            <text:p>692.498779296875</text:p>
          </table:table-cell>
          <table:table-cell office:value-type="float" office:value="611.811340332031" calcext:value-type="float">
            <text:p>611.811340332031</text:p>
          </table:table-cell>
          <table:table-cell office:value-type="float" office:value="603.462646484375" calcext:value-type="float">
            <text:p>603.462646484375</text:p>
          </table:table-cell>
        </table:table-row>
        <table:table-row table:style-name="ro1">
          <table:table-cell office:value-type="string" calcext:value-type="string">
            <text:p>615.5267333984375</text:p>
          </table:table-cell>
          <table:table-cell table:formula="of:=[.A154]*1" office:value-type="float" office:value="615.526733398437" calcext:value-type="float">
            <text:p>615.526733398437</text:p>
          </table:table-cell>
          <table:table-cell office:value-type="float" office:value="699.132568359375" calcext:value-type="float">
            <text:p>699.132568359375</text:p>
          </table:table-cell>
          <table:table-cell office:value-type="float" office:value="553.518798828125" calcext:value-type="float">
            <text:p>553.518798828125</text:p>
          </table:table-cell>
        </table:table-row>
        <table:table-row table:style-name="ro1">
          <table:table-cell office:value-type="string" calcext:value-type="string">
            <text:p>661.5791015625</text:p>
          </table:table-cell>
          <table:table-cell table:formula="of:=[.A155]*1" office:value-type="float" office:value="661.5791015625" calcext:value-type="float">
            <text:p>661.5791015625</text:p>
          </table:table-cell>
          <table:table-cell office:value-type="float" office:value="605.602294921875" calcext:value-type="float">
            <text:p>605.602294921875</text:p>
          </table:table-cell>
          <table:table-cell office:value-type="float" office:value="450.758728027344" calcext:value-type="float">
            <text:p>450.758728027344</text:p>
          </table:table-cell>
        </table:table-row>
        <table:table-row table:style-name="ro1">
          <table:table-cell office:value-type="string" calcext:value-type="string">
            <text:p>644.3192749023438</text:p>
          </table:table-cell>
          <table:table-cell table:formula="of:=[.A156]*1" office:value-type="float" office:value="644.319274902344" calcext:value-type="float">
            <text:p>644.319274902344</text:p>
          </table:table-cell>
          <table:table-cell office:value-type="float" office:value="689.330871582031" calcext:value-type="float">
            <text:p>689.330871582031</text:p>
          </table:table-cell>
          <table:table-cell office:value-type="float" office:value="472.730712890625" calcext:value-type="float">
            <text:p>472.730712890625</text:p>
          </table:table-cell>
        </table:table-row>
        <table:table-row table:style-name="ro1">
          <table:table-cell office:value-type="string" calcext:value-type="string">
            <text:p>630.2227172851562</text:p>
          </table:table-cell>
          <table:table-cell table:formula="of:=[.A157]*1" office:value-type="float" office:value="630.222717285156" calcext:value-type="float">
            <text:p>630.222717285156</text:p>
          </table:table-cell>
          <table:table-cell office:value-type="float" office:value="689.600646972656" calcext:value-type="float">
            <text:p>689.600646972656</text:p>
          </table:table-cell>
          <table:table-cell office:value-type="float" office:value="604.698303222656" calcext:value-type="float">
            <text:p>604.698303222656</text:p>
          </table:table-cell>
        </table:table-row>
        <table:table-row table:style-name="ro1">
          <table:table-cell office:value-type="string" calcext:value-type="string">
            <text:p>625.9010620117188</text:p>
          </table:table-cell>
          <table:table-cell table:formula="of:=[.A158]*1" office:value-type="float" office:value="625.901062011719" calcext:value-type="float">
            <text:p>625.901062011719</text:p>
          </table:table-cell>
          <table:table-cell office:value-type="float" office:value="598.808898925781" calcext:value-type="float">
            <text:p>598.808898925781</text:p>
          </table:table-cell>
          <table:table-cell office:value-type="float" office:value="611.183288574219" calcext:value-type="float">
            <text:p>611.183288574219</text:p>
          </table:table-cell>
        </table:table-row>
        <table:table-row table:style-name="ro1">
          <table:table-cell office:value-type="string" calcext:value-type="string">
            <text:p>704.7763671875</text:p>
          </table:table-cell>
          <table:table-cell table:formula="of:=[.A159]*1" office:value-type="float" office:value="704.7763671875" calcext:value-type="float">
            <text:p>704.7763671875</text:p>
          </table:table-cell>
          <table:table-cell office:value-type="float" office:value="668.157958984375" calcext:value-type="float">
            <text:p>668.157958984375</text:p>
          </table:table-cell>
          <table:table-cell office:value-type="float" office:value="463.435150146484" calcext:value-type="float">
            <text:p>463.435150146484</text:p>
          </table:table-cell>
        </table:table-row>
        <table:table-row table:style-name="ro1">
          <table:table-cell office:value-type="string" calcext:value-type="string">
            <text:p>619.18603515625</text:p>
          </table:table-cell>
          <table:table-cell table:formula="of:=[.A160]*1" office:value-type="float" office:value="619.18603515625" calcext:value-type="float">
            <text:p>619.18603515625</text:p>
          </table:table-cell>
          <table:table-cell office:value-type="float" office:value="697.675048828125" calcext:value-type="float">
            <text:p>697.675048828125</text:p>
          </table:table-cell>
          <table:table-cell office:value-type="float" office:value="502.296691894531" calcext:value-type="float">
            <text:p>502.296691894531</text:p>
          </table:table-cell>
        </table:table-row>
        <table:table-row table:style-name="ro1">
          <table:table-cell office:value-type="string" calcext:value-type="string">
            <text:p>566.4871826171875</text:p>
          </table:table-cell>
          <table:table-cell table:formula="of:=[.A161]*1" office:value-type="float" office:value="566.487182617188" calcext:value-type="float">
            <text:p>566.487182617188</text:p>
          </table:table-cell>
          <table:table-cell office:value-type="float" office:value="677.864807128906" calcext:value-type="float">
            <text:p>677.864807128906</text:p>
          </table:table-cell>
          <table:table-cell office:value-type="float" office:value="436.257720947266" calcext:value-type="float">
            <text:p>436.257720947266</text:p>
          </table:table-cell>
        </table:table-row>
        <table:table-row table:style-name="ro1">
          <table:table-cell office:value-type="string" calcext:value-type="string">
            <text:p>654.4794311523438</text:p>
          </table:table-cell>
          <table:table-cell table:formula="of:=[.A162]*1" office:value-type="float" office:value="654.479431152344" calcext:value-type="float">
            <text:p>654.479431152344</text:p>
          </table:table-cell>
          <table:table-cell office:value-type="float" office:value="702.497375488281" calcext:value-type="float">
            <text:p>702.497375488281</text:p>
          </table:table-cell>
          <table:table-cell office:value-type="float" office:value="448.922180175781" calcext:value-type="float">
            <text:p>448.922180175781</text:p>
          </table:table-cell>
        </table:table-row>
        <table:table-row table:style-name="ro1">
          <table:table-cell office:value-type="string" calcext:value-type="string">
            <text:p>547.5158081054688</text:p>
          </table:table-cell>
          <table:table-cell table:formula="of:=[.A163]*1" office:value-type="float" office:value="547.515808105469" calcext:value-type="float">
            <text:p>547.515808105469</text:p>
          </table:table-cell>
          <table:table-cell office:value-type="float" office:value="644.925170898437" calcext:value-type="float">
            <text:p>644.925170898437</text:p>
          </table:table-cell>
          <table:table-cell office:value-type="float" office:value="478.271789550781" calcext:value-type="float">
            <text:p>478.271789550781</text:p>
          </table:table-cell>
        </table:table-row>
        <table:table-row table:style-name="ro1">
          <table:table-cell office:value-type="string" calcext:value-type="string">
            <text:p>599.7611694335938</text:p>
          </table:table-cell>
          <table:table-cell table:formula="of:=[.A164]*1" office:value-type="float" office:value="599.761169433594" calcext:value-type="float">
            <text:p>599.761169433594</text:p>
          </table:table-cell>
          <table:table-cell office:value-type="float" office:value="680.200439453125" calcext:value-type="float">
            <text:p>680.200439453125</text:p>
          </table:table-cell>
          <table:table-cell office:value-type="float" office:value="581.486145019531" calcext:value-type="float">
            <text:p>581.486145019531</text:p>
          </table:table-cell>
        </table:table-row>
        <table:table-row table:style-name="ro1">
          <table:table-cell office:value-type="string" calcext:value-type="string">
            <text:p>617.63525390625</text:p>
          </table:table-cell>
          <table:table-cell table:formula="of:=[.A165]*1" office:value-type="float" office:value="617.63525390625" calcext:value-type="float">
            <text:p>617.63525390625</text:p>
          </table:table-cell>
          <table:table-cell office:value-type="float" office:value="786.161437988281" calcext:value-type="float">
            <text:p>786.161437988281</text:p>
          </table:table-cell>
          <table:table-cell office:value-type="float" office:value="569.102294921875" calcext:value-type="float">
            <text:p>569.102294921875</text:p>
          </table:table-cell>
        </table:table-row>
        <table:table-row table:style-name="ro1">
          <table:table-cell office:value-type="string" calcext:value-type="string">
            <text:p>671.2396240234375</text:p>
          </table:table-cell>
          <table:table-cell table:formula="of:=[.A166]*1" office:value-type="float" office:value="671.239624023437" calcext:value-type="float">
            <text:p>671.239624023437</text:p>
          </table:table-cell>
          <table:table-cell office:value-type="float" office:value="706.895141601563" calcext:value-type="float">
            <text:p>706.895141601563</text:p>
          </table:table-cell>
          <table:table-cell office:value-type="float" office:value="643.284790039063" calcext:value-type="float">
            <text:p>643.284790039063</text:p>
          </table:table-cell>
        </table:table-row>
        <table:table-row table:style-name="ro1">
          <table:table-cell office:value-type="string" calcext:value-type="string">
            <text:p>568.5568237304688</text:p>
          </table:table-cell>
          <table:table-cell table:formula="of:=[.A167]*1" office:value-type="float" office:value="568.556823730469" calcext:value-type="float">
            <text:p>568.556823730469</text:p>
          </table:table-cell>
          <table:table-cell office:value-type="float" office:value="503.783508300781" calcext:value-type="float">
            <text:p>503.783508300781</text:p>
          </table:table-cell>
          <table:table-cell office:value-type="float" office:value="503.387084960938" calcext:value-type="float">
            <text:p>503.387084960938</text:p>
          </table:table-cell>
        </table:table-row>
        <table:table-row table:style-name="ro1">
          <table:table-cell office:value-type="string" calcext:value-type="string">
            <text:p>619.5651245117188</text:p>
          </table:table-cell>
          <table:table-cell table:formula="of:=[.A168]*1" office:value-type="float" office:value="619.565124511719" calcext:value-type="float">
            <text:p>619.565124511719</text:p>
          </table:table-cell>
          <table:table-cell office:value-type="float" office:value="644.049926757813" calcext:value-type="float">
            <text:p>644.049926757813</text:p>
          </table:table-cell>
          <table:table-cell office:value-type="float" office:value="503.8203125" calcext:value-type="float">
            <text:p>503.8203125</text:p>
          </table:table-cell>
        </table:table-row>
        <table:table-row table:style-name="ro1">
          <table:table-cell office:value-type="string" calcext:value-type="string">
            <text:p>687.3577270507812</text:p>
          </table:table-cell>
          <table:table-cell table:formula="of:=[.A169]*1" office:value-type="float" office:value="687.357727050781" calcext:value-type="float">
            <text:p>687.357727050781</text:p>
          </table:table-cell>
          <table:table-cell office:value-type="float" office:value="552.688842773437" calcext:value-type="float">
            <text:p>552.688842773437</text:p>
          </table:table-cell>
          <table:table-cell office:value-type="float" office:value="525.022583007813" calcext:value-type="float">
            <text:p>525.022583007813</text:p>
          </table:table-cell>
        </table:table-row>
        <table:table-row table:style-name="ro1">
          <table:table-cell office:value-type="string" calcext:value-type="string">
            <text:p>595.6652221679688</text:p>
          </table:table-cell>
          <table:table-cell table:formula="of:=[.A170]*1" office:value-type="float" office:value="595.665222167969" calcext:value-type="float">
            <text:p>595.665222167969</text:p>
          </table:table-cell>
          <table:table-cell office:value-type="float" office:value="659.422912597656" calcext:value-type="float">
            <text:p>659.422912597656</text:p>
          </table:table-cell>
          <table:table-cell office:value-type="float" office:value="562.855346679688" calcext:value-type="float">
            <text:p>562.855346679688</text:p>
          </table:table-cell>
        </table:table-row>
        <table:table-row table:style-name="ro1">
          <table:table-cell office:value-type="string" calcext:value-type="string">
            <text:p>719.9344482421875</text:p>
          </table:table-cell>
          <table:table-cell table:formula="of:=[.A171]*1" office:value-type="float" office:value="719.934448242188" calcext:value-type="float">
            <text:p>719.934448242188</text:p>
          </table:table-cell>
          <table:table-cell office:value-type="float" office:value="594.639221191406" calcext:value-type="float">
            <text:p>594.639221191406</text:p>
          </table:table-cell>
          <table:table-cell office:value-type="float" office:value="485.235260009766" calcext:value-type="float">
            <text:p>485.235260009766</text:p>
          </table:table-cell>
        </table:table-row>
        <table:table-row table:style-name="ro1">
          <table:table-cell office:value-type="string" calcext:value-type="string">
            <text:p>665.3351440429688</text:p>
          </table:table-cell>
          <table:table-cell table:formula="of:=[.A172]*1" office:value-type="float" office:value="665.335144042969" calcext:value-type="float">
            <text:p>665.335144042969</text:p>
          </table:table-cell>
          <table:table-cell office:value-type="float" office:value="585.929138183594" calcext:value-type="float">
            <text:p>585.929138183594</text:p>
          </table:table-cell>
          <table:table-cell office:value-type="float" office:value="334.922454833984" calcext:value-type="float">
            <text:p>334.922454833984</text:p>
          </table:table-cell>
        </table:table-row>
        <table:table-row table:style-name="ro1">
          <table:table-cell office:value-type="string" calcext:value-type="string">
            <text:p>586.0736694335938</text:p>
          </table:table-cell>
          <table:table-cell table:formula="of:=[.A173]*1" office:value-type="float" office:value="586.073669433594" calcext:value-type="float">
            <text:p>586.073669433594</text:p>
          </table:table-cell>
          <table:table-cell office:value-type="float" office:value="577.395812988281" calcext:value-type="float">
            <text:p>577.395812988281</text:p>
          </table:table-cell>
          <table:table-cell office:value-type="float" office:value="401.938415527344" calcext:value-type="float">
            <text:p>401.938415527344</text:p>
          </table:table-cell>
        </table:table-row>
        <table:table-row table:style-name="ro1">
          <table:table-cell office:value-type="string" calcext:value-type="string">
            <text:p>586.1264038085938</text:p>
          </table:table-cell>
          <table:table-cell table:formula="of:=[.A174]*1" office:value-type="float" office:value="586.126403808594" calcext:value-type="float">
            <text:p>586.126403808594</text:p>
          </table:table-cell>
          <table:table-cell office:value-type="float" office:value="651.11474609375" calcext:value-type="float">
            <text:p>651.11474609375</text:p>
          </table:table-cell>
          <table:table-cell office:value-type="float" office:value="415.218170166016" calcext:value-type="float">
            <text:p>415.218170166016</text:p>
          </table:table-cell>
        </table:table-row>
        <table:table-row table:style-name="ro1">
          <table:table-cell office:value-type="string" calcext:value-type="string">
            <text:p>670.1721801757812</text:p>
          </table:table-cell>
          <table:table-cell table:formula="of:=[.A175]*1" office:value-type="float" office:value="670.172180175781" calcext:value-type="float">
            <text:p>670.172180175781</text:p>
          </table:table-cell>
          <table:table-cell office:value-type="float" office:value="609.541931152344" calcext:value-type="float">
            <text:p>609.541931152344</text:p>
          </table:table-cell>
          <table:table-cell office:value-type="float" office:value="574.604064941406" calcext:value-type="float">
            <text:p>574.604064941406</text:p>
          </table:table-cell>
        </table:table-row>
        <table:table-row table:style-name="ro1">
          <table:table-cell office:value-type="string" calcext:value-type="string">
            <text:p>638.99853515625</text:p>
          </table:table-cell>
          <table:table-cell table:formula="of:=[.A176]*1" office:value-type="float" office:value="638.99853515625" calcext:value-type="float">
            <text:p>638.99853515625</text:p>
          </table:table-cell>
          <table:table-cell office:value-type="float" office:value="654.515869140625" calcext:value-type="float">
            <text:p>654.515869140625</text:p>
          </table:table-cell>
          <table:table-cell office:value-type="float" office:value="585.549865722656" calcext:value-type="float">
            <text:p>585.549865722656</text:p>
          </table:table-cell>
        </table:table-row>
        <table:table-row table:style-name="ro1">
          <table:table-cell office:value-type="string" calcext:value-type="string">
            <text:p>641.7957153320312</text:p>
          </table:table-cell>
          <table:table-cell table:formula="of:=[.A177]*1" office:value-type="float" office:value="641.795715332031" calcext:value-type="float">
            <text:p>641.795715332031</text:p>
          </table:table-cell>
          <table:table-cell office:value-type="float" office:value="635.901550292969" calcext:value-type="float">
            <text:p>635.901550292969</text:p>
          </table:table-cell>
          <table:table-cell office:value-type="float" office:value="384.559722900391" calcext:value-type="float">
            <text:p>384.559722900391</text:p>
          </table:table-cell>
        </table:table-row>
        <table:table-row table:style-name="ro1">
          <table:table-cell office:value-type="string" calcext:value-type="string">
            <text:p>634.9981079101562</text:p>
          </table:table-cell>
          <table:table-cell table:formula="of:=[.A178]*1" office:value-type="float" office:value="634.998107910156" calcext:value-type="float">
            <text:p>634.998107910156</text:p>
          </table:table-cell>
          <table:table-cell office:value-type="float" office:value="583.303466796875" calcext:value-type="float">
            <text:p>583.303466796875</text:p>
          </table:table-cell>
          <table:table-cell office:value-type="float" office:value="473.362915039063" calcext:value-type="float">
            <text:p>473.362915039063</text:p>
          </table:table-cell>
        </table:table-row>
        <table:table-row table:style-name="ro1">
          <table:table-cell office:value-type="string" calcext:value-type="string">
            <text:p>597.14990234375</text:p>
          </table:table-cell>
          <table:table-cell table:formula="of:=[.A179]*1" office:value-type="float" office:value="597.14990234375" calcext:value-type="float">
            <text:p>597.14990234375</text:p>
          </table:table-cell>
          <table:table-cell office:value-type="float" office:value="598.797729492188" calcext:value-type="float">
            <text:p>598.797729492188</text:p>
          </table:table-cell>
          <table:table-cell office:value-type="float" office:value="501.821105957031" calcext:value-type="float">
            <text:p>501.821105957031</text:p>
          </table:table-cell>
        </table:table-row>
        <table:table-row table:style-name="ro1">
          <table:table-cell office:value-type="string" calcext:value-type="string">
            <text:p>576.8213500976562</text:p>
          </table:table-cell>
          <table:table-cell table:formula="of:=[.A180]*1" office:value-type="float" office:value="576.821350097656" calcext:value-type="float">
            <text:p>576.821350097656</text:p>
          </table:table-cell>
          <table:table-cell office:value-type="float" office:value="659.664855957031" calcext:value-type="float">
            <text:p>659.664855957031</text:p>
          </table:table-cell>
          <table:table-cell office:value-type="float" office:value="453.739593505859" calcext:value-type="float">
            <text:p>453.739593505859</text:p>
          </table:table-cell>
        </table:table-row>
        <table:table-row table:style-name="ro1">
          <table:table-cell office:value-type="string" calcext:value-type="string">
            <text:p>607.3868408203125</text:p>
          </table:table-cell>
          <table:table-cell table:formula="of:=[.A181]*1" office:value-type="float" office:value="607.386840820313" calcext:value-type="float">
            <text:p>607.386840820313</text:p>
          </table:table-cell>
          <table:table-cell office:value-type="float" office:value="640.820739746094" calcext:value-type="float">
            <text:p>640.820739746094</text:p>
          </table:table-cell>
          <table:table-cell office:value-type="float" office:value="450.040466308594" calcext:value-type="float">
            <text:p>450.040466308594</text:p>
          </table:table-cell>
        </table:table-row>
        <table:table-row table:style-name="ro1">
          <table:table-cell office:value-type="string" calcext:value-type="string">
            <text:p>604.1103515625</text:p>
          </table:table-cell>
          <table:table-cell table:formula="of:=[.A182]*1" office:value-type="float" office:value="604.1103515625" calcext:value-type="float">
            <text:p>604.1103515625</text:p>
          </table:table-cell>
          <table:table-cell office:value-type="float" office:value="565.203796386719" calcext:value-type="float">
            <text:p>565.203796386719</text:p>
          </table:table-cell>
          <table:table-cell office:value-type="float" office:value="443.181732177734" calcext:value-type="float">
            <text:p>443.181732177734</text:p>
          </table:table-cell>
        </table:table-row>
        <table:table-row table:style-name="ro1">
          <table:table-cell office:value-type="string" calcext:value-type="string">
            <text:p>615.1461791992188</text:p>
          </table:table-cell>
          <table:table-cell table:formula="of:=[.A183]*1" office:value-type="float" office:value="615.146179199219" calcext:value-type="float">
            <text:p>615.146179199219</text:p>
          </table:table-cell>
          <table:table-cell office:value-type="float" office:value="613.616455078125" calcext:value-type="float">
            <text:p>613.616455078125</text:p>
          </table:table-cell>
          <table:table-cell office:value-type="float" office:value="459.419067382813" calcext:value-type="float">
            <text:p>459.419067382813</text:p>
          </table:table-cell>
        </table:table-row>
        <table:table-row table:style-name="ro1">
          <table:table-cell office:value-type="string" calcext:value-type="string">
            <text:p>598.912841796875</text:p>
          </table:table-cell>
          <table:table-cell table:formula="of:=[.A184]*1" office:value-type="float" office:value="598.912841796875" calcext:value-type="float">
            <text:p>598.912841796875</text:p>
          </table:table-cell>
          <table:table-cell office:value-type="float" office:value="666.152770996094" calcext:value-type="float">
            <text:p>666.152770996094</text:p>
          </table:table-cell>
          <table:table-cell office:value-type="float" office:value="509.743408203125" calcext:value-type="float">
            <text:p>509.743408203125</text:p>
          </table:table-cell>
        </table:table-row>
        <table:table-row table:style-name="ro1">
          <table:table-cell office:value-type="string" calcext:value-type="string">
            <text:p>656.4542236328125</text:p>
          </table:table-cell>
          <table:table-cell table:formula="of:=[.A185]*1" office:value-type="float" office:value="656.454223632813" calcext:value-type="float">
            <text:p>656.454223632813</text:p>
          </table:table-cell>
          <table:table-cell office:value-type="float" office:value="690.151245117188" calcext:value-type="float">
            <text:p>690.151245117188</text:p>
          </table:table-cell>
          <table:table-cell office:value-type="float" office:value="513.189086914062" calcext:value-type="float">
            <text:p>513.189086914062</text:p>
          </table:table-cell>
        </table:table-row>
        <table:table-row table:style-name="ro1">
          <table:table-cell office:value-type="string" calcext:value-type="string">
            <text:p>680.4044799804688</text:p>
          </table:table-cell>
          <table:table-cell table:formula="of:=[.A186]*1" office:value-type="float" office:value="680.404479980469" calcext:value-type="float">
            <text:p>680.404479980469</text:p>
          </table:table-cell>
          <table:table-cell office:value-type="float" office:value="640.573791503906" calcext:value-type="float">
            <text:p>640.573791503906</text:p>
          </table:table-cell>
          <table:table-cell office:value-type="float" office:value="427.221374511719" calcext:value-type="float">
            <text:p>427.221374511719</text:p>
          </table:table-cell>
        </table:table-row>
        <table:table-row table:style-name="ro1">
          <table:table-cell office:value-type="string" calcext:value-type="string">
            <text:p>533.1317138671875</text:p>
          </table:table-cell>
          <table:table-cell table:formula="of:=[.A187]*1" office:value-type="float" office:value="533.131713867188" calcext:value-type="float">
            <text:p>533.131713867188</text:p>
          </table:table-cell>
          <table:table-cell office:value-type="float" office:value="616.346557617188" calcext:value-type="float">
            <text:p>616.346557617188</text:p>
          </table:table-cell>
          <table:table-cell office:value-type="float" office:value="454.860687255859" calcext:value-type="float">
            <text:p>454.860687255859</text:p>
          </table:table-cell>
        </table:table-row>
        <table:table-row table:style-name="ro1">
          <table:table-cell office:value-type="string" calcext:value-type="string">
            <text:p>531.1123046875</text:p>
          </table:table-cell>
          <table:table-cell table:formula="of:=[.A188]*1" office:value-type="float" office:value="531.1123046875" calcext:value-type="float">
            <text:p>531.1123046875</text:p>
          </table:table-cell>
          <table:table-cell office:value-type="float" office:value="618.3828125" calcext:value-type="float">
            <text:p>618.3828125</text:p>
          </table:table-cell>
          <table:table-cell office:value-type="float" office:value="592.924377441406" calcext:value-type="float">
            <text:p>592.924377441406</text:p>
          </table:table-cell>
        </table:table-row>
        <table:table-row table:style-name="ro1">
          <table:table-cell office:value-type="string" calcext:value-type="string">
            <text:p>639.771240234375</text:p>
          </table:table-cell>
          <table:table-cell table:formula="of:=[.A189]*1" office:value-type="float" office:value="639.771240234375" calcext:value-type="float">
            <text:p>639.771240234375</text:p>
          </table:table-cell>
          <table:table-cell office:value-type="float" office:value="558.287902832031" calcext:value-type="float">
            <text:p>558.287902832031</text:p>
          </table:table-cell>
          <table:table-cell office:value-type="float" office:value="538.895324707031" calcext:value-type="float">
            <text:p>538.895324707031</text:p>
          </table:table-cell>
        </table:table-row>
        <table:table-row table:style-name="ro1">
          <table:table-cell office:value-type="string" calcext:value-type="string">
            <text:p>730.5398559570312</text:p>
          </table:table-cell>
          <table:table-cell table:formula="of:=[.A190]*1" office:value-type="float" office:value="730.539855957031" calcext:value-type="float">
            <text:p>730.539855957031</text:p>
          </table:table-cell>
          <table:table-cell office:value-type="float" office:value="593.027770996094" calcext:value-type="float">
            <text:p>593.027770996094</text:p>
          </table:table-cell>
          <table:table-cell office:value-type="float" office:value="421.381713867187" calcext:value-type="float">
            <text:p>421.381713867187</text:p>
          </table:table-cell>
        </table:table-row>
        <table:table-row table:style-name="ro1">
          <table:table-cell office:value-type="string" calcext:value-type="string">
            <text:p>590.590087890625</text:p>
          </table:table-cell>
          <table:table-cell table:formula="of:=[.A191]*1" office:value-type="float" office:value="590.590087890625" calcext:value-type="float">
            <text:p>590.590087890625</text:p>
          </table:table-cell>
          <table:table-cell office:value-type="float" office:value="699.885864257813" calcext:value-type="float">
            <text:p>699.885864257813</text:p>
          </table:table-cell>
          <table:table-cell office:value-type="float" office:value="600.522705078125" calcext:value-type="float">
            <text:p>600.522705078125</text:p>
          </table:table-cell>
        </table:table-row>
        <table:table-row table:style-name="ro1">
          <table:table-cell office:value-type="string" calcext:value-type="string">
            <text:p>556.8690795898438</text:p>
          </table:table-cell>
          <table:table-cell table:formula="of:=[.A192]*1" office:value-type="float" office:value="556.869079589844" calcext:value-type="float">
            <text:p>556.869079589844</text:p>
          </table:table-cell>
          <table:table-cell office:value-type="float" office:value="535.328369140625" calcext:value-type="float">
            <text:p>535.328369140625</text:p>
          </table:table-cell>
          <table:table-cell office:value-type="float" office:value="610.740844726563" calcext:value-type="float">
            <text:p>610.740844726563</text:p>
          </table:table-cell>
        </table:table-row>
        <table:table-row table:style-name="ro1">
          <table:table-cell office:value-type="string" calcext:value-type="string">
            <text:p>706.7366333007812</text:p>
          </table:table-cell>
          <table:table-cell table:formula="of:=[.A193]*1" office:value-type="float" office:value="706.736633300781" calcext:value-type="float">
            <text:p>706.736633300781</text:p>
          </table:table-cell>
          <table:table-cell office:value-type="float" office:value="599.582641601563" calcext:value-type="float">
            <text:p>599.582641601563</text:p>
          </table:table-cell>
          <table:table-cell office:value-type="float" office:value="513.294372558594" calcext:value-type="float">
            <text:p>513.294372558594</text:p>
          </table:table-cell>
        </table:table-row>
        <table:table-row table:style-name="ro1">
          <table:table-cell office:value-type="string" calcext:value-type="string">
            <text:p>650.9384765625</text:p>
          </table:table-cell>
          <table:table-cell table:formula="of:=[.A194]*1" office:value-type="float" office:value="650.9384765625" calcext:value-type="float">
            <text:p>650.9384765625</text:p>
          </table:table-cell>
          <table:table-cell office:value-type="float" office:value="739.370971679687" calcext:value-type="float">
            <text:p>739.370971679687</text:p>
          </table:table-cell>
          <table:table-cell office:value-type="float" office:value="440.824188232422" calcext:value-type="float">
            <text:p>440.824188232422</text:p>
          </table:table-cell>
        </table:table-row>
        <table:table-row table:style-name="ro1">
          <table:table-cell office:value-type="string" calcext:value-type="string">
            <text:p>618.1026611328125</text:p>
          </table:table-cell>
          <table:table-cell table:formula="of:=[.A195]*1" office:value-type="float" office:value="618.102661132813" calcext:value-type="float">
            <text:p>618.102661132813</text:p>
          </table:table-cell>
          <table:table-cell office:value-type="float" office:value="563.972900390625" calcext:value-type="float">
            <text:p>563.972900390625</text:p>
          </table:table-cell>
          <table:table-cell office:value-type="float" office:value="465.107299804687" calcext:value-type="float">
            <text:p>465.107299804687</text:p>
          </table:table-cell>
        </table:table-row>
        <table:table-row table:style-name="ro1">
          <table:table-cell office:value-type="string" calcext:value-type="string">
            <text:p>627.2636108398438</text:p>
          </table:table-cell>
          <table:table-cell table:formula="of:=[.A196]*1" office:value-type="float" office:value="627.263610839844" calcext:value-type="float">
            <text:p>627.263610839844</text:p>
          </table:table-cell>
          <table:table-cell office:value-type="float" office:value="606.239135742188" calcext:value-type="float">
            <text:p>606.239135742188</text:p>
          </table:table-cell>
          <table:table-cell office:value-type="float" office:value="329.302429199219" calcext:value-type="float">
            <text:p>329.302429199219</text:p>
          </table:table-cell>
        </table:table-row>
        <table:table-row table:style-name="ro1">
          <table:table-cell office:value-type="string" calcext:value-type="string">
            <text:p>562.172119140625</text:p>
          </table:table-cell>
          <table:table-cell table:formula="of:=[.A197]*1" office:value-type="float" office:value="562.172119140625" calcext:value-type="float">
            <text:p>562.172119140625</text:p>
          </table:table-cell>
          <table:table-cell office:value-type="float" office:value="635.981506347656" calcext:value-type="float">
            <text:p>635.981506347656</text:p>
          </table:table-cell>
          <table:table-cell office:value-type="float" office:value="489.197570800781" calcext:value-type="float">
            <text:p>489.197570800781</text:p>
          </table:table-cell>
        </table:table-row>
        <table:table-row table:style-name="ro1">
          <table:table-cell office:value-type="string" calcext:value-type="string">
            <text:p>553.3070068359375</text:p>
          </table:table-cell>
          <table:table-cell table:formula="of:=[.A198]*1" office:value-type="float" office:value="553.307006835938" calcext:value-type="float">
            <text:p>553.307006835938</text:p>
          </table:table-cell>
          <table:table-cell office:value-type="float" office:value="695.467651367188" calcext:value-type="float">
            <text:p>695.467651367188</text:p>
          </table:table-cell>
          <table:table-cell office:value-type="float" office:value="489.774322509766" calcext:value-type="float">
            <text:p>489.774322509766</text:p>
          </table:table-cell>
        </table:table-row>
        <table:table-row table:style-name="ro1">
          <table:table-cell office:value-type="string" calcext:value-type="string">
            <text:p>572.654296875</text:p>
          </table:table-cell>
          <table:table-cell table:formula="of:=[.A199]*1" office:value-type="float" office:value="572.654296875" calcext:value-type="float">
            <text:p>572.654296875</text:p>
          </table:table-cell>
          <table:table-cell office:value-type="float" office:value="700.104675292969" calcext:value-type="float">
            <text:p>700.104675292969</text:p>
          </table:table-cell>
          <table:table-cell office:value-type="float" office:value="432.681701660156" calcext:value-type="float">
            <text:p>432.681701660156</text:p>
          </table:table-cell>
        </table:table-row>
        <table:table-row table:style-name="ro1">
          <table:table-cell office:value-type="string" calcext:value-type="string">
            <text:p>615.0957641601562</text:p>
          </table:table-cell>
          <table:table-cell table:formula="of:=[.A200]*1" office:value-type="float" office:value="615.095764160156" calcext:value-type="float">
            <text:p>615.095764160156</text:p>
          </table:table-cell>
          <table:table-cell office:value-type="float" office:value="544.93505859375" calcext:value-type="float">
            <text:p>544.93505859375</text:p>
          </table:table-cell>
          <table:table-cell office:value-type="float" office:value="461.178466796875" calcext:value-type="float">
            <text:p>461.178466796875</text:p>
          </table:table-cell>
        </table:table-row>
        <table:table-row table:style-name="ro1">
          <table:table-cell office:value-type="string" calcext:value-type="string">
            <text:p>538.7954711914062</text:p>
          </table:table-cell>
          <table:table-cell table:formula="of:=[.A201]*1" office:value-type="float" office:value="538.795471191406" calcext:value-type="float">
            <text:p>538.795471191406</text:p>
          </table:table-cell>
          <table:table-cell office:value-type="float" office:value="626.661560058594" calcext:value-type="float">
            <text:p>626.661560058594</text:p>
          </table:table-cell>
          <table:table-cell office:value-type="float" office:value="520.845336914063" calcext:value-type="float">
            <text:p>520.845336914063</text:p>
          </table:table-cell>
        </table:table-row>
        <table:table-row table:style-name="ro1">
          <table:table-cell office:value-type="string" calcext:value-type="string">
            <text:p>566.2340698242188</text:p>
          </table:table-cell>
          <table:table-cell table:formula="of:=[.A202]*1" office:value-type="float" office:value="566.234069824219" calcext:value-type="float">
            <text:p>566.234069824219</text:p>
          </table:table-cell>
          <table:table-cell office:value-type="float" office:value="644.638305664062" calcext:value-type="float">
            <text:p>644.638305664062</text:p>
          </table:table-cell>
          <table:table-cell office:value-type="float" office:value="364.648101806641" calcext:value-type="float">
            <text:p>364.648101806641</text:p>
          </table:table-cell>
        </table:table-row>
        <table:table-row table:style-name="ro1">
          <table:table-cell office:value-type="string" calcext:value-type="string">
            <text:p>668.4545288085938</text:p>
          </table:table-cell>
          <table:table-cell table:formula="of:=[.A203]*1" office:value-type="float" office:value="668.454528808594" calcext:value-type="float">
            <text:p>668.454528808594</text:p>
          </table:table-cell>
          <table:table-cell office:value-type="float" office:value="525.708435058594" calcext:value-type="float">
            <text:p>525.708435058594</text:p>
          </table:table-cell>
          <table:table-cell office:value-type="float" office:value="435.219604492188" calcext:value-type="float">
            <text:p>435.219604492188</text:p>
          </table:table-cell>
        </table:table-row>
        <table:table-row table:style-name="ro1">
          <table:table-cell office:value-type="string" calcext:value-type="string">
            <text:p>579.4789428710938</text:p>
          </table:table-cell>
          <table:table-cell table:formula="of:=[.A204]*1" office:value-type="float" office:value="579.478942871094" calcext:value-type="float">
            <text:p>579.478942871094</text:p>
          </table:table-cell>
          <table:table-cell office:value-type="float" office:value="574.734375" calcext:value-type="float">
            <text:p>574.734375</text:p>
          </table:table-cell>
          <table:table-cell office:value-type="float" office:value="472.625701904297" calcext:value-type="float">
            <text:p>472.625701904297</text:p>
          </table:table-cell>
        </table:table-row>
        <table:table-row table:style-name="ro1">
          <table:table-cell office:value-type="string" calcext:value-type="string">
            <text:p>584.1256713867188</text:p>
          </table:table-cell>
          <table:table-cell table:formula="of:=[.A205]*1" office:value-type="float" office:value="584.125671386719" calcext:value-type="float">
            <text:p>584.125671386719</text:p>
          </table:table-cell>
          <table:table-cell office:value-type="float" office:value="541.073059082031" calcext:value-type="float">
            <text:p>541.073059082031</text:p>
          </table:table-cell>
          <table:table-cell office:value-type="float" office:value="486.396087646484" calcext:value-type="float">
            <text:p>486.396087646484</text:p>
          </table:table-cell>
        </table:table-row>
        <table:table-row table:style-name="ro1">
          <table:table-cell office:value-type="string" calcext:value-type="string">
            <text:p>572.4464721679688</text:p>
          </table:table-cell>
          <table:table-cell table:formula="of:=[.A206]*1" office:value-type="float" office:value="572.446472167969" calcext:value-type="float">
            <text:p>572.446472167969</text:p>
          </table:table-cell>
          <table:table-cell office:value-type="float" office:value="615.787292480469" calcext:value-type="float">
            <text:p>615.787292480469</text:p>
          </table:table-cell>
          <table:table-cell office:value-type="float" office:value="404.437683105469" calcext:value-type="float">
            <text:p>404.437683105469</text:p>
          </table:table-cell>
        </table:table-row>
        <table:table-row table:style-name="ro1">
          <table:table-cell office:value-type="string" calcext:value-type="string">
            <text:p>671.9662475585938</text:p>
          </table:table-cell>
          <table:table-cell table:formula="of:=[.A207]*1" office:value-type="float" office:value="671.966247558594" calcext:value-type="float">
            <text:p>671.966247558594</text:p>
          </table:table-cell>
          <table:table-cell office:value-type="float" office:value="469.624908447266" calcext:value-type="float">
            <text:p>469.624908447266</text:p>
          </table:table-cell>
          <table:table-cell office:value-type="float" office:value="485.981781005859" calcext:value-type="float">
            <text:p>485.981781005859</text:p>
          </table:table-cell>
        </table:table-row>
        <table:table-row table:style-name="ro1">
          <table:table-cell office:value-type="string" calcext:value-type="string">
            <text:p>507.7674255371094</text:p>
          </table:table-cell>
          <table:table-cell table:formula="of:=[.A208]*1" office:value-type="float" office:value="507.767425537109" calcext:value-type="float">
            <text:p>507.767425537109</text:p>
          </table:table-cell>
          <table:table-cell office:value-type="float" office:value="665.934936523438" calcext:value-type="float">
            <text:p>665.934936523438</text:p>
          </table:table-cell>
          <table:table-cell office:value-type="float" office:value="375.199493408203" calcext:value-type="float">
            <text:p>375.199493408203</text:p>
          </table:table-cell>
        </table:table-row>
        <table:table-row table:style-name="ro1">
          <table:table-cell office:value-type="string" calcext:value-type="string">
            <text:p>536.1871337890625</text:p>
          </table:table-cell>
          <table:table-cell table:formula="of:=[.A209]*1" office:value-type="float" office:value="536.187133789062" calcext:value-type="float">
            <text:p>536.187133789062</text:p>
          </table:table-cell>
          <table:table-cell office:value-type="float" office:value="697.350646972656" calcext:value-type="float">
            <text:p>697.350646972656</text:p>
          </table:table-cell>
          <table:table-cell office:value-type="float" office:value="463.110809326172" calcext:value-type="float">
            <text:p>463.110809326172</text:p>
          </table:table-cell>
        </table:table-row>
        <table:table-row table:style-name="ro1">
          <table:table-cell office:value-type="string" calcext:value-type="string">
            <text:p>654.1525268554688</text:p>
          </table:table-cell>
          <table:table-cell table:formula="of:=[.A210]*1" office:value-type="float" office:value="654.152526855469" calcext:value-type="float">
            <text:p>654.152526855469</text:p>
          </table:table-cell>
          <table:table-cell office:value-type="float" office:value="590.289855957031" calcext:value-type="float">
            <text:p>590.289855957031</text:p>
          </table:table-cell>
          <table:table-cell office:value-type="float" office:value="508.603637695313" calcext:value-type="float">
            <text:p>508.603637695313</text:p>
          </table:table-cell>
        </table:table-row>
        <table:table-row table:style-name="ro1">
          <table:table-cell office:value-type="string" calcext:value-type="string">
            <text:p>586.37158203125</text:p>
          </table:table-cell>
          <table:table-cell table:formula="of:=[.A211]*1" office:value-type="float" office:value="586.37158203125" calcext:value-type="float">
            <text:p>586.37158203125</text:p>
          </table:table-cell>
          <table:table-cell office:value-type="float" office:value="568.182922363281" calcext:value-type="float">
            <text:p>568.182922363281</text:p>
          </table:table-cell>
          <table:table-cell office:value-type="float" office:value="499.226959228516" calcext:value-type="float">
            <text:p>499.226959228516</text:p>
          </table:table-cell>
        </table:table-row>
        <table:table-row table:style-name="ro1">
          <table:table-cell office:value-type="string" calcext:value-type="string">
            <text:p>565.9255981445312</text:p>
          </table:table-cell>
          <table:table-cell table:formula="of:=[.A212]*1" office:value-type="float" office:value="565.925598144531" calcext:value-type="float">
            <text:p>565.925598144531</text:p>
          </table:table-cell>
          <table:table-cell office:value-type="float" office:value="556.478820800781" calcext:value-type="float">
            <text:p>556.478820800781</text:p>
          </table:table-cell>
          <table:table-cell office:value-type="float" office:value="424.283203125" calcext:value-type="float">
            <text:p>424.283203125</text:p>
          </table:table-cell>
        </table:table-row>
        <table:table-row table:style-name="ro1">
          <table:table-cell office:value-type="string" calcext:value-type="string">
            <text:p>524.4580688476562</text:p>
          </table:table-cell>
          <table:table-cell table:formula="of:=[.A213]*1" office:value-type="float" office:value="524.458068847656" calcext:value-type="float">
            <text:p>524.458068847656</text:p>
          </table:table-cell>
          <table:table-cell office:value-type="float" office:value="597.632202148438" calcext:value-type="float">
            <text:p>597.632202148438</text:p>
          </table:table-cell>
          <table:table-cell office:value-type="float" office:value="434.584716796875" calcext:value-type="float">
            <text:p>434.584716796875</text:p>
          </table:table-cell>
        </table:table-row>
        <table:table-row table:style-name="ro1">
          <table:table-cell office:value-type="string" calcext:value-type="string">
            <text:p>563.1904296875</text:p>
          </table:table-cell>
          <table:table-cell table:formula="of:=[.A214]*1" office:value-type="float" office:value="563.1904296875" calcext:value-type="float">
            <text:p>563.1904296875</text:p>
          </table:table-cell>
          <table:table-cell office:value-type="float" office:value="579.026672363281" calcext:value-type="float">
            <text:p>579.026672363281</text:p>
          </table:table-cell>
          <table:table-cell office:value-type="float" office:value="472.05126953125" calcext:value-type="float">
            <text:p>472.05126953125</text:p>
          </table:table-cell>
        </table:table-row>
        <table:table-row table:style-name="ro1">
          <table:table-cell office:value-type="string" calcext:value-type="string">
            <text:p>723.5166015625</text:p>
          </table:table-cell>
          <table:table-cell table:formula="of:=[.A215]*1" office:value-type="float" office:value="723.5166015625" calcext:value-type="float">
            <text:p>723.5166015625</text:p>
          </table:table-cell>
          <table:table-cell office:value-type="float" office:value="578.132568359375" calcext:value-type="float">
            <text:p>578.132568359375</text:p>
          </table:table-cell>
          <table:table-cell office:value-type="float" office:value="451.119781494141" calcext:value-type="float">
            <text:p>451.119781494141</text:p>
          </table:table-cell>
        </table:table-row>
        <table:table-row table:style-name="ro1">
          <table:table-cell office:value-type="string" calcext:value-type="string">
            <text:p>781.068115234375</text:p>
          </table:table-cell>
          <table:table-cell table:formula="of:=[.A216]*1" office:value-type="float" office:value="781.068115234375" calcext:value-type="float">
            <text:p>781.068115234375</text:p>
          </table:table-cell>
          <table:table-cell office:value-type="float" office:value="691.774291992188" calcext:value-type="float">
            <text:p>691.774291992188</text:p>
          </table:table-cell>
          <table:table-cell office:value-type="float" office:value="376.054809570312" calcext:value-type="float">
            <text:p>376.054809570312</text:p>
          </table:table-cell>
        </table:table-row>
        <table:table-row table:style-name="ro1">
          <table:table-cell office:value-type="string" calcext:value-type="string">
            <text:p>538.8858642578125</text:p>
          </table:table-cell>
          <table:table-cell table:formula="of:=[.A217]*1" office:value-type="float" office:value="538.885864257813" calcext:value-type="float">
            <text:p>538.885864257813</text:p>
          </table:table-cell>
          <table:table-cell office:value-type="float" office:value="554.969055175781" calcext:value-type="float">
            <text:p>554.969055175781</text:p>
          </table:table-cell>
          <table:table-cell office:value-type="float" office:value="382.749694824219" calcext:value-type="float">
            <text:p>382.749694824219</text:p>
          </table:table-cell>
        </table:table-row>
        <table:table-row table:style-name="ro1">
          <table:table-cell office:value-type="string" calcext:value-type="string">
            <text:p>624.7108764648438</text:p>
          </table:table-cell>
          <table:table-cell table:formula="of:=[.A218]*1" office:value-type="float" office:value="624.710876464844" calcext:value-type="float">
            <text:p>624.710876464844</text:p>
          </table:table-cell>
          <table:table-cell office:value-type="float" office:value="543.425720214844" calcext:value-type="float">
            <text:p>543.425720214844</text:p>
          </table:table-cell>
          <table:table-cell office:value-type="float" office:value="343.073486328125" calcext:value-type="float">
            <text:p>343.073486328125</text:p>
          </table:table-cell>
        </table:table-row>
        <table:table-row table:style-name="ro1">
          <table:table-cell office:value-type="string" calcext:value-type="string">
            <text:p>656.0626220703125</text:p>
          </table:table-cell>
          <table:table-cell table:formula="of:=[.A219]*1" office:value-type="float" office:value="656.062622070313" calcext:value-type="float">
            <text:p>656.062622070313</text:p>
          </table:table-cell>
          <table:table-cell office:value-type="float" office:value="588.172546386719" calcext:value-type="float">
            <text:p>588.172546386719</text:p>
          </table:table-cell>
          <table:table-cell office:value-type="float" office:value="459.776184082031" calcext:value-type="float">
            <text:p>459.776184082031</text:p>
          </table:table-cell>
        </table:table-row>
        <table:table-row table:style-name="ro1">
          <table:table-cell office:value-type="string" calcext:value-type="string">
            <text:p>594.66455078125</text:p>
          </table:table-cell>
          <table:table-cell table:formula="of:=[.A220]*1" office:value-type="float" office:value="594.66455078125" calcext:value-type="float">
            <text:p>594.66455078125</text:p>
          </table:table-cell>
          <table:table-cell office:value-type="float" office:value="570.038879394531" calcext:value-type="float">
            <text:p>570.038879394531</text:p>
          </table:table-cell>
          <table:table-cell office:value-type="float" office:value="340.425048828125" calcext:value-type="float">
            <text:p>340.425048828125</text:p>
          </table:table-cell>
        </table:table-row>
        <table:table-row table:style-name="ro1">
          <table:table-cell office:value-type="string" calcext:value-type="string">
            <text:p>574.054443359375</text:p>
          </table:table-cell>
          <table:table-cell table:formula="of:=[.A221]*1" office:value-type="float" office:value="574.054443359375" calcext:value-type="float">
            <text:p>574.054443359375</text:p>
          </table:table-cell>
          <table:table-cell office:value-type="float" office:value="621.026733398438" calcext:value-type="float">
            <text:p>621.026733398438</text:p>
          </table:table-cell>
          <table:table-cell office:value-type="float" office:value="423.518096923828" calcext:value-type="float">
            <text:p>423.518096923828</text:p>
          </table:table-cell>
        </table:table-row>
        <table:table-row table:style-name="ro1">
          <table:table-cell office:value-type="string" calcext:value-type="string">
            <text:p>549.850341796875</text:p>
          </table:table-cell>
          <table:table-cell table:formula="of:=[.A222]*1" office:value-type="float" office:value="549.850341796875" calcext:value-type="float">
            <text:p>549.850341796875</text:p>
          </table:table-cell>
          <table:table-cell office:value-type="float" office:value="595.143737792969" calcext:value-type="float">
            <text:p>595.143737792969</text:p>
          </table:table-cell>
          <table:table-cell office:value-type="float" office:value="288.006103515625" calcext:value-type="float">
            <text:p>288.006103515625</text:p>
          </table:table-cell>
        </table:table-row>
        <table:table-row table:style-name="ro1">
          <table:table-cell office:value-type="string" calcext:value-type="string">
            <text:p>547.8282470703125</text:p>
          </table:table-cell>
          <table:table-cell table:formula="of:=[.A223]*1" office:value-type="float" office:value="547.828247070312" calcext:value-type="float">
            <text:p>547.828247070312</text:p>
          </table:table-cell>
          <table:table-cell office:value-type="float" office:value="609.225036621094" calcext:value-type="float">
            <text:p>609.225036621094</text:p>
          </table:table-cell>
          <table:table-cell office:value-type="float" office:value="443.502838134766" calcext:value-type="float">
            <text:p>443.502838134766</text:p>
          </table:table-cell>
        </table:table-row>
        <table:table-row table:style-name="ro1">
          <table:table-cell office:value-type="string" calcext:value-type="string">
            <text:p>630.1024780273438</text:p>
          </table:table-cell>
          <table:table-cell table:formula="of:=[.A224]*1" office:value-type="float" office:value="630.102478027344" calcext:value-type="float">
            <text:p>630.102478027344</text:p>
          </table:table-cell>
          <table:table-cell office:value-type="float" office:value="495.826110839844" calcext:value-type="float">
            <text:p>495.826110839844</text:p>
          </table:table-cell>
          <table:table-cell office:value-type="float" office:value="585.822143554688" calcext:value-type="float">
            <text:p>585.822143554688</text:p>
          </table:table-cell>
        </table:table-row>
        <table:table-row table:style-name="ro1">
          <table:table-cell office:value-type="string" calcext:value-type="string">
            <text:p>526.435791015625</text:p>
          </table:table-cell>
          <table:table-cell table:formula="of:=[.A225]*1" office:value-type="float" office:value="526.435791015625" calcext:value-type="float">
            <text:p>526.435791015625</text:p>
          </table:table-cell>
          <table:table-cell office:value-type="float" office:value="575.62890625" calcext:value-type="float">
            <text:p>575.62890625</text:p>
          </table:table-cell>
          <table:table-cell office:value-type="float" office:value="379.745391845703" calcext:value-type="float">
            <text:p>379.745391845703</text:p>
          </table:table-cell>
        </table:table-row>
        <table:table-row table:style-name="ro1">
          <table:table-cell office:value-type="string" calcext:value-type="string">
            <text:p>564.2582397460938</text:p>
          </table:table-cell>
          <table:table-cell table:formula="of:=[.A226]*1" office:value-type="float" office:value="564.258239746094" calcext:value-type="float">
            <text:p>564.258239746094</text:p>
          </table:table-cell>
          <table:table-cell office:value-type="float" office:value="548.832641601563" calcext:value-type="float">
            <text:p>548.832641601563</text:p>
          </table:table-cell>
          <table:table-cell office:value-type="float" office:value="445.258239746094" calcext:value-type="float">
            <text:p>445.258239746094</text:p>
          </table:table-cell>
        </table:table-row>
        <table:table-row table:style-name="ro1">
          <table:table-cell office:value-type="string" calcext:value-type="string">
            <text:p>629.7825927734375</text:p>
          </table:table-cell>
          <table:table-cell table:formula="of:=[.A227]*1" office:value-type="float" office:value="629.782592773438" calcext:value-type="float">
            <text:p>629.782592773438</text:p>
          </table:table-cell>
          <table:table-cell office:value-type="float" office:value="505.622039794922" calcext:value-type="float">
            <text:p>505.622039794922</text:p>
          </table:table-cell>
          <table:table-cell office:value-type="float" office:value="453.520568847656" calcext:value-type="float">
            <text:p>453.520568847656</text:p>
          </table:table-cell>
        </table:table-row>
        <table:table-row table:style-name="ro1">
          <table:table-cell office:value-type="string" calcext:value-type="string">
            <text:p>641.05859375</text:p>
          </table:table-cell>
          <table:table-cell table:formula="of:=[.A228]*1" office:value-type="float" office:value="641.05859375" calcext:value-type="float">
            <text:p>641.05859375</text:p>
          </table:table-cell>
          <table:table-cell office:value-type="float" office:value="542.924987792969" calcext:value-type="float">
            <text:p>542.924987792969</text:p>
          </table:table-cell>
          <table:table-cell office:value-type="float" office:value="391.777160644531" calcext:value-type="float">
            <text:p>391.777160644531</text:p>
          </table:table-cell>
        </table:table-row>
        <table:table-row table:style-name="ro1">
          <table:table-cell office:value-type="string" calcext:value-type="string">
            <text:p>582.7732543945312</text:p>
          </table:table-cell>
          <table:table-cell table:formula="of:=[.A229]*1" office:value-type="float" office:value="582.773254394531" calcext:value-type="float">
            <text:p>582.773254394531</text:p>
          </table:table-cell>
          <table:table-cell office:value-type="float" office:value="661.43701171875" calcext:value-type="float">
            <text:p>661.43701171875</text:p>
          </table:table-cell>
          <table:table-cell office:value-type="float" office:value="290.684783935547" calcext:value-type="float">
            <text:p>290.684783935547</text:p>
          </table:table-cell>
        </table:table-row>
        <table:table-row table:style-name="ro1">
          <table:table-cell office:value-type="string" calcext:value-type="string">
            <text:p>514.79638671875</text:p>
          </table:table-cell>
          <table:table-cell table:formula="of:=[.A230]*1" office:value-type="float" office:value="514.79638671875" calcext:value-type="float">
            <text:p>514.79638671875</text:p>
          </table:table-cell>
          <table:table-cell office:value-type="float" office:value="688.347717285156" calcext:value-type="float">
            <text:p>688.347717285156</text:p>
          </table:table-cell>
          <table:table-cell office:value-type="float" office:value="360.482543945312" calcext:value-type="float">
            <text:p>360.482543945312</text:p>
          </table:table-cell>
        </table:table-row>
        <table:table-row table:style-name="ro1">
          <table:table-cell office:value-type="string" calcext:value-type="string">
            <text:p>597.8424682617188</text:p>
          </table:table-cell>
          <table:table-cell table:formula="of:=[.A231]*1" office:value-type="float" office:value="597.842468261719" calcext:value-type="float">
            <text:p>597.842468261719</text:p>
          </table:table-cell>
          <table:table-cell office:value-type="float" office:value="625.989135742188" calcext:value-type="float">
            <text:p>625.989135742188</text:p>
          </table:table-cell>
          <table:table-cell office:value-type="float" office:value="423.175720214844" calcext:value-type="float">
            <text:p>423.175720214844</text:p>
          </table:table-cell>
        </table:table-row>
        <table:table-row table:style-name="ro1">
          <table:table-cell office:value-type="string" calcext:value-type="string">
            <text:p>581.5736083984375</text:p>
          </table:table-cell>
          <table:table-cell table:formula="of:=[.A232]*1" office:value-type="float" office:value="581.573608398438" calcext:value-type="float">
            <text:p>581.573608398438</text:p>
          </table:table-cell>
          <table:table-cell office:value-type="float" office:value="482.859130859375" calcext:value-type="float">
            <text:p>482.859130859375</text:p>
          </table:table-cell>
          <table:table-cell office:value-type="float" office:value="355.943878173828" calcext:value-type="float">
            <text:p>355.943878173828</text:p>
          </table:table-cell>
        </table:table-row>
        <table:table-row table:style-name="ro1">
          <table:table-cell office:value-type="string" calcext:value-type="string">
            <text:p>564.5940551757812</text:p>
          </table:table-cell>
          <table:table-cell table:formula="of:=[.A233]*1" office:value-type="float" office:value="564.594055175781" calcext:value-type="float">
            <text:p>564.594055175781</text:p>
          </table:table-cell>
          <table:table-cell office:value-type="float" office:value="748.116638183594" calcext:value-type="float">
            <text:p>748.116638183594</text:p>
          </table:table-cell>
          <table:table-cell office:value-type="float" office:value="452.560668945312" calcext:value-type="float">
            <text:p>452.560668945312</text:p>
          </table:table-cell>
        </table:table-row>
        <table:table-row table:style-name="ro1">
          <table:table-cell office:value-type="string" calcext:value-type="string">
            <text:p>584.80029296875</text:p>
          </table:table-cell>
          <table:table-cell table:formula="of:=[.A234]*1" office:value-type="float" office:value="584.80029296875" calcext:value-type="float">
            <text:p>584.80029296875</text:p>
          </table:table-cell>
          <table:table-cell office:value-type="float" office:value="512.749389648438" calcext:value-type="float">
            <text:p>512.749389648438</text:p>
          </table:table-cell>
          <table:table-cell office:value-type="float" office:value="350.655731201172" calcext:value-type="float">
            <text:p>350.655731201172</text:p>
          </table:table-cell>
        </table:table-row>
        <table:table-row table:style-name="ro1">
          <table:table-cell office:value-type="string" calcext:value-type="string">
            <text:p>668.4387817382812</text:p>
          </table:table-cell>
          <table:table-cell table:formula="of:=[.A235]*1" office:value-type="float" office:value="668.438781738281" calcext:value-type="float">
            <text:p>668.438781738281</text:p>
          </table:table-cell>
          <table:table-cell office:value-type="float" office:value="692.368469238281" calcext:value-type="float">
            <text:p>692.368469238281</text:p>
          </table:table-cell>
          <table:table-cell office:value-type="float" office:value="305.255187988281" calcext:value-type="float">
            <text:p>305.255187988281</text:p>
          </table:table-cell>
        </table:table-row>
        <table:table-row table:style-name="ro1">
          <table:table-cell office:value-type="string" calcext:value-type="string">
            <text:p>571.350830078125</text:p>
          </table:table-cell>
          <table:table-cell table:formula="of:=[.A236]*1" office:value-type="float" office:value="571.350830078125" calcext:value-type="float">
            <text:p>571.350830078125</text:p>
          </table:table-cell>
          <table:table-cell office:value-type="float" office:value="516.952941894531" calcext:value-type="float">
            <text:p>516.952941894531</text:p>
          </table:table-cell>
          <table:table-cell office:value-type="float" office:value="454.85498046875" calcext:value-type="float">
            <text:p>454.85498046875</text:p>
          </table:table-cell>
        </table:table-row>
        <table:table-row table:style-name="ro1">
          <table:table-cell office:value-type="string" calcext:value-type="string">
            <text:p>513.6123657226562</text:p>
          </table:table-cell>
          <table:table-cell table:formula="of:=[.A237]*1" office:value-type="float" office:value="513.612365722656" calcext:value-type="float">
            <text:p>513.612365722656</text:p>
          </table:table-cell>
          <table:table-cell office:value-type="float" office:value="591.806030273438" calcext:value-type="float">
            <text:p>591.806030273438</text:p>
          </table:table-cell>
          <table:table-cell office:value-type="float" office:value="453.129089355469" calcext:value-type="float">
            <text:p>453.129089355469</text:p>
          </table:table-cell>
        </table:table-row>
        <table:table-row table:style-name="ro1">
          <table:table-cell office:value-type="string" calcext:value-type="string">
            <text:p>643.2716064453125</text:p>
          </table:table-cell>
          <table:table-cell table:formula="of:=[.A238]*1" office:value-type="float" office:value="643.271606445313" calcext:value-type="float">
            <text:p>643.271606445313</text:p>
          </table:table-cell>
          <table:table-cell office:value-type="float" office:value="629.129638671875" calcext:value-type="float">
            <text:p>629.129638671875</text:p>
          </table:table-cell>
          <table:table-cell office:value-type="float" office:value="323.072875976563" calcext:value-type="float">
            <text:p>323.072875976563</text:p>
          </table:table-cell>
        </table:table-row>
        <table:table-row table:style-name="ro1">
          <table:table-cell office:value-type="string" calcext:value-type="string">
            <text:p>651.2254638671875</text:p>
          </table:table-cell>
          <table:table-cell table:formula="of:=[.A239]*1" office:value-type="float" office:value="651.225463867188" calcext:value-type="float">
            <text:p>651.225463867188</text:p>
          </table:table-cell>
          <table:table-cell office:value-type="float" office:value="539.5283203125" calcext:value-type="float">
            <text:p>539.5283203125</text:p>
          </table:table-cell>
          <table:table-cell office:value-type="float" office:value="467.519073486328" calcext:value-type="float">
            <text:p>467.519073486328</text:p>
          </table:table-cell>
        </table:table-row>
        <table:table-row table:style-name="ro1">
          <table:table-cell office:value-type="string" calcext:value-type="string">
            <text:p>510.58905029296875</text:p>
          </table:table-cell>
          <table:table-cell table:formula="of:=[.A240]*1" office:value-type="float" office:value="510.589050292969" calcext:value-type="float">
            <text:p>510.589050292969</text:p>
          </table:table-cell>
          <table:table-cell office:value-type="float" office:value="550.486938476563" calcext:value-type="float">
            <text:p>550.486938476563</text:p>
          </table:table-cell>
          <table:table-cell office:value-type="float" office:value="272.557189941406" calcext:value-type="float">
            <text:p>272.557189941406</text:p>
          </table:table-cell>
        </table:table-row>
        <table:table-row table:style-name="ro1">
          <table:table-cell office:value-type="string" calcext:value-type="string">
            <text:p>585.34619140625</text:p>
          </table:table-cell>
          <table:table-cell table:formula="of:=[.A241]*1" office:value-type="float" office:value="585.34619140625" calcext:value-type="float">
            <text:p>585.34619140625</text:p>
          </table:table-cell>
          <table:table-cell office:value-type="float" office:value="505.146789550781" calcext:value-type="float">
            <text:p>505.146789550781</text:p>
          </table:table-cell>
          <table:table-cell office:value-type="float" office:value="392.606872558594" calcext:value-type="float">
            <text:p>392.606872558594</text:p>
          </table:table-cell>
        </table:table-row>
        <table:table-row table:style-name="ro1">
          <table:table-cell office:value-type="string" calcext:value-type="string">
            <text:p>631.4005126953125</text:p>
          </table:table-cell>
          <table:table-cell table:formula="of:=[.A242]*1" office:value-type="float" office:value="631.400512695313" calcext:value-type="float">
            <text:p>631.400512695313</text:p>
          </table:table-cell>
          <table:table-cell office:value-type="float" office:value="495.945831298828" calcext:value-type="float">
            <text:p>495.945831298828</text:p>
          </table:table-cell>
          <table:table-cell office:value-type="float" office:value="485.352508544922" calcext:value-type="float">
            <text:p>485.352508544922</text:p>
          </table:table-cell>
        </table:table-row>
        <table:table-row table:style-name="ro1">
          <table:table-cell office:value-type="string" calcext:value-type="string">
            <text:p>682.9385375976562</text:p>
          </table:table-cell>
          <table:table-cell table:formula="of:=[.A243]*1" office:value-type="float" office:value="682.938537597656" calcext:value-type="float">
            <text:p>682.938537597656</text:p>
          </table:table-cell>
          <table:table-cell office:value-type="float" office:value="576.290466308594" calcext:value-type="float">
            <text:p>576.290466308594</text:p>
          </table:table-cell>
          <table:table-cell office:value-type="float" office:value="462.566070556641" calcext:value-type="float">
            <text:p>462.566070556641</text:p>
          </table:table-cell>
        </table:table-row>
        <table:table-row table:style-name="ro1">
          <table:table-cell office:value-type="string" calcext:value-type="string">
            <text:p>582.6137084960938</text:p>
          </table:table-cell>
          <table:table-cell table:formula="of:=[.A244]*1" office:value-type="float" office:value="582.613708496094" calcext:value-type="float">
            <text:p>582.613708496094</text:p>
          </table:table-cell>
          <table:table-cell office:value-type="float" office:value="466.853942871094" calcext:value-type="float">
            <text:p>466.853942871094</text:p>
          </table:table-cell>
          <table:table-cell office:value-type="float" office:value="375.370391845703" calcext:value-type="float">
            <text:p>375.370391845703</text:p>
          </table:table-cell>
        </table:table-row>
        <table:table-row table:style-name="ro1">
          <table:table-cell office:value-type="string" calcext:value-type="string">
            <text:p>583.0956420898438</text:p>
          </table:table-cell>
          <table:table-cell table:formula="of:=[.A245]*1" office:value-type="float" office:value="583.095642089844" calcext:value-type="float">
            <text:p>583.095642089844</text:p>
          </table:table-cell>
          <table:table-cell office:value-type="float" office:value="568.854248046875" calcext:value-type="float">
            <text:p>568.854248046875</text:p>
          </table:table-cell>
          <table:table-cell office:value-type="float" office:value="394.99755859375" calcext:value-type="float">
            <text:p>394.99755859375</text:p>
          </table:table-cell>
        </table:table-row>
        <table:table-row table:style-name="ro1">
          <table:table-cell office:value-type="string" calcext:value-type="string">
            <text:p>576.572509765625</text:p>
          </table:table-cell>
          <table:table-cell table:formula="of:=[.A246]*1" office:value-type="float" office:value="576.572509765625" calcext:value-type="float">
            <text:p>576.572509765625</text:p>
          </table:table-cell>
          <table:table-cell office:value-type="float" office:value="598.518920898438" calcext:value-type="float">
            <text:p>598.518920898438</text:p>
          </table:table-cell>
          <table:table-cell office:value-type="float" office:value="394.486175537109" calcext:value-type="float">
            <text:p>394.486175537109</text:p>
          </table:table-cell>
        </table:table-row>
        <table:table-row table:style-name="ro1">
          <table:table-cell office:value-type="string" calcext:value-type="string">
            <text:p>583.7739868164062</text:p>
          </table:table-cell>
          <table:table-cell table:formula="of:=[.A247]*1" office:value-type="float" office:value="583.773986816406" calcext:value-type="float">
            <text:p>583.773986816406</text:p>
          </table:table-cell>
          <table:table-cell office:value-type="float" office:value="492.960052490234" calcext:value-type="float">
            <text:p>492.960052490234</text:p>
          </table:table-cell>
          <table:table-cell office:value-type="float" office:value="413.440765380859" calcext:value-type="float">
            <text:p>413.440765380859</text:p>
          </table:table-cell>
        </table:table-row>
        <table:table-row table:style-name="ro1">
          <table:table-cell office:value-type="string" calcext:value-type="string">
            <text:p>570.9151611328125</text:p>
          </table:table-cell>
          <table:table-cell table:formula="of:=[.A248]*1" office:value-type="float" office:value="570.915161132813" calcext:value-type="float">
            <text:p>570.915161132813</text:p>
          </table:table-cell>
          <table:table-cell office:value-type="float" office:value="597.504577636719" calcext:value-type="float">
            <text:p>597.504577636719</text:p>
          </table:table-cell>
          <table:table-cell office:value-type="float" office:value="404.273376464844" calcext:value-type="float">
            <text:p>404.273376464844</text:p>
          </table:table-cell>
        </table:table-row>
        <table:table-row table:style-name="ro1">
          <table:table-cell office:value-type="string" calcext:value-type="string">
            <text:p>607.8961791992188</text:p>
          </table:table-cell>
          <table:table-cell table:formula="of:=[.A249]*1" office:value-type="float" office:value="607.896179199219" calcext:value-type="float">
            <text:p>607.896179199219</text:p>
          </table:table-cell>
          <table:table-cell office:value-type="float" office:value="605.961975097656" calcext:value-type="float">
            <text:p>605.961975097656</text:p>
          </table:table-cell>
          <table:table-cell office:value-type="float" office:value="472.622802734375" calcext:value-type="float">
            <text:p>472.622802734375</text:p>
          </table:table-cell>
        </table:table-row>
        <table:table-row table:style-name="ro1">
          <table:table-cell office:value-type="string" calcext:value-type="string">
            <text:p>642.92041015625</text:p>
          </table:table-cell>
          <table:table-cell table:formula="of:=[.A250]*1" office:value-type="float" office:value="642.92041015625" calcext:value-type="float">
            <text:p>642.92041015625</text:p>
          </table:table-cell>
          <table:table-cell office:value-type="float" office:value="619.184631347656" calcext:value-type="float">
            <text:p>619.184631347656</text:p>
          </table:table-cell>
          <table:table-cell office:value-type="float" office:value="476.923248291016" calcext:value-type="float">
            <text:p>476.923248291016</text:p>
          </table:table-cell>
        </table:table-row>
        <table:table-row table:style-name="ro1">
          <table:table-cell office:value-type="string" calcext:value-type="string">
            <text:p>581.374755859375</text:p>
          </table:table-cell>
          <table:table-cell table:formula="of:=[.A251]*1" office:value-type="float" office:value="581.374755859375" calcext:value-type="float">
            <text:p>581.374755859375</text:p>
          </table:table-cell>
          <table:table-cell office:value-type="float" office:value="667.980895996094" calcext:value-type="float">
            <text:p>667.980895996094</text:p>
          </table:table-cell>
          <table:table-cell office:value-type="float" office:value="389.096405029297" calcext:value-type="float">
            <text:p>389.096405029297</text:p>
          </table:table-cell>
        </table:table-row>
        <table:table-row table:style-name="ro1">
          <table:table-cell office:value-type="string" calcext:value-type="string">
            <text:p>719.826171875</text:p>
          </table:table-cell>
          <table:table-cell table:formula="of:=[.A252]*1" office:value-type="float" office:value="719.826171875" calcext:value-type="float">
            <text:p>719.826171875</text:p>
          </table:table-cell>
          <table:table-cell office:value-type="float" office:value="502.042846679688" calcext:value-type="float">
            <text:p>502.042846679688</text:p>
          </table:table-cell>
          <table:table-cell office:value-type="float" office:value="358.479888916016" calcext:value-type="float">
            <text:p>358.479888916016</text:p>
          </table:table-cell>
        </table:table-row>
        <table:table-row table:style-name="ro1">
          <table:table-cell office:value-type="string" calcext:value-type="string">
            <text:p>478.3050842285156</text:p>
          </table:table-cell>
          <table:table-cell table:formula="of:=[.A253]*1" office:value-type="float" office:value="478.305084228516" calcext:value-type="float">
            <text:p>478.305084228516</text:p>
          </table:table-cell>
          <table:table-cell office:value-type="float" office:value="592.491638183594" calcext:value-type="float">
            <text:p>592.491638183594</text:p>
          </table:table-cell>
          <table:table-cell office:value-type="float" office:value="360.782043457031" calcext:value-type="float">
            <text:p>360.782043457031</text:p>
          </table:table-cell>
        </table:table-row>
        <table:table-row table:style-name="ro1">
          <table:table-cell office:value-type="string" calcext:value-type="string">
            <text:p>573.1655883789062</text:p>
          </table:table-cell>
          <table:table-cell table:formula="of:=[.A254]*1" office:value-type="float" office:value="573.165588378906" calcext:value-type="float">
            <text:p>573.165588378906</text:p>
          </table:table-cell>
          <table:table-cell office:value-type="float" office:value="389.874786376953" calcext:value-type="float">
            <text:p>389.874786376953</text:p>
          </table:table-cell>
          <table:table-cell office:value-type="float" office:value="537.086975097656" calcext:value-type="float">
            <text:p>537.086975097656</text:p>
          </table:table-cell>
        </table:table-row>
        <table:table-row table:style-name="ro1">
          <table:table-cell office:value-type="string" calcext:value-type="string">
            <text:p>687.1260375976562</text:p>
          </table:table-cell>
          <table:table-cell table:formula="of:=[.A255]*1" office:value-type="float" office:value="687.126037597656" calcext:value-type="float">
            <text:p>687.126037597656</text:p>
          </table:table-cell>
          <table:table-cell office:value-type="float" office:value="475.506225585938" calcext:value-type="float">
            <text:p>475.506225585938</text:p>
          </table:table-cell>
          <table:table-cell office:value-type="float" office:value="377.318237304687" calcext:value-type="float">
            <text:p>377.318237304687</text:p>
          </table:table-cell>
        </table:table-row>
        <table:table-row table:style-name="ro1">
          <table:table-cell office:value-type="string" calcext:value-type="string">
            <text:p>565.1630249023438</text:p>
          </table:table-cell>
          <table:table-cell table:formula="of:=[.A256]*1" office:value-type="float" office:value="565.163024902344" calcext:value-type="float">
            <text:p>565.163024902344</text:p>
          </table:table-cell>
          <table:table-cell office:value-type="float" office:value="529.833862304688" calcext:value-type="float">
            <text:p>529.833862304688</text:p>
          </table:table-cell>
          <table:table-cell office:value-type="float" office:value="439.270172119141" calcext:value-type="float">
            <text:p>439.270172119141</text:p>
          </table:table-cell>
        </table:table-row>
        <table:table-row table:style-name="ro1">
          <table:table-cell office:value-type="string" calcext:value-type="string">
            <text:p>605.1484375</text:p>
          </table:table-cell>
          <table:table-cell table:formula="of:=[.A257]*1" office:value-type="float" office:value="605.1484375" calcext:value-type="float">
            <text:p>605.1484375</text:p>
          </table:table-cell>
          <table:table-cell office:value-type="float" office:value="537.674194335937" calcext:value-type="float">
            <text:p>537.674194335937</text:p>
          </table:table-cell>
          <table:table-cell office:value-type="float" office:value="406.349304199219" calcext:value-type="float">
            <text:p>406.349304199219</text:p>
          </table:table-cell>
        </table:table-row>
        <table:table-row table:style-name="ro1">
          <table:table-cell office:value-type="string" calcext:value-type="string">
            <text:p>616.6503295898438</text:p>
          </table:table-cell>
          <table:table-cell table:formula="of:=[.A258]*1" office:value-type="float" office:value="616.650329589844" calcext:value-type="float">
            <text:p>616.650329589844</text:p>
          </table:table-cell>
          <table:table-cell office:value-type="float" office:value="523.346008300781" calcext:value-type="float">
            <text:p>523.346008300781</text:p>
          </table:table-cell>
          <table:table-cell office:value-type="float" office:value="360.337585449219" calcext:value-type="float">
            <text:p>360.337585449219</text:p>
          </table:table-cell>
        </table:table-row>
        <table:table-row table:style-name="ro1">
          <table:table-cell office:value-type="string" calcext:value-type="string">
            <text:p>545.73779296875</text:p>
          </table:table-cell>
          <table:table-cell table:formula="of:=[.A259]*1" office:value-type="float" office:value="545.73779296875" calcext:value-type="float">
            <text:p>545.73779296875</text:p>
          </table:table-cell>
          <table:table-cell office:value-type="float" office:value="611.382263183594" calcext:value-type="float">
            <text:p>611.382263183594</text:p>
          </table:table-cell>
          <table:table-cell office:value-type="float" office:value="404.572692871094" calcext:value-type="float">
            <text:p>404.572692871094</text:p>
          </table:table-cell>
        </table:table-row>
        <table:table-row table:style-name="ro1">
          <table:table-cell office:value-type="string" calcext:value-type="string">
            <text:p>535.7229614257812</text:p>
          </table:table-cell>
          <table:table-cell table:formula="of:=[.A260]*1" office:value-type="float" office:value="535.722961425781" calcext:value-type="float">
            <text:p>535.722961425781</text:p>
          </table:table-cell>
          <table:table-cell office:value-type="float" office:value="559.110778808594" calcext:value-type="float">
            <text:p>559.110778808594</text:p>
          </table:table-cell>
          <table:table-cell office:value-type="float" office:value="345.155944824219" calcext:value-type="float">
            <text:p>345.155944824219</text:p>
          </table:table-cell>
        </table:table-row>
        <table:table-row table:style-name="ro1">
          <table:table-cell office:value-type="string" calcext:value-type="string">
            <text:p>449.5661926269531</text:p>
          </table:table-cell>
          <table:table-cell table:formula="of:=[.A261]*1" office:value-type="float" office:value="449.566192626953" calcext:value-type="float">
            <text:p>449.566192626953</text:p>
          </table:table-cell>
          <table:table-cell office:value-type="float" office:value="675.003723144531" calcext:value-type="float">
            <text:p>675.003723144531</text:p>
          </table:table-cell>
          <table:table-cell office:value-type="float" office:value="419.925445556641" calcext:value-type="float">
            <text:p>419.925445556641</text:p>
          </table:table-cell>
        </table:table-row>
        <table:table-row table:style-name="ro1">
          <table:table-cell office:value-type="string" calcext:value-type="string">
            <text:p>510.04547119140625</text:p>
          </table:table-cell>
          <table:table-cell table:formula="of:=[.A262]*1" office:value-type="float" office:value="510.045471191406" calcext:value-type="float">
            <text:p>510.045471191406</text:p>
          </table:table-cell>
          <table:table-cell office:value-type="float" office:value="487.190643310547" calcext:value-type="float">
            <text:p>487.190643310547</text:p>
          </table:table-cell>
          <table:table-cell office:value-type="float" office:value="520.848815917969" calcext:value-type="float">
            <text:p>520.848815917969</text:p>
          </table:table-cell>
        </table:table-row>
        <table:table-row table:style-name="ro1">
          <table:table-cell office:value-type="string" calcext:value-type="string">
            <text:p>555.5833129882812</text:p>
          </table:table-cell>
          <table:table-cell table:formula="of:=[.A263]*1" office:value-type="float" office:value="555.583312988281" calcext:value-type="float">
            <text:p>555.583312988281</text:p>
          </table:table-cell>
          <table:table-cell office:value-type="float" office:value="657.677429199219" calcext:value-type="float">
            <text:p>657.677429199219</text:p>
          </table:table-cell>
          <table:table-cell office:value-type="float" office:value="397.908294677734" calcext:value-type="float">
            <text:p>397.908294677734</text:p>
          </table:table-cell>
        </table:table-row>
        <table:table-row table:style-name="ro1">
          <table:table-cell office:value-type="string" calcext:value-type="string">
            <text:p>616.349609375</text:p>
          </table:table-cell>
          <table:table-cell table:formula="of:=[.A264]*1" office:value-type="float" office:value="616.349609375" calcext:value-type="float">
            <text:p>616.349609375</text:p>
          </table:table-cell>
          <table:table-cell office:value-type="float" office:value="507.797546386719" calcext:value-type="float">
            <text:p>507.797546386719</text:p>
          </table:table-cell>
          <table:table-cell office:value-type="float" office:value="345.697143554687" calcext:value-type="float">
            <text:p>345.697143554687</text:p>
          </table:table-cell>
        </table:table-row>
        <table:table-row table:style-name="ro1">
          <table:table-cell office:value-type="string" calcext:value-type="string">
            <text:p>709.8766479492188</text:p>
          </table:table-cell>
          <table:table-cell table:formula="of:=[.A265]*1" office:value-type="float" office:value="709.876647949219" calcext:value-type="float">
            <text:p>709.876647949219</text:p>
          </table:table-cell>
          <table:table-cell office:value-type="float" office:value="391.062652587891" calcext:value-type="float">
            <text:p>391.062652587891</text:p>
          </table:table-cell>
          <table:table-cell office:value-type="float" office:value="415.578277587891" calcext:value-type="float">
            <text:p>415.578277587891</text:p>
          </table:table-cell>
        </table:table-row>
        <table:table-row table:style-name="ro1">
          <table:table-cell office:value-type="string" calcext:value-type="string">
            <text:p>584.5385131835938</text:p>
          </table:table-cell>
          <table:table-cell table:formula="of:=[.A266]*1" office:value-type="float" office:value="584.538513183594" calcext:value-type="float">
            <text:p>584.538513183594</text:p>
          </table:table-cell>
          <table:table-cell office:value-type="float" office:value="606.848876953125" calcext:value-type="float">
            <text:p>606.848876953125</text:p>
          </table:table-cell>
          <table:table-cell office:value-type="float" office:value="369.560729980469" calcext:value-type="float">
            <text:p>369.560729980469</text:p>
          </table:table-cell>
        </table:table-row>
        <table:table-row table:style-name="ro1">
          <table:table-cell office:value-type="string" calcext:value-type="string">
            <text:p>669.9051513671875</text:p>
          </table:table-cell>
          <table:table-cell table:formula="of:=[.A267]*1" office:value-type="float" office:value="669.905151367188" calcext:value-type="float">
            <text:p>669.905151367188</text:p>
          </table:table-cell>
          <table:table-cell office:value-type="float" office:value="494.061004638672" calcext:value-type="float">
            <text:p>494.061004638672</text:p>
          </table:table-cell>
          <table:table-cell office:value-type="float" office:value="284.75732421875" calcext:value-type="float">
            <text:p>284.75732421875</text:p>
          </table:table-cell>
        </table:table-row>
        <table:table-row table:style-name="ro1">
          <table:table-cell office:value-type="string" calcext:value-type="string">
            <text:p>577.60400390625</text:p>
          </table:table-cell>
          <table:table-cell table:formula="of:=[.A268]*1" office:value-type="float" office:value="577.60400390625" calcext:value-type="float">
            <text:p>577.60400390625</text:p>
          </table:table-cell>
          <table:table-cell office:value-type="float" office:value="517.804504394531" calcext:value-type="float">
            <text:p>517.804504394531</text:p>
          </table:table-cell>
          <table:table-cell office:value-type="float" office:value="490.690216064453" calcext:value-type="float">
            <text:p>490.690216064453</text:p>
          </table:table-cell>
        </table:table-row>
        <table:table-row table:style-name="ro1">
          <table:table-cell office:value-type="string" calcext:value-type="string">
            <text:p>493.4145202636719</text:p>
          </table:table-cell>
          <table:table-cell table:formula="of:=[.A269]*1" office:value-type="float" office:value="493.414520263672" calcext:value-type="float">
            <text:p>493.414520263672</text:p>
          </table:table-cell>
          <table:table-cell office:value-type="float" office:value="617.392761230469" calcext:value-type="float">
            <text:p>617.392761230469</text:p>
          </table:table-cell>
          <table:table-cell office:value-type="float" office:value="384.315582275391" calcext:value-type="float">
            <text:p>384.315582275391</text:p>
          </table:table-cell>
        </table:table-row>
        <table:table-row table:style-name="ro1">
          <table:table-cell office:value-type="string" calcext:value-type="string">
            <text:p>519.0311889648438</text:p>
          </table:table-cell>
          <table:table-cell table:formula="of:=[.A270]*1" office:value-type="float" office:value="519.031188964844" calcext:value-type="float">
            <text:p>519.031188964844</text:p>
          </table:table-cell>
          <table:table-cell office:value-type="float" office:value="499.282897949219" calcext:value-type="float">
            <text:p>499.282897949219</text:p>
          </table:table-cell>
          <table:table-cell office:value-type="float" office:value="362.317504882812" calcext:value-type="float">
            <text:p>362.317504882812</text:p>
          </table:table-cell>
        </table:table-row>
        <table:table-row table:style-name="ro1">
          <table:table-cell office:value-type="string" calcext:value-type="string">
            <text:p>548.4186401367188</text:p>
          </table:table-cell>
          <table:table-cell table:formula="of:=[.A271]*1" office:value-type="float" office:value="548.418640136719" calcext:value-type="float">
            <text:p>548.418640136719</text:p>
          </table:table-cell>
          <table:table-cell office:value-type="float" office:value="570.501831054688" calcext:value-type="float">
            <text:p>570.501831054688</text:p>
          </table:table-cell>
          <table:table-cell office:value-type="float" office:value="548.105224609375" calcext:value-type="float">
            <text:p>548.105224609375</text:p>
          </table:table-cell>
        </table:table-row>
        <table:table-row table:style-name="ro1">
          <table:table-cell office:value-type="string" calcext:value-type="string">
            <text:p>495.570556640625</text:p>
          </table:table-cell>
          <table:table-cell table:formula="of:=[.A272]*1" office:value-type="float" office:value="495.570556640625" calcext:value-type="float">
            <text:p>495.570556640625</text:p>
          </table:table-cell>
          <table:table-cell office:value-type="float" office:value="570.095458984375" calcext:value-type="float">
            <text:p>570.095458984375</text:p>
          </table:table-cell>
          <table:table-cell office:value-type="float" office:value="311.755310058594" calcext:value-type="float">
            <text:p>311.755310058594</text:p>
          </table:table-cell>
        </table:table-row>
        <table:table-row table:style-name="ro1">
          <table:table-cell office:value-type="string" calcext:value-type="string">
            <text:p>478.8827819824219</text:p>
          </table:table-cell>
          <table:table-cell table:formula="of:=[.A273]*1" office:value-type="float" office:value="478.882781982422" calcext:value-type="float">
            <text:p>478.882781982422</text:p>
          </table:table-cell>
          <table:table-cell office:value-type="float" office:value="603.071228027344" calcext:value-type="float">
            <text:p>603.071228027344</text:p>
          </table:table-cell>
          <table:table-cell office:value-type="float" office:value="282.822296142578" calcext:value-type="float">
            <text:p>282.822296142578</text:p>
          </table:table-cell>
        </table:table-row>
        <table:table-row table:style-name="ro1">
          <table:table-cell office:value-type="string" calcext:value-type="string">
            <text:p>559.5196533203125</text:p>
          </table:table-cell>
          <table:table-cell table:formula="of:=[.A274]*1" office:value-type="float" office:value="559.519653320313" calcext:value-type="float">
            <text:p>559.519653320313</text:p>
          </table:table-cell>
          <table:table-cell office:value-type="float" office:value="524.359436035156" calcext:value-type="float">
            <text:p>524.359436035156</text:p>
          </table:table-cell>
          <table:table-cell office:value-type="float" office:value="302.903625488281" calcext:value-type="float">
            <text:p>302.903625488281</text:p>
          </table:table-cell>
        </table:table-row>
        <table:table-row table:style-name="ro1">
          <table:table-cell office:value-type="string" calcext:value-type="string">
            <text:p>560.0589599609375</text:p>
          </table:table-cell>
          <table:table-cell table:formula="of:=[.A275]*1" office:value-type="float" office:value="560.058959960938" calcext:value-type="float">
            <text:p>560.058959960938</text:p>
          </table:table-cell>
          <table:table-cell office:value-type="float" office:value="575.986328125" calcext:value-type="float">
            <text:p>575.986328125</text:p>
          </table:table-cell>
          <table:table-cell office:value-type="float" office:value="370.881164550781" calcext:value-type="float">
            <text:p>370.881164550781</text:p>
          </table:table-cell>
        </table:table-row>
        <table:table-row table:style-name="ro1">
          <table:table-cell office:value-type="string" calcext:value-type="string">
            <text:p>688.3649291992188</text:p>
          </table:table-cell>
          <table:table-cell table:formula="of:=[.A276]*1" office:value-type="float" office:value="688.364929199219" calcext:value-type="float">
            <text:p>688.364929199219</text:p>
          </table:table-cell>
          <table:table-cell office:value-type="float" office:value="584.95263671875" calcext:value-type="float">
            <text:p>584.95263671875</text:p>
          </table:table-cell>
          <table:table-cell office:value-type="float" office:value="261.603240966797" calcext:value-type="float">
            <text:p>261.603240966797</text:p>
          </table:table-cell>
        </table:table-row>
        <table:table-row table:style-name="ro1">
          <table:table-cell office:value-type="string" calcext:value-type="string">
            <text:p>559.7029418945312</text:p>
          </table:table-cell>
          <table:table-cell table:formula="of:=[.A277]*1" office:value-type="float" office:value="559.702941894531" calcext:value-type="float">
            <text:p>559.702941894531</text:p>
          </table:table-cell>
          <table:table-cell office:value-type="float" office:value="549.178955078125" calcext:value-type="float">
            <text:p>549.178955078125</text:p>
          </table:table-cell>
          <table:table-cell office:value-type="float" office:value="267.348937988281" calcext:value-type="float">
            <text:p>267.348937988281</text:p>
          </table:table-cell>
        </table:table-row>
        <table:table-row table:style-name="ro1">
          <table:table-cell office:value-type="string" calcext:value-type="string">
            <text:p>539.2691040039062</text:p>
          </table:table-cell>
          <table:table-cell table:formula="of:=[.A278]*1" office:value-type="float" office:value="539.269104003906" calcext:value-type="float">
            <text:p>539.269104003906</text:p>
          </table:table-cell>
          <table:table-cell office:value-type="float" office:value="597.605590820313" calcext:value-type="float">
            <text:p>597.605590820313</text:p>
          </table:table-cell>
          <table:table-cell office:value-type="float" office:value="439.709869384766" calcext:value-type="float">
            <text:p>439.709869384766</text:p>
          </table:table-cell>
        </table:table-row>
        <table:table-row table:style-name="ro1">
          <table:table-cell office:value-type="string" calcext:value-type="string">
            <text:p>498.2476501464844</text:p>
          </table:table-cell>
          <table:table-cell table:formula="of:=[.A279]*1" office:value-type="float" office:value="498.247650146484" calcext:value-type="float">
            <text:p>498.247650146484</text:p>
          </table:table-cell>
          <table:table-cell office:value-type="float" office:value="478.672424316406" calcext:value-type="float">
            <text:p>478.672424316406</text:p>
          </table:table-cell>
          <table:table-cell office:value-type="float" office:value="366.197113037109" calcext:value-type="float">
            <text:p>366.197113037109</text:p>
          </table:table-cell>
        </table:table-row>
        <table:table-row table:style-name="ro1">
          <table:table-cell office:value-type="string" calcext:value-type="string">
            <text:p>515.4200439453125</text:p>
          </table:table-cell>
          <table:table-cell table:formula="of:=[.A280]*1" office:value-type="float" office:value="515.420043945313" calcext:value-type="float">
            <text:p>515.420043945313</text:p>
          </table:table-cell>
          <table:table-cell office:value-type="float" office:value="583.894104003906" calcext:value-type="float">
            <text:p>583.894104003906</text:p>
          </table:table-cell>
          <table:table-cell office:value-type="float" office:value="357.788879394531" calcext:value-type="float">
            <text:p>357.788879394531</text:p>
          </table:table-cell>
        </table:table-row>
        <table:table-row table:style-name="ro1">
          <table:table-cell office:value-type="string" calcext:value-type="string">
            <text:p>632.9904174804688</text:p>
          </table:table-cell>
          <table:table-cell table:formula="of:=[.A281]*1" office:value-type="float" office:value="632.990417480469" calcext:value-type="float">
            <text:p>632.990417480469</text:p>
          </table:table-cell>
          <table:table-cell office:value-type="float" office:value="619.498901367188" calcext:value-type="float">
            <text:p>619.498901367188</text:p>
          </table:table-cell>
          <table:table-cell office:value-type="float" office:value="447.370849609375" calcext:value-type="float">
            <text:p>447.370849609375</text:p>
          </table:table-cell>
        </table:table-row>
        <table:table-row table:style-name="ro1">
          <table:table-cell office:value-type="string" calcext:value-type="string">
            <text:p>513.0864868164062</text:p>
          </table:table-cell>
          <table:table-cell table:formula="of:=[.A282]*1" office:value-type="float" office:value="513.086486816406" calcext:value-type="float">
            <text:p>513.086486816406</text:p>
          </table:table-cell>
          <table:table-cell office:value-type="float" office:value="522.507568359375" calcext:value-type="float">
            <text:p>522.507568359375</text:p>
          </table:table-cell>
          <table:table-cell office:value-type="float" office:value="281.142425537109" calcext:value-type="float">
            <text:p>281.142425537109</text:p>
          </table:table-cell>
        </table:table-row>
        <table:table-row table:style-name="ro1">
          <table:table-cell office:value-type="string" calcext:value-type="string">
            <text:p>587.7179565429688</text:p>
          </table:table-cell>
          <table:table-cell table:formula="of:=[.A283]*1" office:value-type="float" office:value="587.717956542969" calcext:value-type="float">
            <text:p>587.717956542969</text:p>
          </table:table-cell>
          <table:table-cell office:value-type="float" office:value="569.053100585938" calcext:value-type="float">
            <text:p>569.053100585938</text:p>
          </table:table-cell>
          <table:table-cell office:value-type="float" office:value="451.540954589844" calcext:value-type="float">
            <text:p>451.540954589844</text:p>
          </table:table-cell>
        </table:table-row>
        <table:table-row table:style-name="ro1">
          <table:table-cell office:value-type="string" calcext:value-type="string">
            <text:p>665.1281127929688</text:p>
          </table:table-cell>
          <table:table-cell table:formula="of:=[.A284]*1" office:value-type="float" office:value="665.128112792969" calcext:value-type="float">
            <text:p>665.128112792969</text:p>
          </table:table-cell>
          <table:table-cell office:value-type="float" office:value="549.969360351563" calcext:value-type="float">
            <text:p>549.969360351563</text:p>
          </table:table-cell>
          <table:table-cell office:value-type="float" office:value="325.194854736328" calcext:value-type="float">
            <text:p>325.194854736328</text:p>
          </table:table-cell>
        </table:table-row>
        <table:table-row table:style-name="ro1">
          <table:table-cell office:value-type="string" calcext:value-type="string">
            <text:p>562.8042602539062</text:p>
          </table:table-cell>
          <table:table-cell table:formula="of:=[.A285]*1" office:value-type="float" office:value="562.804260253906" calcext:value-type="float">
            <text:p>562.804260253906</text:p>
          </table:table-cell>
          <table:table-cell office:value-type="float" office:value="508.286956787109" calcext:value-type="float">
            <text:p>508.286956787109</text:p>
          </table:table-cell>
          <table:table-cell office:value-type="float" office:value="377.071014404297" calcext:value-type="float">
            <text:p>377.071014404297</text:p>
          </table:table-cell>
        </table:table-row>
        <table:table-row table:style-name="ro1">
          <table:table-cell office:value-type="string" calcext:value-type="string">
            <text:p>474.6129455566406</text:p>
          </table:table-cell>
          <table:table-cell table:formula="of:=[.A286]*1" office:value-type="float" office:value="474.612945556641" calcext:value-type="float">
            <text:p>474.612945556641</text:p>
          </table:table-cell>
          <table:table-cell office:value-type="float" office:value="599.158020019531" calcext:value-type="float">
            <text:p>599.158020019531</text:p>
          </table:table-cell>
          <table:table-cell office:value-type="float" office:value="375.652465820312" calcext:value-type="float">
            <text:p>375.652465820312</text:p>
          </table:table-cell>
        </table:table-row>
        <table:table-row table:style-name="ro1">
          <table:table-cell office:value-type="string" calcext:value-type="string">
            <text:p>593.6175537109375</text:p>
          </table:table-cell>
          <table:table-cell table:formula="of:=[.A287]*1" office:value-type="float" office:value="593.617553710938" calcext:value-type="float">
            <text:p>593.617553710938</text:p>
          </table:table-cell>
          <table:table-cell office:value-type="float" office:value="531.675415039063" calcext:value-type="float">
            <text:p>531.675415039063</text:p>
          </table:table-cell>
          <table:table-cell office:value-type="float" office:value="414.6845703125" calcext:value-type="float">
            <text:p>414.6845703125</text:p>
          </table:table-cell>
        </table:table-row>
        <table:table-row table:style-name="ro1">
          <table:table-cell office:value-type="string" calcext:value-type="string">
            <text:p>641.2131958007812</text:p>
          </table:table-cell>
          <table:table-cell table:formula="of:=[.A288]*1" office:value-type="float" office:value="641.213195800781" calcext:value-type="float">
            <text:p>641.213195800781</text:p>
          </table:table-cell>
          <table:table-cell office:value-type="float" office:value="565.48583984375" calcext:value-type="float">
            <text:p>565.48583984375</text:p>
          </table:table-cell>
          <table:table-cell office:value-type="float" office:value="436.765930175781" calcext:value-type="float">
            <text:p>436.765930175781</text:p>
          </table:table-cell>
        </table:table-row>
        <table:table-row table:style-name="ro1">
          <table:table-cell office:value-type="string" calcext:value-type="string">
            <text:p>649.8701782226562</text:p>
          </table:table-cell>
          <table:table-cell table:formula="of:=[.A289]*1" office:value-type="float" office:value="649.870178222656" calcext:value-type="float">
            <text:p>649.870178222656</text:p>
          </table:table-cell>
          <table:table-cell office:value-type="float" office:value="472.998565673828" calcext:value-type="float">
            <text:p>472.998565673828</text:p>
          </table:table-cell>
          <table:table-cell office:value-type="float" office:value="404.435028076172" calcext:value-type="float">
            <text:p>404.435028076172</text:p>
          </table:table-cell>
        </table:table-row>
        <table:table-row table:style-name="ro1">
          <table:table-cell office:value-type="string" calcext:value-type="string">
            <text:p>505.3680725097656</text:p>
          </table:table-cell>
          <table:table-cell table:formula="of:=[.A290]*1" office:value-type="float" office:value="505.368072509766" calcext:value-type="float">
            <text:p>505.368072509766</text:p>
          </table:table-cell>
          <table:table-cell office:value-type="float" office:value="502.522857666016" calcext:value-type="float">
            <text:p>502.522857666016</text:p>
          </table:table-cell>
          <table:table-cell office:value-type="float" office:value="341.350433349609" calcext:value-type="float">
            <text:p>341.350433349609</text:p>
          </table:table-cell>
        </table:table-row>
        <table:table-row table:style-name="ro1">
          <table:table-cell office:value-type="string" calcext:value-type="string">
            <text:p>617.3515625</text:p>
          </table:table-cell>
          <table:table-cell table:formula="of:=[.A291]*1" office:value-type="float" office:value="617.3515625" calcext:value-type="float">
            <text:p>617.3515625</text:p>
          </table:table-cell>
          <table:table-cell office:value-type="float" office:value="492.207122802734" calcext:value-type="float">
            <text:p>492.207122802734</text:p>
          </table:table-cell>
          <table:table-cell office:value-type="float" office:value="378.284454345703" calcext:value-type="float">
            <text:p>378.284454345703</text:p>
          </table:table-cell>
        </table:table-row>
        <table:table-row table:style-name="ro1">
          <table:table-cell office:value-type="string" calcext:value-type="string">
            <text:p>682.5052490234375</text:p>
          </table:table-cell>
          <table:table-cell table:formula="of:=[.A292]*1" office:value-type="float" office:value="682.505249023438" calcext:value-type="float">
            <text:p>682.505249023438</text:p>
          </table:table-cell>
          <table:table-cell office:value-type="float" office:value="603.765686035156" calcext:value-type="float">
            <text:p>603.765686035156</text:p>
          </table:table-cell>
          <table:table-cell office:value-type="float" office:value="412.525207519531" calcext:value-type="float">
            <text:p>412.525207519531</text:p>
          </table:table-cell>
        </table:table-row>
        <table:table-row table:style-name="ro1">
          <table:table-cell office:value-type="string" calcext:value-type="string">
            <text:p>546.2362670898438</text:p>
          </table:table-cell>
          <table:table-cell table:formula="of:=[.A293]*1" office:value-type="float" office:value="546.236267089844" calcext:value-type="float">
            <text:p>546.236267089844</text:p>
          </table:table-cell>
          <table:table-cell office:value-type="float" office:value="463.044647216797" calcext:value-type="float">
            <text:p>463.044647216797</text:p>
          </table:table-cell>
          <table:table-cell office:value-type="float" office:value="322.389343261719" calcext:value-type="float">
            <text:p>322.389343261719</text:p>
          </table:table-cell>
        </table:table-row>
        <table:table-row table:style-name="ro1">
          <table:table-cell office:value-type="string" calcext:value-type="string">
            <text:p>649.6837768554688</text:p>
          </table:table-cell>
          <table:table-cell table:formula="of:=[.A294]*1" office:value-type="float" office:value="649.683776855469" calcext:value-type="float">
            <text:p>649.683776855469</text:p>
          </table:table-cell>
          <table:table-cell office:value-type="float" office:value="471.541900634766" calcext:value-type="float">
            <text:p>471.541900634766</text:p>
          </table:table-cell>
          <table:table-cell office:value-type="float" office:value="499.162414550781" calcext:value-type="float">
            <text:p>499.162414550781</text:p>
          </table:table-cell>
        </table:table-row>
        <table:table-row table:style-name="ro1">
          <table:table-cell office:value-type="string" calcext:value-type="string">
            <text:p>560.0484008789062</text:p>
          </table:table-cell>
          <table:table-cell table:formula="of:=[.A295]*1" office:value-type="float" office:value="560.048400878906" calcext:value-type="float">
            <text:p>560.048400878906</text:p>
          </table:table-cell>
          <table:table-cell office:value-type="float" office:value="477.115447998047" calcext:value-type="float">
            <text:p>477.115447998047</text:p>
          </table:table-cell>
          <table:table-cell office:value-type="float" office:value="406.913299560547" calcext:value-type="float">
            <text:p>406.913299560547</text:p>
          </table:table-cell>
        </table:table-row>
        <table:table-row table:style-name="ro1">
          <table:table-cell office:value-type="string" calcext:value-type="string">
            <text:p>567.0116577148438</text:p>
          </table:table-cell>
          <table:table-cell table:formula="of:=[.A296]*1" office:value-type="float" office:value="567.011657714844" calcext:value-type="float">
            <text:p>567.011657714844</text:p>
          </table:table-cell>
          <table:table-cell office:value-type="float" office:value="452.677276611328" calcext:value-type="float">
            <text:p>452.677276611328</text:p>
          </table:table-cell>
          <table:table-cell office:value-type="float" office:value="396.448150634766" calcext:value-type="float">
            <text:p>396.448150634766</text:p>
          </table:table-cell>
        </table:table-row>
        <table:table-row table:style-name="ro1">
          <table:table-cell office:value-type="string" calcext:value-type="string">
            <text:p>545.3458862304688</text:p>
          </table:table-cell>
          <table:table-cell table:formula="of:=[.A297]*1" office:value-type="float" office:value="545.345886230469" calcext:value-type="float">
            <text:p>545.345886230469</text:p>
          </table:table-cell>
          <table:table-cell office:value-type="float" office:value="506.083038330078" calcext:value-type="float">
            <text:p>506.083038330078</text:p>
          </table:table-cell>
          <table:table-cell office:value-type="float" office:value="333.322418212891" calcext:value-type="float">
            <text:p>333.322418212891</text:p>
          </table:table-cell>
        </table:table-row>
        <table:table-row table:style-name="ro1">
          <table:table-cell office:value-type="string" calcext:value-type="string">
            <text:p>515.0116577148438</text:p>
          </table:table-cell>
          <table:table-cell table:formula="of:=[.A298]*1" office:value-type="float" office:value="515.011657714844" calcext:value-type="float">
            <text:p>515.011657714844</text:p>
          </table:table-cell>
          <table:table-cell office:value-type="float" office:value="516.792053222656" calcext:value-type="float">
            <text:p>516.792053222656</text:p>
          </table:table-cell>
          <table:table-cell office:value-type="float" office:value="301.770629882812" calcext:value-type="float">
            <text:p>301.770629882812</text:p>
          </table:table-cell>
        </table:table-row>
        <table:table-row table:style-name="ro1">
          <table:table-cell office:value-type="string" calcext:value-type="string">
            <text:p>645.8082275390625</text:p>
          </table:table-cell>
          <table:table-cell table:formula="of:=[.A299]*1" office:value-type="float" office:value="645.808227539063" calcext:value-type="float">
            <text:p>645.808227539063</text:p>
          </table:table-cell>
          <table:table-cell office:value-type="float" office:value="622.334533691406" calcext:value-type="float">
            <text:p>622.334533691406</text:p>
          </table:table-cell>
          <table:table-cell office:value-type="float" office:value="334.246032714844" calcext:value-type="float">
            <text:p>334.246032714844</text:p>
          </table:table-cell>
        </table:table-row>
        <table:table-row table:style-name="ro1">
          <table:table-cell office:value-type="string" calcext:value-type="string">
            <text:p>597.4954833984375</text:p>
          </table:table-cell>
          <table:table-cell table:formula="of:=[.A300]*1" office:value-type="float" office:value="597.495483398438" calcext:value-type="float">
            <text:p>597.495483398438</text:p>
          </table:table-cell>
          <table:table-cell office:value-type="float" office:value="517.773742675781" calcext:value-type="float">
            <text:p>517.773742675781</text:p>
          </table:table-cell>
          <table:table-cell office:value-type="float" office:value="377.293487548828" calcext:value-type="float">
            <text:p>377.293487548828</text:p>
          </table:table-cell>
        </table:table-row>
        <table:table-row table:style-name="ro1">
          <table:table-cell office:value-type="string" calcext:value-type="string">
            <text:p>603.783447265625</text:p>
          </table:table-cell>
          <table:table-cell table:formula="of:=[.A301]*1" office:value-type="float" office:value="603.783447265625" calcext:value-type="float">
            <text:p>603.783447265625</text:p>
          </table:table-cell>
          <table:table-cell office:value-type="float" office:value="477.156890869141" calcext:value-type="float">
            <text:p>477.156890869141</text:p>
          </table:table-cell>
          <table:table-cell office:value-type="float" office:value="415.674163818359" calcext:value-type="float">
            <text:p>415.674163818359</text:p>
          </table:table-cell>
        </table:table-row>
        <table:table-row table:style-name="ro1">
          <table:table-cell office:value-type="string" calcext:value-type="string">
            <text:p>625.4387817382812</text:p>
          </table:table-cell>
          <table:table-cell table:formula="of:=[.A302]*1" office:value-type="float" office:value="625.438781738281" calcext:value-type="float">
            <text:p>625.438781738281</text:p>
          </table:table-cell>
          <table:table-cell office:value-type="float" office:value="539.264587402344" calcext:value-type="float">
            <text:p>539.264587402344</text:p>
          </table:table-cell>
          <table:table-cell office:value-type="float" office:value="402.390716552734" calcext:value-type="float">
            <text:p>402.390716552734</text:p>
          </table:table-cell>
        </table:table-row>
        <table:table-row table:style-name="ro1">
          <table:table-cell office:value-type="string" calcext:value-type="string">
            <text:p>526.1996459960938</text:p>
          </table:table-cell>
          <table:table-cell table:formula="of:=[.A303]*1" office:value-type="float" office:value="526.199645996094" calcext:value-type="float">
            <text:p>526.199645996094</text:p>
          </table:table-cell>
          <table:table-cell office:value-type="float" office:value="593.190673828125" calcext:value-type="float">
            <text:p>593.190673828125</text:p>
          </table:table-cell>
          <table:table-cell office:value-type="float" office:value="437.994689941406" calcext:value-type="float">
            <text:p>437.994689941406</text:p>
          </table:table-cell>
        </table:table-row>
        <table:table-row table:style-name="ro1">
          <table:table-cell office:value-type="string" calcext:value-type="string">
            <text:p>605.4381713867188</text:p>
          </table:table-cell>
          <table:table-cell table:formula="of:=[.A304]*1" office:value-type="float" office:value="605.438171386719" calcext:value-type="float">
            <text:p>605.438171386719</text:p>
          </table:table-cell>
          <table:table-cell office:value-type="float" office:value="566.390991210938" calcext:value-type="float">
            <text:p>566.390991210938</text:p>
          </table:table-cell>
          <table:table-cell office:value-type="float" office:value="344.0537109375" calcext:value-type="float">
            <text:p>344.0537109375</text:p>
          </table:table-cell>
        </table:table-row>
        <table:table-row table:style-name="ro1">
          <table:table-cell office:value-type="string" calcext:value-type="string">
            <text:p>582.6734008789062</text:p>
          </table:table-cell>
          <table:table-cell table:formula="of:=[.A305]*1" office:value-type="float" office:value="582.673400878906" calcext:value-type="float">
            <text:p>582.673400878906</text:p>
          </table:table-cell>
          <table:table-cell office:value-type="float" office:value="621.26416015625" calcext:value-type="float">
            <text:p>621.26416015625</text:p>
          </table:table-cell>
          <table:table-cell office:value-type="float" office:value="379.180480957031" calcext:value-type="float">
            <text:p>379.180480957031</text:p>
          </table:table-cell>
        </table:table-row>
        <table:table-row table:style-name="ro1">
          <table:table-cell office:value-type="string" calcext:value-type="string">
            <text:p>627.4736328125</text:p>
          </table:table-cell>
          <table:table-cell table:formula="of:=[.A306]*1" office:value-type="float" office:value="627.4736328125" calcext:value-type="float">
            <text:p>627.4736328125</text:p>
          </table:table-cell>
          <table:table-cell office:value-type="float" office:value="549.540222167969" calcext:value-type="float">
            <text:p>549.540222167969</text:p>
          </table:table-cell>
          <table:table-cell office:value-type="float" office:value="382.594635009766" calcext:value-type="float">
            <text:p>382.594635009766</text:p>
          </table:table-cell>
        </table:table-row>
        <table:table-row table:style-name="ro1">
          <table:table-cell office:value-type="string" calcext:value-type="string">
            <text:p>521.837646484375</text:p>
          </table:table-cell>
          <table:table-cell table:formula="of:=[.A307]*1" office:value-type="float" office:value="521.837646484375" calcext:value-type="float">
            <text:p>521.837646484375</text:p>
          </table:table-cell>
          <table:table-cell office:value-type="float" office:value="576.152038574219" calcext:value-type="float">
            <text:p>576.152038574219</text:p>
          </table:table-cell>
          <table:table-cell office:value-type="float" office:value="454.944427490234" calcext:value-type="float">
            <text:p>454.944427490234</text:p>
          </table:table-cell>
        </table:table-row>
        <table:table-row table:style-name="ro1">
          <table:table-cell office:value-type="string" calcext:value-type="string">
            <text:p>552.5010375976562</text:p>
          </table:table-cell>
          <table:table-cell table:formula="of:=[.A308]*1" office:value-type="float" office:value="552.501037597656" calcext:value-type="float">
            <text:p>552.501037597656</text:p>
          </table:table-cell>
          <table:table-cell office:value-type="float" office:value="518.308044433594" calcext:value-type="float">
            <text:p>518.308044433594</text:p>
          </table:table-cell>
          <table:table-cell office:value-type="float" office:value="361.552276611328" calcext:value-type="float">
            <text:p>361.552276611328</text:p>
          </table:table-cell>
        </table:table-row>
        <table:table-row table:style-name="ro1">
          <table:table-cell office:value-type="string" calcext:value-type="string">
            <text:p>544.5897827148438</text:p>
          </table:table-cell>
          <table:table-cell table:formula="of:=[.A309]*1" office:value-type="float" office:value="544.589782714844" calcext:value-type="float">
            <text:p>544.589782714844</text:p>
          </table:table-cell>
          <table:table-cell office:value-type="float" office:value="610.851806640625" calcext:value-type="float">
            <text:p>610.851806640625</text:p>
          </table:table-cell>
          <table:table-cell office:value-type="float" office:value="380.022827148438" calcext:value-type="float">
            <text:p>380.022827148438</text:p>
          </table:table-cell>
        </table:table-row>
        <table:table-row table:style-name="ro1">
          <table:table-cell office:value-type="string" calcext:value-type="string">
            <text:p>587.3295288085938</text:p>
          </table:table-cell>
          <table:table-cell table:formula="of:=[.A310]*1" office:value-type="float" office:value="587.329528808594" calcext:value-type="float">
            <text:p>587.329528808594</text:p>
          </table:table-cell>
          <table:table-cell office:value-type="float" office:value="627.527160644531" calcext:value-type="float">
            <text:p>627.527160644531</text:p>
          </table:table-cell>
          <table:table-cell office:value-type="float" office:value="261.035949707031" calcext:value-type="float">
            <text:p>261.035949707031</text:p>
          </table:table-cell>
        </table:table-row>
        <table:table-row table:style-name="ro1">
          <table:table-cell office:value-type="string" calcext:value-type="string">
            <text:p>666.6988525390625</text:p>
          </table:table-cell>
          <table:table-cell table:formula="of:=[.A311]*1" office:value-type="float" office:value="666.698852539063" calcext:value-type="float">
            <text:p>666.698852539063</text:p>
          </table:table-cell>
          <table:table-cell office:value-type="float" office:value="499.846893310547" calcext:value-type="float">
            <text:p>499.846893310547</text:p>
          </table:table-cell>
          <table:table-cell office:value-type="float" office:value="338.113372802734" calcext:value-type="float">
            <text:p>338.113372802734</text:p>
          </table:table-cell>
        </table:table-row>
        <table:table-row table:style-name="ro1">
          <table:table-cell office:value-type="string" calcext:value-type="string">
            <text:p>602.8798217773438</text:p>
          </table:table-cell>
          <table:table-cell table:formula="of:=[.A312]*1" office:value-type="float" office:value="602.879821777344" calcext:value-type="float">
            <text:p>602.879821777344</text:p>
          </table:table-cell>
          <table:table-cell office:value-type="float" office:value="526.9970703125" calcext:value-type="float">
            <text:p>526.9970703125</text:p>
          </table:table-cell>
          <table:table-cell office:value-type="float" office:value="185.524978637695" calcext:value-type="float">
            <text:p>185.524978637695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22:41:07.299411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22:47:57.845844691</dc:date>
    <meta:editing-duration>PT18M56S</meta:editing-duration>
    <meta:editing-cycles>3</meta:editing-cycles>
    <meta:generator>LibreOffice/6.2.4.2.0$Linux_X86_64 LibreOffice_project/20$Build-2</meta:generator>
    <meta:document-statistic meta:table-count="1" meta:cell-count="12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47cm" svg:height="19.383cm" xlink:href=".." xlink:type="simple" chart:class="chart:line" chart:style-name="ch1">
        <chart:title svg:x="14.95cm" svg:y="0.522cm" chart:style-name="ch2">
          <text:p>Margem = 20</text:p>
        </chart:title>
        <chart:legend chart:legend-position="end" svg:x="27.586cm" svg:y="8.981cm" style:legend-expansion="high" chart:style-name="ch3"/>
        <chart:plot-area chart:style-name="ch4" table:cell-range-address="cost_train_21.B1:cost_train_21.D312" chart:data-source-has-labels="row" svg:x="1.604cm" svg:y="1.66cm" svg:width="25.324cm" svg:height="16.42cm">
          <chartooo:coordinate-region svg:x="2.668cm" svg:y="1.823cm" svg:width="24.26cm" svg:height="15.328cm"/>
          <chart:axis chart:dimension="x" chart:name="primary-x" chart:style-name="ch5">
            <chart:title svg:x="13.768cm" svg:y="18.468cm" chart:style-name="ch6">
              <text:p>Passo</text:p>
            </chart:title>
          </chart:axis>
          <chart:axis chart:dimension="y" chart:name="primary-y" chart:style-name="ch5">
            <chart:title svg:x="0.451cm" svg:y="11.451cm" chart:style-name="ch7">
              <text:p>Custo médio da batch</text:p>
            </chart:title>
            <chart:grid chart:style-name="ch8" chart:class="major"/>
          </chart:axis>
          <chart:series chart:style-name="ch9" chart:values-cell-range-address="cost_train_21.B2:cost_train_21.B312" chart:label-cell-address="cost_train_21.B1:cost_train_21.B1" chart:class="chart:line">
            <chart:data-point chart:repeated="311"/>
          </chart:series>
          <chart:series chart:style-name="ch10" chart:values-cell-range-address="cost_train_21.C2:cost_train_21.C312" chart:label-cell-address="cost_train_21.C1:cost_train_21.C1" chart:class="chart:line">
            <chart:data-point chart:repeated="311"/>
          </chart:series>
          <chart:series chart:style-name="ch11" chart:values-cell-range-address="cost_train_21.D2:cost_train_21.D312" chart:label-cell-address="cost_train_21.D1:cost_train_21.D1" chart:class="chart:line">
            <chart:data-point chart:repeated="3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 0.01 e l = 3 e l2 = 0.0001</text:p>
                <draw:g>
                  <svg:desc>cost_train_21.B1:cost_train_21.B1</svg:desc>
                </draw:g>
              </table:table-cell>
              <table:table-cell office:value-type="string">
                <text:p>Lr 0.05 e l = 3 e l2 = 0.00001</text:p>
                <draw:g>
                  <svg:desc>cost_train_21.C1:cost_train_21.C1</svg:desc>
                </draw:g>
              </table:table-cell>
              <table:table-cell office:value-type="string">
                <text:p>Lr 0.1 e l = 3 e l2 = 0.00001</text:p>
                <draw:g>
                  <svg:desc>cost_train_21.D1:cost_train_2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2.64013671875">
                <text:p>912.64013671875</text:p>
                <draw:g>
                  <svg:desc>cost_train_21.B2:cost_train_21.B312</svg:desc>
                </draw:g>
              </table:table-cell>
              <table:table-cell office:value-type="float" office:value="977.668273925781">
                <text:p>977.668273925781</text:p>
                <draw:g>
                  <svg:desc>cost_train_21.C2:cost_train_21.C312</svg:desc>
                </draw:g>
              </table:table-cell>
              <table:table-cell office:value-type="float" office:value="948.749633789063">
                <text:p>948.749633789063</text:p>
                <draw:g>
                  <svg:desc>cost_train_21.D2:cost_train_21.D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8.448303222656">
                <text:p>898.448303222656</text:p>
              </table:table-cell>
              <table:table-cell office:value-type="float" office:value="974.724304199219">
                <text:p>974.724304199219</text:p>
              </table:table-cell>
              <table:table-cell office:value-type="float" office:value="921.646423339844">
                <text:p>921.646423339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7.687072753906">
                <text:p>887.687072753906</text:p>
              </table:table-cell>
              <table:table-cell office:value-type="float" office:value="972.294250488281">
                <text:p>972.294250488281</text:p>
              </table:table-cell>
              <table:table-cell office:value-type="float" office:value="933.888916015625">
                <text:p>933.888916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2.430603027344">
                <text:p>902.430603027344</text:p>
              </table:table-cell>
              <table:table-cell office:value-type="float" office:value="962.251525878906">
                <text:p>962.251525878906</text:p>
              </table:table-cell>
              <table:table-cell office:value-type="float" office:value="924.672058105469">
                <text:p>924.672058105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7.616760253906">
                <text:p>897.616760253906</text:p>
              </table:table-cell>
              <table:table-cell office:value-type="float" office:value="968.891296386719">
                <text:p>968.891296386719</text:p>
              </table:table-cell>
              <table:table-cell office:value-type="float" office:value="922.784057617188">
                <text:p>922.784057617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9.683898925781">
                <text:p>889.683898925781</text:p>
              </table:table-cell>
              <table:table-cell office:value-type="float" office:value="953.095886230469">
                <text:p>953.095886230469</text:p>
              </table:table-cell>
              <table:table-cell office:value-type="float" office:value="967.106628417969">
                <text:p>967.106628417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5.344970703125">
                <text:p>885.344970703125</text:p>
              </table:table-cell>
              <table:table-cell office:value-type="float" office:value="940.963745117188">
                <text:p>940.963745117188</text:p>
              </table:table-cell>
              <table:table-cell office:value-type="float" office:value="905.83740234375">
                <text:p>905.83740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3.297668457031">
                <text:p>893.297668457031</text:p>
              </table:table-cell>
              <table:table-cell office:value-type="float" office:value="970.097595214844">
                <text:p>970.097595214844</text:p>
              </table:table-cell>
              <table:table-cell office:value-type="float" office:value="917.254028320312">
                <text:p>917.254028320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1.943420410156">
                <text:p>891.943420410156</text:p>
              </table:table-cell>
              <table:table-cell office:value-type="float" office:value="966.317993164063">
                <text:p>966.317993164063</text:p>
              </table:table-cell>
              <table:table-cell office:value-type="float" office:value="886.149291992188">
                <text:p>886.149291992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7.716369628906">
                <text:p>887.716369628906</text:p>
              </table:table-cell>
              <table:table-cell office:value-type="float" office:value="959.224914550781">
                <text:p>959.224914550781</text:p>
              </table:table-cell>
              <table:table-cell office:value-type="float" office:value="936.937377929688">
                <text:p>936.937377929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5.68896484375">
                <text:p>875.68896484375</text:p>
              </table:table-cell>
              <table:table-cell office:value-type="float" office:value="965.013732910156">
                <text:p>965.013732910156</text:p>
              </table:table-cell>
              <table:table-cell office:value-type="float" office:value="911.954956054688">
                <text:p>911.95495605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6.845458984375">
                <text:p>856.845458984375</text:p>
              </table:table-cell>
              <table:table-cell office:value-type="float" office:value="944.844787597656">
                <text:p>944.844787597656</text:p>
              </table:table-cell>
              <table:table-cell office:value-type="float" office:value="948.180236816406">
                <text:p>948.180236816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.158996582031">
                <text:p>857.158996582031</text:p>
              </table:table-cell>
              <table:table-cell office:value-type="float" office:value="931.791748046875">
                <text:p>931.791748046875</text:p>
              </table:table-cell>
              <table:table-cell office:value-type="float" office:value="873.922546386719">
                <text:p>873.922546386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1.701171875">
                <text:p>881.701171875</text:p>
              </table:table-cell>
              <table:table-cell office:value-type="float" office:value="962.801330566406">
                <text:p>962.801330566406</text:p>
              </table:table-cell>
              <table:table-cell office:value-type="float" office:value="926.623229980469">
                <text:p>926.623229980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0.895568847656">
                <text:p>890.895568847656</text:p>
              </table:table-cell>
              <table:table-cell office:value-type="float" office:value="961.823059082031">
                <text:p>961.823059082031</text:p>
              </table:table-cell>
              <table:table-cell office:value-type="float" office:value="866.460754394531">
                <text:p>866.460754394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1.671875">
                <text:p>851.671875</text:p>
              </table:table-cell>
              <table:table-cell office:value-type="float" office:value="933.214965820313">
                <text:p>933.214965820313</text:p>
              </table:table-cell>
              <table:table-cell office:value-type="float" office:value="897.924560546875">
                <text:p>897.9245605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7.086486816406">
                <text:p>867.086486816406</text:p>
              </table:table-cell>
              <table:table-cell office:value-type="float" office:value="927.28564453125">
                <text:p>927.28564453125</text:p>
              </table:table-cell>
              <table:table-cell office:value-type="float" office:value="887.850708007812">
                <text:p>887.850708007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5.011352539062">
                <text:p>865.011352539062</text:p>
              </table:table-cell>
              <table:table-cell office:value-type="float" office:value="936.526123046875">
                <text:p>936.526123046875</text:p>
              </table:table-cell>
              <table:table-cell office:value-type="float" office:value="887.192138671875">
                <text:p>887.19213867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5.778076171875">
                <text:p>855.778076171875</text:p>
              </table:table-cell>
              <table:table-cell office:value-type="float" office:value="934.011596679687">
                <text:p>934.011596679687</text:p>
              </table:table-cell>
              <table:table-cell office:value-type="float" office:value="913.892456054688">
                <text:p>913.892456054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8.466918945313">
                <text:p>888.466918945313</text:p>
              </table:table-cell>
              <table:table-cell office:value-type="float" office:value="931.221069335938">
                <text:p>931.221069335938</text:p>
              </table:table-cell>
              <table:table-cell office:value-type="float" office:value="832.261840820313">
                <text:p>832.261840820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8.456298828125">
                <text:p>878.456298828125</text:p>
              </table:table-cell>
              <table:table-cell office:value-type="float" office:value="922.870727539063">
                <text:p>922.870727539063</text:p>
              </table:table-cell>
              <table:table-cell office:value-type="float" office:value="901.363098144531">
                <text:p>901.363098144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7.342346191406">
                <text:p>827.342346191406</text:p>
              </table:table-cell>
              <table:table-cell office:value-type="float" office:value="923.101501464844">
                <text:p>923.101501464844</text:p>
              </table:table-cell>
              <table:table-cell office:value-type="float" office:value="934.029968261719">
                <text:p>934.029968261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6.101806640625">
                <text:p>826.101806640625</text:p>
              </table:table-cell>
              <table:table-cell office:value-type="float" office:value="924.281005859375">
                <text:p>924.281005859375</text:p>
              </table:table-cell>
              <table:table-cell office:value-type="float" office:value="834.968444824219">
                <text:p>834.968444824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6.919860839844">
                <text:p>806.919860839844</text:p>
              </table:table-cell>
              <table:table-cell office:value-type="float" office:value="918.497680664063">
                <text:p>918.497680664063</text:p>
              </table:table-cell>
              <table:table-cell office:value-type="float" office:value="869.187194824219">
                <text:p>869.187194824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5.353149414062">
                <text:p>815.353149414062</text:p>
              </table:table-cell>
              <table:table-cell office:value-type="float" office:value="884.230041503906">
                <text:p>884.230041503906</text:p>
              </table:table-cell>
              <table:table-cell office:value-type="float" office:value="788.278198242188">
                <text:p>788.278198242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1.823913574219">
                <text:p>831.823913574219</text:p>
              </table:table-cell>
              <table:table-cell office:value-type="float" office:value="918.604309082031">
                <text:p>918.604309082031</text:p>
              </table:table-cell>
              <table:table-cell office:value-type="float" office:value="858.399230957031">
                <text:p>858.399230957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3.9365234375">
                <text:p>873.9365234375</text:p>
              </table:table-cell>
              <table:table-cell office:value-type="float" office:value="900.50341796875">
                <text:p>900.50341796875</text:p>
              </table:table-cell>
              <table:table-cell office:value-type="float" office:value="838.986999511719">
                <text:p>838.986999511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5.041870117188">
                <text:p>795.041870117188</text:p>
              </table:table-cell>
              <table:table-cell office:value-type="float" office:value="904.118713378906">
                <text:p>904.118713378906</text:p>
              </table:table-cell>
              <table:table-cell office:value-type="float" office:value="793.760498046875">
                <text:p>793.760498046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1.775024414063">
                <text:p>821.775024414063</text:p>
              </table:table-cell>
              <table:table-cell office:value-type="float" office:value="923.064758300781">
                <text:p>923.064758300781</text:p>
              </table:table-cell>
              <table:table-cell office:value-type="float" office:value="795.078002929688">
                <text:p>795.078002929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8.577026367187">
                <text:p>848.577026367187</text:p>
              </table:table-cell>
              <table:table-cell office:value-type="float" office:value="916.782836914063">
                <text:p>916.782836914063</text:p>
              </table:table-cell>
              <table:table-cell office:value-type="float" office:value="801.328063964844">
                <text:p>801.328063964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4.701416015625">
                <text:p>834.701416015625</text:p>
              </table:table-cell>
              <table:table-cell office:value-type="float" office:value="887.822631835937">
                <text:p>887.822631835937</text:p>
              </table:table-cell>
              <table:table-cell office:value-type="float" office:value="869.642639160156">
                <text:p>869.642639160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2.33984375">
                <text:p>872.33984375</text:p>
              </table:table-cell>
              <table:table-cell office:value-type="float" office:value="918.195068359375">
                <text:p>918.195068359375</text:p>
              </table:table-cell>
              <table:table-cell office:value-type="float" office:value="842.873046875">
                <text:p>842.8730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6.528259277344">
                <text:p>796.528259277344</text:p>
              </table:table-cell>
              <table:table-cell office:value-type="float" office:value="924.033020019531">
                <text:p>924.033020019531</text:p>
              </table:table-cell>
              <table:table-cell office:value-type="float" office:value="803.409362792969">
                <text:p>803.4093627929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2.169311523438">
                <text:p>792.169311523438</text:p>
              </table:table-cell>
              <table:table-cell office:value-type="float" office:value="915.122619628906">
                <text:p>915.122619628906</text:p>
              </table:table-cell>
              <table:table-cell office:value-type="float" office:value="751.208557128906">
                <text:p>751.208557128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6.127075195312">
                <text:p>806.127075195312</text:p>
              </table:table-cell>
              <table:table-cell office:value-type="float" office:value="940.30859375">
                <text:p>940.30859375</text:p>
              </table:table-cell>
              <table:table-cell office:value-type="float" office:value="863.662109375">
                <text:p>863.66210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8.741882324219">
                <text:p>808.741882324219</text:p>
              </table:table-cell>
              <table:table-cell office:value-type="float" office:value="918.495727539063">
                <text:p>918.495727539063</text:p>
              </table:table-cell>
              <table:table-cell office:value-type="float" office:value="786.636535644531">
                <text:p>786.636535644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.555786132813">
                <text:p>813.555786132813</text:p>
              </table:table-cell>
              <table:table-cell office:value-type="float" office:value="917.180847167969">
                <text:p>917.180847167969</text:p>
              </table:table-cell>
              <table:table-cell office:value-type="float" office:value="855.257568359375">
                <text:p>855.2575683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5.447509765625">
                <text:p>845.447509765625</text:p>
              </table:table-cell>
              <table:table-cell office:value-type="float" office:value="887.673706054687">
                <text:p>887.673706054687</text:p>
              </table:table-cell>
              <table:table-cell office:value-type="float" office:value="839.129638671875">
                <text:p>839.12963867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4.214111328125">
                <text:p>784.214111328125</text:p>
              </table:table-cell>
              <table:table-cell office:value-type="float" office:value="892.649719238281">
                <text:p>892.649719238281</text:p>
              </table:table-cell>
              <table:table-cell office:value-type="float" office:value="830.972290039063">
                <text:p>830.972290039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6.570434570313">
                <text:p>776.570434570313</text:p>
              </table:table-cell>
              <table:table-cell office:value-type="float" office:value="896.599914550781">
                <text:p>896.599914550781</text:p>
              </table:table-cell>
              <table:table-cell office:value-type="float" office:value="744.694946289063">
                <text:p>744.694946289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9.619323730469">
                <text:p>839.619323730469</text:p>
              </table:table-cell>
              <table:table-cell office:value-type="float" office:value="916.665405273437">
                <text:p>916.665405273437</text:p>
              </table:table-cell>
              <table:table-cell office:value-type="float" office:value="803.971740722656">
                <text:p>803.971740722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7.913024902344">
                <text:p>737.913024902344</text:p>
              </table:table-cell>
              <table:table-cell office:value-type="float" office:value="892.940551757813">
                <text:p>892.940551757813</text:p>
              </table:table-cell>
              <table:table-cell office:value-type="float" office:value="807.932373046875">
                <text:p>807.93237304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2.165344238281">
                <text:p>762.165344238281</text:p>
              </table:table-cell>
              <table:table-cell office:value-type="float" office:value="872.887329101562">
                <text:p>872.887329101562</text:p>
              </table:table-cell>
              <table:table-cell office:value-type="float" office:value="756.259338378906">
                <text:p>756.259338378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9.277038574219">
                <text:p>779.277038574219</text:p>
              </table:table-cell>
              <table:table-cell office:value-type="float" office:value="855.379760742188">
                <text:p>855.379760742188</text:p>
              </table:table-cell>
              <table:table-cell office:value-type="float" office:value="808.422302246094">
                <text:p>808.422302246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9.205505371094">
                <text:p>789.205505371094</text:p>
              </table:table-cell>
              <table:table-cell office:value-type="float" office:value="876.06298828125">
                <text:p>876.06298828125</text:p>
              </table:table-cell>
              <table:table-cell office:value-type="float" office:value="841.436096191406">
                <text:p>841.436096191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8.601501464844">
                <text:p>808.601501464844</text:p>
              </table:table-cell>
              <table:table-cell office:value-type="float" office:value="817.738952636719">
                <text:p>817.738952636719</text:p>
              </table:table-cell>
              <table:table-cell office:value-type="float" office:value="784.479309082031">
                <text:p>784.479309082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3.229125976563">
                <text:p>743.229125976563</text:p>
              </table:table-cell>
              <table:table-cell office:value-type="float" office:value="895.567321777344">
                <text:p>895.567321777344</text:p>
              </table:table-cell>
              <table:table-cell office:value-type="float" office:value="687.108032226563">
                <text:p>687.108032226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3.5146484375">
                <text:p>783.5146484375</text:p>
              </table:table-cell>
              <table:table-cell office:value-type="float" office:value="843.446044921875">
                <text:p>843.446044921875</text:p>
              </table:table-cell>
              <table:table-cell office:value-type="float" office:value="758.420166015625">
                <text:p>758.42016601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1.757690429688">
                <text:p>821.757690429688</text:p>
              </table:table-cell>
              <table:table-cell office:value-type="float" office:value="809.194458007813">
                <text:p>809.194458007813</text:p>
              </table:table-cell>
              <table:table-cell office:value-type="float" office:value="857.590454101563">
                <text:p>857.590454101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8.472900390625">
                <text:p>798.472900390625</text:p>
              </table:table-cell>
              <table:table-cell office:value-type="float" office:value="866.528625488281">
                <text:p>866.528625488281</text:p>
              </table:table-cell>
              <table:table-cell office:value-type="float" office:value="765.958190917969">
                <text:p>765.958190917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7.256286621094">
                <text:p>797.256286621094</text:p>
              </table:table-cell>
              <table:table-cell office:value-type="float" office:value="822.363586425781">
                <text:p>822.363586425781</text:p>
              </table:table-cell>
              <table:table-cell office:value-type="float" office:value="884.363891601562">
                <text:p>884.363891601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2.596313476563">
                <text:p>712.596313476563</text:p>
              </table:table-cell>
              <table:table-cell office:value-type="float" office:value="864.671081542969">
                <text:p>864.671081542969</text:p>
              </table:table-cell>
              <table:table-cell office:value-type="float" office:value="807.140563964844">
                <text:p>807.140563964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1.849609375">
                <text:p>731.849609375</text:p>
              </table:table-cell>
              <table:table-cell office:value-type="float" office:value="858.919921875">
                <text:p>858.919921875</text:p>
              </table:table-cell>
              <table:table-cell office:value-type="float" office:value="803.581787109375">
                <text:p>803.58178710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8.891052246094">
                <text:p>708.891052246094</text:p>
              </table:table-cell>
              <table:table-cell office:value-type="float" office:value="863.861145019531">
                <text:p>863.861145019531</text:p>
              </table:table-cell>
              <table:table-cell office:value-type="float" office:value="811.686462402344">
                <text:p>811.686462402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1.976806640625">
                <text:p>841.976806640625</text:p>
              </table:table-cell>
              <table:table-cell office:value-type="float" office:value="844.715942382813">
                <text:p>844.715942382813</text:p>
              </table:table-cell>
              <table:table-cell office:value-type="float" office:value="621.370544433594">
                <text:p>621.3705444335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2.807983398438">
                <text:p>802.807983398438</text:p>
              </table:table-cell>
              <table:table-cell office:value-type="float" office:value="805.912963867188">
                <text:p>805.912963867188</text:p>
              </table:table-cell>
              <table:table-cell office:value-type="float" office:value="622.680114746094">
                <text:p>622.680114746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2.7490234375">
                <text:p>732.7490234375</text:p>
              </table:table-cell>
              <table:table-cell office:value-type="float" office:value="795.878723144531">
                <text:p>795.878723144531</text:p>
              </table:table-cell>
              <table:table-cell office:value-type="float" office:value="767.822387695313">
                <text:p>767.822387695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9.4228515625">
                <text:p>809.4228515625</text:p>
              </table:table-cell>
              <table:table-cell office:value-type="float" office:value="795.248291015625">
                <text:p>795.248291015625</text:p>
              </table:table-cell>
              <table:table-cell office:value-type="float" office:value="775.194213867188">
                <text:p>775.194213867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7.65673828125">
                <text:p>807.65673828125</text:p>
              </table:table-cell>
              <table:table-cell office:value-type="float" office:value="835.81689453125">
                <text:p>835.81689453125</text:p>
              </table:table-cell>
              <table:table-cell office:value-type="float" office:value="723.281494140625">
                <text:p>723.28149414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6.152893066406">
                <text:p>816.152893066406</text:p>
              </table:table-cell>
              <table:table-cell office:value-type="float" office:value="844.32763671875">
                <text:p>844.32763671875</text:p>
              </table:table-cell>
              <table:table-cell office:value-type="float" office:value="713.126037597656">
                <text:p>713.126037597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8.8193359375">
                <text:p>808.8193359375</text:p>
              </table:table-cell>
              <table:table-cell office:value-type="float" office:value="777.948425292969">
                <text:p>777.948425292969</text:p>
              </table:table-cell>
              <table:table-cell office:value-type="float" office:value="771.92236328125">
                <text:p>771.9223632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1.139099121094">
                <text:p>741.139099121094</text:p>
              </table:table-cell>
              <table:table-cell office:value-type="float" office:value="797.405944824219">
                <text:p>797.405944824219</text:p>
              </table:table-cell>
              <table:table-cell office:value-type="float" office:value="740.497009277344">
                <text:p>740.497009277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1.814086914062">
                <text:p>821.814086914062</text:p>
              </table:table-cell>
              <table:table-cell office:value-type="float" office:value="822.234741210938">
                <text:p>822.234741210938</text:p>
              </table:table-cell>
              <table:table-cell office:value-type="float" office:value="648.465942382813">
                <text:p>648.4659423828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8.459411621094">
                <text:p>748.459411621094</text:p>
              </table:table-cell>
              <table:table-cell office:value-type="float" office:value="795.22607421875">
                <text:p>795.22607421875</text:p>
              </table:table-cell>
              <table:table-cell office:value-type="float" office:value="777.671081542969">
                <text:p>777.671081542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0.401977539063">
                <text:p>790.401977539063</text:p>
              </table:table-cell>
              <table:table-cell office:value-type="float" office:value="812.628601074219">
                <text:p>812.628601074219</text:p>
              </table:table-cell>
              <table:table-cell office:value-type="float" office:value="699.998229980469">
                <text:p>699.998229980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8.731994628906">
                <text:p>768.731994628906</text:p>
              </table:table-cell>
              <table:table-cell office:value-type="float" office:value="789.995056152344">
                <text:p>789.995056152344</text:p>
              </table:table-cell>
              <table:table-cell office:value-type="float" office:value="683.808349609375">
                <text:p>683.80834960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7.492004394531">
                <text:p>807.492004394531</text:p>
              </table:table-cell>
              <table:table-cell office:value-type="float" office:value="750.721130371094">
                <text:p>750.721130371094</text:p>
              </table:table-cell>
              <table:table-cell office:value-type="float" office:value="774.525329589844">
                <text:p>774.525329589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.477905273438">
                <text:p>725.477905273438</text:p>
              </table:table-cell>
              <table:table-cell office:value-type="float" office:value="826.495971679688">
                <text:p>826.495971679688</text:p>
              </table:table-cell>
              <table:table-cell office:value-type="float" office:value="743.601013183594">
                <text:p>743.601013183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3.800476074219">
                <text:p>733.800476074219</text:p>
              </table:table-cell>
              <table:table-cell office:value-type="float" office:value="813.125427246094">
                <text:p>813.125427246094</text:p>
              </table:table-cell>
              <table:table-cell office:value-type="float" office:value="680.671203613281">
                <text:p>680.6712036132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0.179504394531">
                <text:p>760.179504394531</text:p>
              </table:table-cell>
              <table:table-cell office:value-type="float" office:value="849.598327636719">
                <text:p>849.598327636719</text:p>
              </table:table-cell>
              <table:table-cell office:value-type="float" office:value="796.236206054688">
                <text:p>796.236206054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5.508422851563">
                <text:p>745.508422851563</text:p>
              </table:table-cell>
              <table:table-cell office:value-type="float" office:value="851.346069335938">
                <text:p>851.346069335938</text:p>
              </table:table-cell>
              <table:table-cell office:value-type="float" office:value="744.705200195313">
                <text:p>744.705200195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6.97119140625">
                <text:p>716.97119140625</text:p>
              </table:table-cell>
              <table:table-cell office:value-type="float" office:value="838.037475585938">
                <text:p>838.037475585938</text:p>
              </table:table-cell>
              <table:table-cell office:value-type="float" office:value="675.051208496094">
                <text:p>675.051208496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4.5556640625">
                <text:p>744.5556640625</text:p>
              </table:table-cell>
              <table:table-cell office:value-type="float" office:value="820.820373535156">
                <text:p>820.820373535156</text:p>
              </table:table-cell>
              <table:table-cell office:value-type="float" office:value="700.558898925781">
                <text:p>700.558898925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9.986450195313">
                <text:p>779.986450195313</text:p>
              </table:table-cell>
              <table:table-cell office:value-type="float" office:value="806.603393554687">
                <text:p>806.603393554687</text:p>
              </table:table-cell>
              <table:table-cell office:value-type="float" office:value="672.88037109375">
                <text:p>672.8803710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7.816467285156">
                <text:p>777.816467285156</text:p>
              </table:table-cell>
              <table:table-cell office:value-type="float" office:value="752.708984375">
                <text:p>752.708984375</text:p>
              </table:table-cell>
              <table:table-cell office:value-type="float" office:value="662.13232421875">
                <text:p>662.13232421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4.395751953125">
                <text:p>824.395751953125</text:p>
              </table:table-cell>
              <table:table-cell office:value-type="float" office:value="829.543395996094">
                <text:p>829.543395996094</text:p>
              </table:table-cell>
              <table:table-cell office:value-type="float" office:value="665.801452636719">
                <text:p>665.801452636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8.882263183594">
                <text:p>638.882263183594</text:p>
              </table:table-cell>
              <table:table-cell office:value-type="float" office:value="739.57763671875">
                <text:p>739.57763671875</text:p>
              </table:table-cell>
              <table:table-cell office:value-type="float" office:value="632.817077636719">
                <text:p>632.817077636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0.165466308594">
                <text:p>720.165466308594</text:p>
              </table:table-cell>
              <table:table-cell office:value-type="float" office:value="745.072265625">
                <text:p>745.072265625</text:p>
              </table:table-cell>
              <table:table-cell office:value-type="float" office:value="625.145629882813">
                <text:p>625.145629882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7.380249023438">
                <text:p>737.380249023438</text:p>
              </table:table-cell>
              <table:table-cell office:value-type="float" office:value="809.413146972656">
                <text:p>809.413146972656</text:p>
              </table:table-cell>
              <table:table-cell office:value-type="float" office:value="702.52490234375">
                <text:p>702.5249023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9.972534179687">
                <text:p>709.972534179687</text:p>
              </table:table-cell>
              <table:table-cell office:value-type="float" office:value="832.771118164063">
                <text:p>832.771118164063</text:p>
              </table:table-cell>
              <table:table-cell office:value-type="float" office:value="576.053161621094">
                <text:p>576.0531616210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4.002685546875">
                <text:p>704.002685546875</text:p>
              </table:table-cell>
              <table:table-cell office:value-type="float" office:value="724.118286132812">
                <text:p>724.118286132812</text:p>
              </table:table-cell>
              <table:table-cell office:value-type="float" office:value="773.515258789063">
                <text:p>773.515258789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6.488708496094">
                <text:p>746.488708496094</text:p>
              </table:table-cell>
              <table:table-cell office:value-type="float" office:value="802.751220703125">
                <text:p>802.751220703125</text:p>
              </table:table-cell>
              <table:table-cell office:value-type="float" office:value="612.619689941406">
                <text:p>612.619689941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1.334411621094">
                <text:p>871.334411621094</text:p>
              </table:table-cell>
              <table:table-cell office:value-type="float" office:value="764.454711914063">
                <text:p>764.454711914063</text:p>
              </table:table-cell>
              <table:table-cell office:value-type="float" office:value="637.868957519531">
                <text:p>637.8689575195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6.712036132812">
                <text:p>686.712036132812</text:p>
              </table:table-cell>
              <table:table-cell office:value-type="float" office:value="784.576049804688">
                <text:p>784.576049804688</text:p>
              </table:table-cell>
              <table:table-cell office:value-type="float" office:value="643.712951660156">
                <text:p>643.712951660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2.681518554688">
                <text:p>742.681518554688</text:p>
              </table:table-cell>
              <table:table-cell office:value-type="float" office:value="762.08349609375">
                <text:p>762.08349609375</text:p>
              </table:table-cell>
              <table:table-cell office:value-type="float" office:value="762.341674804688">
                <text:p>762.341674804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499633789063">
                <text:p>737.499633789063</text:p>
              </table:table-cell>
              <table:table-cell office:value-type="float" office:value="770.976806640625">
                <text:p>770.976806640625</text:p>
              </table:table-cell>
              <table:table-cell office:value-type="float" office:value="650.464782714844">
                <text:p>650.464782714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4.932983398438">
                <text:p>694.932983398438</text:p>
              </table:table-cell>
              <table:table-cell office:value-type="float" office:value="867.543762207031">
                <text:p>867.543762207031</text:p>
              </table:table-cell>
              <table:table-cell office:value-type="float" office:value="611.766174316406">
                <text:p>611.766174316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2.122253417969">
                <text:p>702.122253417969</text:p>
              </table:table-cell>
              <table:table-cell office:value-type="float" office:value="762.718872070313">
                <text:p>762.718872070313</text:p>
              </table:table-cell>
              <table:table-cell office:value-type="float" office:value="576.289794921875">
                <text:p>576.28979492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8.8828125">
                <text:p>728.8828125</text:p>
              </table:table-cell>
              <table:table-cell office:value-type="float" office:value="679.478271484375">
                <text:p>679.478271484375</text:p>
              </table:table-cell>
              <table:table-cell office:value-type="float" office:value="567.212097167969">
                <text:p>567.212097167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6.480712890625">
                <text:p>736.480712890625</text:p>
              </table:table-cell>
              <table:table-cell office:value-type="float" office:value="824.433471679687">
                <text:p>824.433471679687</text:p>
              </table:table-cell>
              <table:table-cell office:value-type="float" office:value="567.359924316406">
                <text:p>567.359924316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7.016845703125">
                <text:p>677.016845703125</text:p>
              </table:table-cell>
              <table:table-cell office:value-type="float" office:value="714.467468261719">
                <text:p>714.467468261719</text:p>
              </table:table-cell>
              <table:table-cell office:value-type="float" office:value="761.314514160156">
                <text:p>761.314514160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2.8564453125">
                <text:p>762.8564453125</text:p>
              </table:table-cell>
              <table:table-cell office:value-type="float" office:value="693.9912109375">
                <text:p>693.9912109375</text:p>
              </table:table-cell>
              <table:table-cell office:value-type="float" office:value="611.63427734375">
                <text:p>611.6342773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4.173400878906">
                <text:p>684.173400878906</text:p>
              </table:table-cell>
              <table:table-cell office:value-type="float" office:value="704.182983398438">
                <text:p>704.182983398438</text:p>
              </table:table-cell>
              <table:table-cell office:value-type="float" office:value="769.57470703125">
                <text:p>769.57470703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4.482299804687">
                <text:p>724.482299804687</text:p>
              </table:table-cell>
              <table:table-cell office:value-type="float" office:value="763.085754394531">
                <text:p>763.085754394531</text:p>
              </table:table-cell>
              <table:table-cell office:value-type="float" office:value="690.606506347656">
                <text:p>690.606506347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9.157653808594">
                <text:p>699.157653808594</text:p>
              </table:table-cell>
              <table:table-cell office:value-type="float" office:value="752.267639160156">
                <text:p>752.267639160156</text:p>
              </table:table-cell>
              <table:table-cell office:value-type="float" office:value="508.118804931641">
                <text:p>508.118804931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8.265014648437">
                <text:p>668.265014648437</text:p>
              </table:table-cell>
              <table:table-cell office:value-type="float" office:value="740.875366210938">
                <text:p>740.875366210938</text:p>
              </table:table-cell>
              <table:table-cell office:value-type="float" office:value="656.096130371094">
                <text:p>656.096130371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4.767639160156">
                <text:p>694.767639160156</text:p>
              </table:table-cell>
              <table:table-cell office:value-type="float" office:value="675.608520507813">
                <text:p>675.608520507813</text:p>
              </table:table-cell>
              <table:table-cell office:value-type="float" office:value="569.01318359375">
                <text:p>569.0131835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2.898498535156">
                <text:p>712.898498535156</text:p>
              </table:table-cell>
              <table:table-cell office:value-type="float" office:value="783.647521972656">
                <text:p>783.647521972656</text:p>
              </table:table-cell>
              <table:table-cell office:value-type="float" office:value="651.34716796875">
                <text:p>651.3471679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5.484436035156">
                <text:p>715.484436035156</text:p>
              </table:table-cell>
              <table:table-cell office:value-type="float" office:value="699.203308105469">
                <text:p>699.203308105469</text:p>
              </table:table-cell>
              <table:table-cell office:value-type="float" office:value="569.872497558594">
                <text:p>569.8724975585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3.935546875">
                <text:p>673.935546875</text:p>
              </table:table-cell>
              <table:table-cell office:value-type="float" office:value="727.404907226563">
                <text:p>727.404907226563</text:p>
              </table:table-cell>
              <table:table-cell office:value-type="float" office:value="528.414611816406">
                <text:p>528.4146118164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2.750366210938">
                <text:p>762.750366210938</text:p>
              </table:table-cell>
              <table:table-cell office:value-type="float" office:value="724.812377929688">
                <text:p>724.812377929688</text:p>
              </table:table-cell>
              <table:table-cell office:value-type="float" office:value="556.2109375">
                <text:p>556.210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2.574035644531">
                <text:p>692.574035644531</text:p>
              </table:table-cell>
              <table:table-cell office:value-type="float" office:value="728.526428222656">
                <text:p>728.526428222656</text:p>
              </table:table-cell>
              <table:table-cell office:value-type="float" office:value="544.877746582031">
                <text:p>544.877746582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3.678955078125">
                <text:p>643.678955078125</text:p>
              </table:table-cell>
              <table:table-cell office:value-type="float" office:value="733.600036621094">
                <text:p>733.600036621094</text:p>
              </table:table-cell>
              <table:table-cell office:value-type="float" office:value="634.284912109375">
                <text:p>634.284912109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0.376098632812">
                <text:p>810.376098632812</text:p>
              </table:table-cell>
              <table:table-cell office:value-type="float" office:value="734.69873046875">
                <text:p>734.69873046875</text:p>
              </table:table-cell>
              <table:table-cell office:value-type="float" office:value="594.496154785156">
                <text:p>594.496154785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3.991088867188">
                <text:p>733.991088867188</text:p>
              </table:table-cell>
              <table:table-cell office:value-type="float" office:value="652.372253417969">
                <text:p>652.372253417969</text:p>
              </table:table-cell>
              <table:table-cell office:value-type="float" office:value="569.064025878906">
                <text:p>569.064025878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3.344360351563">
                <text:p>703.344360351563</text:p>
              </table:table-cell>
              <table:table-cell office:value-type="float" office:value="713.7109375">
                <text:p>713.7109375</text:p>
              </table:table-cell>
              <table:table-cell office:value-type="float" office:value="568.30517578125">
                <text:p>568.30517578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6.123046875">
                <text:p>656.123046875</text:p>
              </table:table-cell>
              <table:table-cell office:value-type="float" office:value="706.581481933594">
                <text:p>706.581481933594</text:p>
              </table:table-cell>
              <table:table-cell office:value-type="float" office:value="671.370544433594">
                <text:p>671.37054443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8.327026367188">
                <text:p>708.327026367188</text:p>
              </table:table-cell>
              <table:table-cell office:value-type="float" office:value="625.017395019531">
                <text:p>625.017395019531</text:p>
              </table:table-cell>
              <table:table-cell office:value-type="float" office:value="588.676940917969">
                <text:p>588.6769409179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0.687316894531">
                <text:p>700.687316894531</text:p>
              </table:table-cell>
              <table:table-cell office:value-type="float" office:value="743.064819335938">
                <text:p>743.064819335938</text:p>
              </table:table-cell>
              <table:table-cell office:value-type="float" office:value="572.857116699219">
                <text:p>572.8571166992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6.339477539063">
                <text:p>746.339477539063</text:p>
              </table:table-cell>
              <table:table-cell office:value-type="float" office:value="646.427307128906">
                <text:p>646.427307128906</text:p>
              </table:table-cell>
              <table:table-cell office:value-type="float" office:value="575.899475097656">
                <text:p>575.8994750976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5.074584960938">
                <text:p>685.074584960938</text:p>
              </table:table-cell>
              <table:table-cell office:value-type="float" office:value="728.266052246094">
                <text:p>728.266052246094</text:p>
              </table:table-cell>
              <table:table-cell office:value-type="float" office:value="512.600036621094">
                <text:p>512.600036621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1.183166503906">
                <text:p>671.183166503906</text:p>
              </table:table-cell>
              <table:table-cell office:value-type="float" office:value="677.408874511719">
                <text:p>677.408874511719</text:p>
              </table:table-cell>
              <table:table-cell office:value-type="float" office:value="515.651428222656">
                <text:p>515.6514282226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4.206787109375">
                <text:p>674.206787109375</text:p>
              </table:table-cell>
              <table:table-cell office:value-type="float" office:value="685.2919921875">
                <text:p>685.2919921875</text:p>
              </table:table-cell>
              <table:table-cell office:value-type="float" office:value="605.736450195313">
                <text:p>605.736450195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8.066955566406">
                <text:p>678.066955566406</text:p>
              </table:table-cell>
              <table:table-cell office:value-type="float" office:value="765.217346191406">
                <text:p>765.217346191406</text:p>
              </table:table-cell>
              <table:table-cell office:value-type="float" office:value="393.822723388672">
                <text:p>393.8227233886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5.452941894531">
                <text:p>695.452941894531</text:p>
              </table:table-cell>
              <table:table-cell office:value-type="float" office:value="655.102233886719">
                <text:p>655.102233886719</text:p>
              </table:table-cell>
              <table:table-cell office:value-type="float" office:value="472.462768554688">
                <text:p>472.462768554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8.955017089844">
                <text:p>738.955017089844</text:p>
              </table:table-cell>
              <table:table-cell office:value-type="float" office:value="604.664733886719">
                <text:p>604.664733886719</text:p>
              </table:table-cell>
              <table:table-cell office:value-type="float" office:value="521.147338867188">
                <text:p>521.147338867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1.388122558594">
                <text:p>691.388122558594</text:p>
              </table:table-cell>
              <table:table-cell office:value-type="float" office:value="759.755249023438">
                <text:p>759.755249023438</text:p>
              </table:table-cell>
              <table:table-cell office:value-type="float" office:value="530.871765136719">
                <text:p>530.8717651367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6.045776367187">
                <text:p>706.045776367187</text:p>
              </table:table-cell>
              <table:table-cell office:value-type="float" office:value="777.276306152344">
                <text:p>777.276306152344</text:p>
              </table:table-cell>
              <table:table-cell office:value-type="float" office:value="501.369934082031">
                <text:p>501.369934082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1.098571777344">
                <text:p>631.098571777344</text:p>
              </table:table-cell>
              <table:table-cell office:value-type="float" office:value="658.528625488281">
                <text:p>658.528625488281</text:p>
              </table:table-cell>
              <table:table-cell office:value-type="float" office:value="643.848205566406">
                <text:p>643.8482055664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5.671875">
                <text:p>725.671875</text:p>
              </table:table-cell>
              <table:table-cell office:value-type="float" office:value="681.752258300781">
                <text:p>681.752258300781</text:p>
              </table:table-cell>
              <table:table-cell office:value-type="float" office:value="648.847900390625">
                <text:p>648.8479003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7.297119140625">
                <text:p>667.297119140625</text:p>
              </table:table-cell>
              <table:table-cell office:value-type="float" office:value="642.050659179688">
                <text:p>642.050659179688</text:p>
              </table:table-cell>
              <table:table-cell office:value-type="float" office:value="554.694030761719">
                <text:p>554.6940307617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1.144714355469">
                <text:p>711.144714355469</text:p>
              </table:table-cell>
              <table:table-cell office:value-type="float" office:value="695.257080078125">
                <text:p>695.257080078125</text:p>
              </table:table-cell>
              <table:table-cell office:value-type="float" office:value="590.118957519531">
                <text:p>590.1189575195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75.547058105469">
                <text:p>675.547058105469</text:p>
              </table:table-cell>
              <table:table-cell office:value-type="float" office:value="791.387878417969">
                <text:p>791.387878417969</text:p>
              </table:table-cell>
              <table:table-cell office:value-type="float" office:value="548.817199707031">
                <text:p>548.8171997070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2.110229492188">
                <text:p>632.110229492188</text:p>
              </table:table-cell>
              <table:table-cell office:value-type="float" office:value="683.972045898438">
                <text:p>683.972045898438</text:p>
              </table:table-cell>
              <table:table-cell office:value-type="float" office:value="482.449768066406">
                <text:p>482.4497680664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6.538146972656">
                <text:p>616.538146972656</text:p>
              </table:table-cell>
              <table:table-cell office:value-type="float" office:value="795.630676269531">
                <text:p>795.630676269531</text:p>
              </table:table-cell>
              <table:table-cell office:value-type="float" office:value="571.042541503906">
                <text:p>571.0425415039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2.092041015625">
                <text:p>732.092041015625</text:p>
              </table:table-cell>
              <table:table-cell office:value-type="float" office:value="746.961181640625">
                <text:p>746.961181640625</text:p>
              </table:table-cell>
              <table:table-cell office:value-type="float" office:value="530.951965332031">
                <text:p>530.9519653320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3.933715820313">
                <text:p>583.933715820313</text:p>
              </table:table-cell>
              <table:table-cell office:value-type="float" office:value="694.730895996094">
                <text:p>694.730895996094</text:p>
              </table:table-cell>
              <table:table-cell office:value-type="float" office:value="538.761535644531">
                <text:p>538.761535644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8.23388671875">
                <text:p>708.23388671875</text:p>
              </table:table-cell>
              <table:table-cell office:value-type="float" office:value="657.044555664062">
                <text:p>657.044555664062</text:p>
              </table:table-cell>
              <table:table-cell office:value-type="float" office:value="701.520690917969">
                <text:p>701.520690917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0.076782226563">
                <text:p>610.076782226563</text:p>
              </table:table-cell>
              <table:table-cell office:value-type="float" office:value="771.7177734375">
                <text:p>771.7177734375</text:p>
              </table:table-cell>
              <table:table-cell office:value-type="float" office:value="595.142028808594">
                <text:p>595.1420288085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1.966003417969">
                <text:p>591.966003417969</text:p>
              </table:table-cell>
              <table:table-cell office:value-type="float" office:value="625.545776367188">
                <text:p>625.545776367188</text:p>
              </table:table-cell>
              <table:table-cell office:value-type="float" office:value="572.274719238281">
                <text:p>572.274719238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5.427124023438">
                <text:p>675.427124023438</text:p>
              </table:table-cell>
              <table:table-cell office:value-type="float" office:value="725.98486328125">
                <text:p>725.98486328125</text:p>
              </table:table-cell>
              <table:table-cell office:value-type="float" office:value="539.934753417969">
                <text:p>539.9347534179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7.983520507813">
                <text:p>737.983520507813</text:p>
              </table:table-cell>
              <table:table-cell office:value-type="float" office:value="756.301330566406">
                <text:p>756.301330566406</text:p>
              </table:table-cell>
              <table:table-cell office:value-type="float" office:value="574.750549316406">
                <text:p>574.7505493164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5.591186523438">
                <text:p>695.591186523438</text:p>
              </table:table-cell>
              <table:table-cell office:value-type="float" office:value="688.065307617188">
                <text:p>688.065307617188</text:p>
              </table:table-cell>
              <table:table-cell office:value-type="float" office:value="422.441009521484">
                <text:p>422.441009521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9.958923339844">
                <text:p>729.958923339844</text:p>
              </table:table-cell>
              <table:table-cell office:value-type="float" office:value="690.880126953125">
                <text:p>690.880126953125</text:p>
              </table:table-cell>
              <table:table-cell office:value-type="float" office:value="473.009948730469">
                <text:p>473.0099487304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8.849731445313">
                <text:p>658.849731445313</text:p>
              </table:table-cell>
              <table:table-cell office:value-type="float" office:value="595.163757324219">
                <text:p>595.163757324219</text:p>
              </table:table-cell>
              <table:table-cell office:value-type="float" office:value="532.733764648438">
                <text:p>532.7337646484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5.45654296875">
                <text:p>625.45654296875</text:p>
              </table:table-cell>
              <table:table-cell office:value-type="float" office:value="595.600402832031">
                <text:p>595.600402832031</text:p>
              </table:table-cell>
              <table:table-cell office:value-type="float" office:value="591.865783691406">
                <text:p>591.8657836914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3.736572265625">
                <text:p>613.736572265625</text:p>
              </table:table-cell>
              <table:table-cell office:value-type="float" office:value="783.265686035156">
                <text:p>783.265686035156</text:p>
              </table:table-cell>
              <table:table-cell office:value-type="float" office:value="519.884338378906">
                <text:p>519.8843383789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6.395141601563">
                <text:p>696.395141601563</text:p>
              </table:table-cell>
              <table:table-cell office:value-type="float" office:value="681.576171875">
                <text:p>681.576171875</text:p>
              </table:table-cell>
              <table:table-cell office:value-type="float" office:value="605.714660644531">
                <text:p>605.7146606445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4.010986328125">
                <text:p>684.010986328125</text:p>
              </table:table-cell>
              <table:table-cell office:value-type="float" office:value="660.162231445313">
                <text:p>660.162231445313</text:p>
              </table:table-cell>
              <table:table-cell office:value-type="float" office:value="524.276184082031">
                <text:p>524.2761840820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9.67431640625">
                <text:p>689.67431640625</text:p>
              </table:table-cell>
              <table:table-cell office:value-type="float" office:value="615.092346191406">
                <text:p>615.092346191406</text:p>
              </table:table-cell>
              <table:table-cell office:value-type="float" office:value="496.933319091797">
                <text:p>496.933319091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6.558715820312">
                <text:p>696.558715820312</text:p>
              </table:table-cell>
              <table:table-cell office:value-type="float" office:value="620.8623046875">
                <text:p>620.8623046875</text:p>
              </table:table-cell>
              <table:table-cell office:value-type="float" office:value="477.619140625">
                <text:p>477.619140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6.480285644531">
                <text:p>616.480285644531</text:p>
              </table:table-cell>
              <table:table-cell office:value-type="float" office:value="758.810729980469">
                <text:p>758.810729980469</text:p>
              </table:table-cell>
              <table:table-cell office:value-type="float" office:value="588.715576171875">
                <text:p>588.715576171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2.169860839844">
                <text:p>712.169860839844</text:p>
              </table:table-cell>
              <table:table-cell office:value-type="float" office:value="741.857177734375">
                <text:p>741.857177734375</text:p>
              </table:table-cell>
              <table:table-cell office:value-type="float" office:value="654.361755371094">
                <text:p>654.361755371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0.211303710938">
                <text:p>660.211303710938</text:p>
              </table:table-cell>
              <table:table-cell office:value-type="float" office:value="699.04052734375">
                <text:p>699.04052734375</text:p>
              </table:table-cell>
              <table:table-cell office:value-type="float" office:value="522.2255859375">
                <text:p>522.225585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8.613708496094">
                <text:p>708.613708496094</text:p>
              </table:table-cell>
              <table:table-cell office:value-type="float" office:value="743.841430664063">
                <text:p>743.841430664063</text:p>
              </table:table-cell>
              <table:table-cell office:value-type="float" office:value="536.112731933594">
                <text:p>536.1127319335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1.918762207031">
                <text:p>671.918762207031</text:p>
              </table:table-cell>
              <table:table-cell office:value-type="float" office:value="651.876098632813">
                <text:p>651.876098632813</text:p>
              </table:table-cell>
              <table:table-cell office:value-type="float" office:value="491.229797363281">
                <text:p>491.2297973632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8.514831542969">
                <text:p>588.514831542969</text:p>
              </table:table-cell>
              <table:table-cell office:value-type="float" office:value="715.00244140625">
                <text:p>715.00244140625</text:p>
              </table:table-cell>
              <table:table-cell office:value-type="float" office:value="593.594665527344">
                <text:p>593.5946655273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6.892028808594">
                <text:p>636.892028808594</text:p>
              </table:table-cell>
              <table:table-cell office:value-type="float" office:value="699.73681640625">
                <text:p>699.73681640625</text:p>
              </table:table-cell>
              <table:table-cell office:value-type="float" office:value="504.425109863281">
                <text:p>504.4251098632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3.576293945313">
                <text:p>613.576293945313</text:p>
              </table:table-cell>
              <table:table-cell office:value-type="float" office:value="654.268737792969">
                <text:p>654.268737792969</text:p>
              </table:table-cell>
              <table:table-cell office:value-type="float" office:value="578.039672851563">
                <text:p>578.039672851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2.585205078125">
                <text:p>632.585205078125</text:p>
              </table:table-cell>
              <table:table-cell office:value-type="float" office:value="736.089111328125">
                <text:p>736.089111328125</text:p>
              </table:table-cell>
              <table:table-cell office:value-type="float" office:value="546.178161621094">
                <text:p>546.178161621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1.4443359375">
                <text:p>681.4443359375</text:p>
              </table:table-cell>
              <table:table-cell office:value-type="float" office:value="669.74267578125">
                <text:p>669.74267578125</text:p>
              </table:table-cell>
              <table:table-cell office:value-type="float" office:value="530.535888671875">
                <text:p>530.535888671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2.498779296875">
                <text:p>692.498779296875</text:p>
              </table:table-cell>
              <table:table-cell office:value-type="float" office:value="611.811340332031">
                <text:p>611.811340332031</text:p>
              </table:table-cell>
              <table:table-cell office:value-type="float" office:value="603.462646484375">
                <text:p>603.4626464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5.526733398437">
                <text:p>615.526733398437</text:p>
              </table:table-cell>
              <table:table-cell office:value-type="float" office:value="699.132568359375">
                <text:p>699.132568359375</text:p>
              </table:table-cell>
              <table:table-cell office:value-type="float" office:value="553.518798828125">
                <text:p>553.51879882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1.5791015625">
                <text:p>661.5791015625</text:p>
              </table:table-cell>
              <table:table-cell office:value-type="float" office:value="605.602294921875">
                <text:p>605.602294921875</text:p>
              </table:table-cell>
              <table:table-cell office:value-type="float" office:value="450.758728027344">
                <text:p>450.758728027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4.319274902344">
                <text:p>644.319274902344</text:p>
              </table:table-cell>
              <table:table-cell office:value-type="float" office:value="689.330871582031">
                <text:p>689.330871582031</text:p>
              </table:table-cell>
              <table:table-cell office:value-type="float" office:value="472.730712890625">
                <text:p>472.730712890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30.222717285156">
                <text:p>630.222717285156</text:p>
              </table:table-cell>
              <table:table-cell office:value-type="float" office:value="689.600646972656">
                <text:p>689.600646972656</text:p>
              </table:table-cell>
              <table:table-cell office:value-type="float" office:value="604.698303222656">
                <text:p>604.698303222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5.901062011719">
                <text:p>625.901062011719</text:p>
              </table:table-cell>
              <table:table-cell office:value-type="float" office:value="598.808898925781">
                <text:p>598.808898925781</text:p>
              </table:table-cell>
              <table:table-cell office:value-type="float" office:value="611.183288574219">
                <text:p>611.183288574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4.7763671875">
                <text:p>704.7763671875</text:p>
              </table:table-cell>
              <table:table-cell office:value-type="float" office:value="668.157958984375">
                <text:p>668.157958984375</text:p>
              </table:table-cell>
              <table:table-cell office:value-type="float" office:value="463.435150146484">
                <text:p>463.4351501464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9.18603515625">
                <text:p>619.18603515625</text:p>
              </table:table-cell>
              <table:table-cell office:value-type="float" office:value="697.675048828125">
                <text:p>697.675048828125</text:p>
              </table:table-cell>
              <table:table-cell office:value-type="float" office:value="502.296691894531">
                <text:p>502.2966918945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6.487182617188">
                <text:p>566.487182617188</text:p>
              </table:table-cell>
              <table:table-cell office:value-type="float" office:value="677.864807128906">
                <text:p>677.864807128906</text:p>
              </table:table-cell>
              <table:table-cell office:value-type="float" office:value="436.257720947266">
                <text:p>436.2577209472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4.479431152344">
                <text:p>654.479431152344</text:p>
              </table:table-cell>
              <table:table-cell office:value-type="float" office:value="702.497375488281">
                <text:p>702.497375488281</text:p>
              </table:table-cell>
              <table:table-cell office:value-type="float" office:value="448.922180175781">
                <text:p>448.9221801757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7.515808105469">
                <text:p>547.515808105469</text:p>
              </table:table-cell>
              <table:table-cell office:value-type="float" office:value="644.925170898437">
                <text:p>644.925170898437</text:p>
              </table:table-cell>
              <table:table-cell office:value-type="float" office:value="478.271789550781">
                <text:p>478.2717895507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9.761169433594">
                <text:p>599.761169433594</text:p>
              </table:table-cell>
              <table:table-cell office:value-type="float" office:value="680.200439453125">
                <text:p>680.200439453125</text:p>
              </table:table-cell>
              <table:table-cell office:value-type="float" office:value="581.486145019531">
                <text:p>581.4861450195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7.63525390625">
                <text:p>617.63525390625</text:p>
              </table:table-cell>
              <table:table-cell office:value-type="float" office:value="786.161437988281">
                <text:p>786.161437988281</text:p>
              </table:table-cell>
              <table:table-cell office:value-type="float" office:value="569.102294921875">
                <text:p>569.102294921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1.239624023437">
                <text:p>671.239624023437</text:p>
              </table:table-cell>
              <table:table-cell office:value-type="float" office:value="706.895141601563">
                <text:p>706.895141601563</text:p>
              </table:table-cell>
              <table:table-cell office:value-type="float" office:value="643.284790039063">
                <text:p>643.2847900390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8.556823730469">
                <text:p>568.556823730469</text:p>
              </table:table-cell>
              <table:table-cell office:value-type="float" office:value="503.783508300781">
                <text:p>503.783508300781</text:p>
              </table:table-cell>
              <table:table-cell office:value-type="float" office:value="503.387084960938">
                <text:p>503.387084960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9.565124511719">
                <text:p>619.565124511719</text:p>
              </table:table-cell>
              <table:table-cell office:value-type="float" office:value="644.049926757813">
                <text:p>644.049926757813</text:p>
              </table:table-cell>
              <table:table-cell office:value-type="float" office:value="503.8203125">
                <text:p>503.8203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7.357727050781">
                <text:p>687.357727050781</text:p>
              </table:table-cell>
              <table:table-cell office:value-type="float" office:value="552.688842773437">
                <text:p>552.688842773437</text:p>
              </table:table-cell>
              <table:table-cell office:value-type="float" office:value="525.022583007813">
                <text:p>525.022583007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5.665222167969">
                <text:p>595.665222167969</text:p>
              </table:table-cell>
              <table:table-cell office:value-type="float" office:value="659.422912597656">
                <text:p>659.422912597656</text:p>
              </table:table-cell>
              <table:table-cell office:value-type="float" office:value="562.855346679688">
                <text:p>562.855346679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9.934448242188">
                <text:p>719.934448242188</text:p>
              </table:table-cell>
              <table:table-cell office:value-type="float" office:value="594.639221191406">
                <text:p>594.639221191406</text:p>
              </table:table-cell>
              <table:table-cell office:value-type="float" office:value="485.235260009766">
                <text:p>485.2352600097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5.335144042969">
                <text:p>665.335144042969</text:p>
              </table:table-cell>
              <table:table-cell office:value-type="float" office:value="585.929138183594">
                <text:p>585.929138183594</text:p>
              </table:table-cell>
              <table:table-cell office:value-type="float" office:value="334.922454833984">
                <text:p>334.9224548339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6.073669433594">
                <text:p>586.073669433594</text:p>
              </table:table-cell>
              <table:table-cell office:value-type="float" office:value="577.395812988281">
                <text:p>577.395812988281</text:p>
              </table:table-cell>
              <table:table-cell office:value-type="float" office:value="401.938415527344">
                <text:p>401.9384155273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6.126403808594">
                <text:p>586.126403808594</text:p>
              </table:table-cell>
              <table:table-cell office:value-type="float" office:value="651.11474609375">
                <text:p>651.11474609375</text:p>
              </table:table-cell>
              <table:table-cell office:value-type="float" office:value="415.218170166016">
                <text:p>415.218170166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0.172180175781">
                <text:p>670.172180175781</text:p>
              </table:table-cell>
              <table:table-cell office:value-type="float" office:value="609.541931152344">
                <text:p>609.541931152344</text:p>
              </table:table-cell>
              <table:table-cell office:value-type="float" office:value="574.604064941406">
                <text:p>574.6040649414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8.99853515625">
                <text:p>638.99853515625</text:p>
              </table:table-cell>
              <table:table-cell office:value-type="float" office:value="654.515869140625">
                <text:p>654.515869140625</text:p>
              </table:table-cell>
              <table:table-cell office:value-type="float" office:value="585.549865722656">
                <text:p>585.5498657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1.795715332031">
                <text:p>641.795715332031</text:p>
              </table:table-cell>
              <table:table-cell office:value-type="float" office:value="635.901550292969">
                <text:p>635.901550292969</text:p>
              </table:table-cell>
              <table:table-cell office:value-type="float" office:value="384.559722900391">
                <text:p>384.559722900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4.998107910156">
                <text:p>634.998107910156</text:p>
              </table:table-cell>
              <table:table-cell office:value-type="float" office:value="583.303466796875">
                <text:p>583.303466796875</text:p>
              </table:table-cell>
              <table:table-cell office:value-type="float" office:value="473.362915039063">
                <text:p>473.3629150390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7.14990234375">
                <text:p>597.14990234375</text:p>
              </table:table-cell>
              <table:table-cell office:value-type="float" office:value="598.797729492188">
                <text:p>598.797729492188</text:p>
              </table:table-cell>
              <table:table-cell office:value-type="float" office:value="501.821105957031">
                <text:p>501.8211059570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6.821350097656">
                <text:p>576.821350097656</text:p>
              </table:table-cell>
              <table:table-cell office:value-type="float" office:value="659.664855957031">
                <text:p>659.664855957031</text:p>
              </table:table-cell>
              <table:table-cell office:value-type="float" office:value="453.739593505859">
                <text:p>453.7395935058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7.386840820313">
                <text:p>607.386840820313</text:p>
              </table:table-cell>
              <table:table-cell office:value-type="float" office:value="640.820739746094">
                <text:p>640.820739746094</text:p>
              </table:table-cell>
              <table:table-cell office:value-type="float" office:value="450.040466308594">
                <text:p>450.040466308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4.1103515625">
                <text:p>604.1103515625</text:p>
              </table:table-cell>
              <table:table-cell office:value-type="float" office:value="565.203796386719">
                <text:p>565.203796386719</text:p>
              </table:table-cell>
              <table:table-cell office:value-type="float" office:value="443.181732177734">
                <text:p>443.1817321777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5.146179199219">
                <text:p>615.146179199219</text:p>
              </table:table-cell>
              <table:table-cell office:value-type="float" office:value="613.616455078125">
                <text:p>613.616455078125</text:p>
              </table:table-cell>
              <table:table-cell office:value-type="float" office:value="459.419067382813">
                <text:p>459.419067382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8.912841796875">
                <text:p>598.912841796875</text:p>
              </table:table-cell>
              <table:table-cell office:value-type="float" office:value="666.152770996094">
                <text:p>666.152770996094</text:p>
              </table:table-cell>
              <table:table-cell office:value-type="float" office:value="509.743408203125">
                <text:p>509.74340820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6.454223632813">
                <text:p>656.454223632813</text:p>
              </table:table-cell>
              <table:table-cell office:value-type="float" office:value="690.151245117188">
                <text:p>690.151245117188</text:p>
              </table:table-cell>
              <table:table-cell office:value-type="float" office:value="513.189086914062">
                <text:p>513.1890869140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0.404479980469">
                <text:p>680.404479980469</text:p>
              </table:table-cell>
              <table:table-cell office:value-type="float" office:value="640.573791503906">
                <text:p>640.573791503906</text:p>
              </table:table-cell>
              <table:table-cell office:value-type="float" office:value="427.221374511719">
                <text:p>427.221374511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3.131713867188">
                <text:p>533.131713867188</text:p>
              </table:table-cell>
              <table:table-cell office:value-type="float" office:value="616.346557617188">
                <text:p>616.346557617188</text:p>
              </table:table-cell>
              <table:table-cell office:value-type="float" office:value="454.860687255859">
                <text:p>454.8606872558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1.1123046875">
                <text:p>531.1123046875</text:p>
              </table:table-cell>
              <table:table-cell office:value-type="float" office:value="618.3828125">
                <text:p>618.3828125</text:p>
              </table:table-cell>
              <table:table-cell office:value-type="float" office:value="592.924377441406">
                <text:p>592.9243774414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9.771240234375">
                <text:p>639.771240234375</text:p>
              </table:table-cell>
              <table:table-cell office:value-type="float" office:value="558.287902832031">
                <text:p>558.287902832031</text:p>
              </table:table-cell>
              <table:table-cell office:value-type="float" office:value="538.895324707031">
                <text:p>538.8953247070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0.539855957031">
                <text:p>730.539855957031</text:p>
              </table:table-cell>
              <table:table-cell office:value-type="float" office:value="593.027770996094">
                <text:p>593.027770996094</text:p>
              </table:table-cell>
              <table:table-cell office:value-type="float" office:value="421.381713867187">
                <text:p>421.3817138671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0.590087890625">
                <text:p>590.590087890625</text:p>
              </table:table-cell>
              <table:table-cell office:value-type="float" office:value="699.885864257813">
                <text:p>699.885864257813</text:p>
              </table:table-cell>
              <table:table-cell office:value-type="float" office:value="600.522705078125">
                <text:p>600.52270507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6.869079589844">
                <text:p>556.869079589844</text:p>
              </table:table-cell>
              <table:table-cell office:value-type="float" office:value="535.328369140625">
                <text:p>535.328369140625</text:p>
              </table:table-cell>
              <table:table-cell office:value-type="float" office:value="610.740844726563">
                <text:p>610.7408447265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6.736633300781">
                <text:p>706.736633300781</text:p>
              </table:table-cell>
              <table:table-cell office:value-type="float" office:value="599.582641601563">
                <text:p>599.582641601563</text:p>
              </table:table-cell>
              <table:table-cell office:value-type="float" office:value="513.294372558594">
                <text:p>513.294372558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0.9384765625">
                <text:p>650.9384765625</text:p>
              </table:table-cell>
              <table:table-cell office:value-type="float" office:value="739.370971679687">
                <text:p>739.370971679687</text:p>
              </table:table-cell>
              <table:table-cell office:value-type="float" office:value="440.824188232422">
                <text:p>440.8241882324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.102661132813">
                <text:p>618.102661132813</text:p>
              </table:table-cell>
              <table:table-cell office:value-type="float" office:value="563.972900390625">
                <text:p>563.972900390625</text:p>
              </table:table-cell>
              <table:table-cell office:value-type="float" office:value="465.107299804687">
                <text:p>465.1072998046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7.263610839844">
                <text:p>627.263610839844</text:p>
              </table:table-cell>
              <table:table-cell office:value-type="float" office:value="606.239135742188">
                <text:p>606.239135742188</text:p>
              </table:table-cell>
              <table:table-cell office:value-type="float" office:value="329.302429199219">
                <text:p>329.3024291992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2.172119140625">
                <text:p>562.172119140625</text:p>
              </table:table-cell>
              <table:table-cell office:value-type="float" office:value="635.981506347656">
                <text:p>635.981506347656</text:p>
              </table:table-cell>
              <table:table-cell office:value-type="float" office:value="489.197570800781">
                <text:p>489.1975708007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3.307006835938">
                <text:p>553.307006835938</text:p>
              </table:table-cell>
              <table:table-cell office:value-type="float" office:value="695.467651367188">
                <text:p>695.467651367188</text:p>
              </table:table-cell>
              <table:table-cell office:value-type="float" office:value="489.774322509766">
                <text:p>489.7743225097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2.654296875">
                <text:p>572.654296875</text:p>
              </table:table-cell>
              <table:table-cell office:value-type="float" office:value="700.104675292969">
                <text:p>700.104675292969</text:p>
              </table:table-cell>
              <table:table-cell office:value-type="float" office:value="432.681701660156">
                <text:p>432.681701660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5.095764160156">
                <text:p>615.095764160156</text:p>
              </table:table-cell>
              <table:table-cell office:value-type="float" office:value="544.93505859375">
                <text:p>544.93505859375</text:p>
              </table:table-cell>
              <table:table-cell office:value-type="float" office:value="461.178466796875">
                <text:p>461.17846679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8.795471191406">
                <text:p>538.795471191406</text:p>
              </table:table-cell>
              <table:table-cell office:value-type="float" office:value="626.661560058594">
                <text:p>626.661560058594</text:p>
              </table:table-cell>
              <table:table-cell office:value-type="float" office:value="520.845336914063">
                <text:p>520.845336914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6.234069824219">
                <text:p>566.234069824219</text:p>
              </table:table-cell>
              <table:table-cell office:value-type="float" office:value="644.638305664062">
                <text:p>644.638305664062</text:p>
              </table:table-cell>
              <table:table-cell office:value-type="float" office:value="364.648101806641">
                <text:p>364.6481018066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8.454528808594">
                <text:p>668.454528808594</text:p>
              </table:table-cell>
              <table:table-cell office:value-type="float" office:value="525.708435058594">
                <text:p>525.708435058594</text:p>
              </table:table-cell>
              <table:table-cell office:value-type="float" office:value="435.219604492188">
                <text:p>435.2196044921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9.478942871094">
                <text:p>579.478942871094</text:p>
              </table:table-cell>
              <table:table-cell office:value-type="float" office:value="574.734375">
                <text:p>574.734375</text:p>
              </table:table-cell>
              <table:table-cell office:value-type="float" office:value="472.625701904297">
                <text:p>472.6257019042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4.125671386719">
                <text:p>584.125671386719</text:p>
              </table:table-cell>
              <table:table-cell office:value-type="float" office:value="541.073059082031">
                <text:p>541.073059082031</text:p>
              </table:table-cell>
              <table:table-cell office:value-type="float" office:value="486.396087646484">
                <text:p>486.3960876464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2.446472167969">
                <text:p>572.446472167969</text:p>
              </table:table-cell>
              <table:table-cell office:value-type="float" office:value="615.787292480469">
                <text:p>615.787292480469</text:p>
              </table:table-cell>
              <table:table-cell office:value-type="float" office:value="404.437683105469">
                <text:p>404.4376831054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1.966247558594">
                <text:p>671.966247558594</text:p>
              </table:table-cell>
              <table:table-cell office:value-type="float" office:value="469.624908447266">
                <text:p>469.624908447266</text:p>
              </table:table-cell>
              <table:table-cell office:value-type="float" office:value="485.981781005859">
                <text:p>485.9817810058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7.767425537109">
                <text:p>507.767425537109</text:p>
              </table:table-cell>
              <table:table-cell office:value-type="float" office:value="665.934936523438">
                <text:p>665.934936523438</text:p>
              </table:table-cell>
              <table:table-cell office:value-type="float" office:value="375.199493408203">
                <text:p>375.1994934082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6.187133789062">
                <text:p>536.187133789062</text:p>
              </table:table-cell>
              <table:table-cell office:value-type="float" office:value="697.350646972656">
                <text:p>697.350646972656</text:p>
              </table:table-cell>
              <table:table-cell office:value-type="float" office:value="463.110809326172">
                <text:p>463.1108093261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4.152526855469">
                <text:p>654.152526855469</text:p>
              </table:table-cell>
              <table:table-cell office:value-type="float" office:value="590.289855957031">
                <text:p>590.289855957031</text:p>
              </table:table-cell>
              <table:table-cell office:value-type="float" office:value="508.603637695313">
                <text:p>508.6036376953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6.37158203125">
                <text:p>586.37158203125</text:p>
              </table:table-cell>
              <table:table-cell office:value-type="float" office:value="568.182922363281">
                <text:p>568.182922363281</text:p>
              </table:table-cell>
              <table:table-cell office:value-type="float" office:value="499.226959228516">
                <text:p>499.2269592285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5.925598144531">
                <text:p>565.925598144531</text:p>
              </table:table-cell>
              <table:table-cell office:value-type="float" office:value="556.478820800781">
                <text:p>556.478820800781</text:p>
              </table:table-cell>
              <table:table-cell office:value-type="float" office:value="424.283203125">
                <text:p>424.28320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4.458068847656">
                <text:p>524.458068847656</text:p>
              </table:table-cell>
              <table:table-cell office:value-type="float" office:value="597.632202148438">
                <text:p>597.632202148438</text:p>
              </table:table-cell>
              <table:table-cell office:value-type="float" office:value="434.584716796875">
                <text:p>434.584716796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3.1904296875">
                <text:p>563.1904296875</text:p>
              </table:table-cell>
              <table:table-cell office:value-type="float" office:value="579.026672363281">
                <text:p>579.026672363281</text:p>
              </table:table-cell>
              <table:table-cell office:value-type="float" office:value="472.05126953125">
                <text:p>472.05126953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3.5166015625">
                <text:p>723.5166015625</text:p>
              </table:table-cell>
              <table:table-cell office:value-type="float" office:value="578.132568359375">
                <text:p>578.132568359375</text:p>
              </table:table-cell>
              <table:table-cell office:value-type="float" office:value="451.119781494141">
                <text:p>451.119781494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1.068115234375">
                <text:p>781.068115234375</text:p>
              </table:table-cell>
              <table:table-cell office:value-type="float" office:value="691.774291992188">
                <text:p>691.774291992188</text:p>
              </table:table-cell>
              <table:table-cell office:value-type="float" office:value="376.054809570312">
                <text:p>376.0548095703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8.885864257813">
                <text:p>538.885864257813</text:p>
              </table:table-cell>
              <table:table-cell office:value-type="float" office:value="554.969055175781">
                <text:p>554.969055175781</text:p>
              </table:table-cell>
              <table:table-cell office:value-type="float" office:value="382.749694824219">
                <text:p>382.749694824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4.710876464844">
                <text:p>624.710876464844</text:p>
              </table:table-cell>
              <table:table-cell office:value-type="float" office:value="543.425720214844">
                <text:p>543.425720214844</text:p>
              </table:table-cell>
              <table:table-cell office:value-type="float" office:value="343.073486328125">
                <text:p>343.07348632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6.062622070313">
                <text:p>656.062622070313</text:p>
              </table:table-cell>
              <table:table-cell office:value-type="float" office:value="588.172546386719">
                <text:p>588.172546386719</text:p>
              </table:table-cell>
              <table:table-cell office:value-type="float" office:value="459.776184082031">
                <text:p>459.7761840820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4.66455078125">
                <text:p>594.66455078125</text:p>
              </table:table-cell>
              <table:table-cell office:value-type="float" office:value="570.038879394531">
                <text:p>570.038879394531</text:p>
              </table:table-cell>
              <table:table-cell office:value-type="float" office:value="340.425048828125">
                <text:p>340.425048828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4.054443359375">
                <text:p>574.054443359375</text:p>
              </table:table-cell>
              <table:table-cell office:value-type="float" office:value="621.026733398438">
                <text:p>621.026733398438</text:p>
              </table:table-cell>
              <table:table-cell office:value-type="float" office:value="423.518096923828">
                <text:p>423.5180969238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9.850341796875">
                <text:p>549.850341796875</text:p>
              </table:table-cell>
              <table:table-cell office:value-type="float" office:value="595.143737792969">
                <text:p>595.143737792969</text:p>
              </table:table-cell>
              <table:table-cell office:value-type="float" office:value="288.006103515625">
                <text:p>288.006103515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7.828247070312">
                <text:p>547.828247070312</text:p>
              </table:table-cell>
              <table:table-cell office:value-type="float" office:value="609.225036621094">
                <text:p>609.225036621094</text:p>
              </table:table-cell>
              <table:table-cell office:value-type="float" office:value="443.502838134766">
                <text:p>443.5028381347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0.102478027344">
                <text:p>630.102478027344</text:p>
              </table:table-cell>
              <table:table-cell office:value-type="float" office:value="495.826110839844">
                <text:p>495.826110839844</text:p>
              </table:table-cell>
              <table:table-cell office:value-type="float" office:value="585.822143554688">
                <text:p>585.822143554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6.435791015625">
                <text:p>526.435791015625</text:p>
              </table:table-cell>
              <table:table-cell office:value-type="float" office:value="575.62890625">
                <text:p>575.62890625</text:p>
              </table:table-cell>
              <table:table-cell office:value-type="float" office:value="379.745391845703">
                <text:p>379.7453918457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4.258239746094">
                <text:p>564.258239746094</text:p>
              </table:table-cell>
              <table:table-cell office:value-type="float" office:value="548.832641601563">
                <text:p>548.832641601563</text:p>
              </table:table-cell>
              <table:table-cell office:value-type="float" office:value="445.258239746094">
                <text:p>445.2582397460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9.782592773438">
                <text:p>629.782592773438</text:p>
              </table:table-cell>
              <table:table-cell office:value-type="float" office:value="505.622039794922">
                <text:p>505.622039794922</text:p>
              </table:table-cell>
              <table:table-cell office:value-type="float" office:value="453.520568847656">
                <text:p>453.5205688476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1.05859375">
                <text:p>641.05859375</text:p>
              </table:table-cell>
              <table:table-cell office:value-type="float" office:value="542.924987792969">
                <text:p>542.924987792969</text:p>
              </table:table-cell>
              <table:table-cell office:value-type="float" office:value="391.777160644531">
                <text:p>391.777160644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2.773254394531">
                <text:p>582.773254394531</text:p>
              </table:table-cell>
              <table:table-cell office:value-type="float" office:value="661.43701171875">
                <text:p>661.43701171875</text:p>
              </table:table-cell>
              <table:table-cell office:value-type="float" office:value="290.684783935547">
                <text:p>290.6847839355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4.79638671875">
                <text:p>514.79638671875</text:p>
              </table:table-cell>
              <table:table-cell office:value-type="float" office:value="688.347717285156">
                <text:p>688.347717285156</text:p>
              </table:table-cell>
              <table:table-cell office:value-type="float" office:value="360.482543945312">
                <text:p>360.4825439453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7.842468261719">
                <text:p>597.842468261719</text:p>
              </table:table-cell>
              <table:table-cell office:value-type="float" office:value="625.989135742188">
                <text:p>625.989135742188</text:p>
              </table:table-cell>
              <table:table-cell office:value-type="float" office:value="423.175720214844">
                <text:p>423.175720214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1.573608398438">
                <text:p>581.573608398438</text:p>
              </table:table-cell>
              <table:table-cell office:value-type="float" office:value="482.859130859375">
                <text:p>482.859130859375</text:p>
              </table:table-cell>
              <table:table-cell office:value-type="float" office:value="355.943878173828">
                <text:p>355.9438781738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4.594055175781">
                <text:p>564.594055175781</text:p>
              </table:table-cell>
              <table:table-cell office:value-type="float" office:value="748.116638183594">
                <text:p>748.116638183594</text:p>
              </table:table-cell>
              <table:table-cell office:value-type="float" office:value="452.560668945312">
                <text:p>452.5606689453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4.80029296875">
                <text:p>584.80029296875</text:p>
              </table:table-cell>
              <table:table-cell office:value-type="float" office:value="512.749389648438">
                <text:p>512.749389648438</text:p>
              </table:table-cell>
              <table:table-cell office:value-type="float" office:value="350.655731201172">
                <text:p>350.6557312011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68.438781738281">
                <text:p>668.438781738281</text:p>
              </table:table-cell>
              <table:table-cell office:value-type="float" office:value="692.368469238281">
                <text:p>692.368469238281</text:p>
              </table:table-cell>
              <table:table-cell office:value-type="float" office:value="305.255187988281">
                <text:p>305.255187988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1.350830078125">
                <text:p>571.350830078125</text:p>
              </table:table-cell>
              <table:table-cell office:value-type="float" office:value="516.952941894531">
                <text:p>516.952941894531</text:p>
              </table:table-cell>
              <table:table-cell office:value-type="float" office:value="454.85498046875">
                <text:p>454.8549804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3.612365722656">
                <text:p>513.612365722656</text:p>
              </table:table-cell>
              <table:table-cell office:value-type="float" office:value="591.806030273438">
                <text:p>591.806030273438</text:p>
              </table:table-cell>
              <table:table-cell office:value-type="float" office:value="453.129089355469">
                <text:p>453.1290893554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3.271606445313">
                <text:p>643.271606445313</text:p>
              </table:table-cell>
              <table:table-cell office:value-type="float" office:value="629.129638671875">
                <text:p>629.129638671875</text:p>
              </table:table-cell>
              <table:table-cell office:value-type="float" office:value="323.072875976563">
                <text:p>323.0728759765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1.225463867188">
                <text:p>651.225463867188</text:p>
              </table:table-cell>
              <table:table-cell office:value-type="float" office:value="539.5283203125">
                <text:p>539.5283203125</text:p>
              </table:table-cell>
              <table:table-cell office:value-type="float" office:value="467.519073486328">
                <text:p>467.5190734863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0.589050292969">
                <text:p>510.589050292969</text:p>
              </table:table-cell>
              <table:table-cell office:value-type="float" office:value="550.486938476563">
                <text:p>550.486938476563</text:p>
              </table:table-cell>
              <table:table-cell office:value-type="float" office:value="272.557189941406">
                <text:p>272.5571899414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5.34619140625">
                <text:p>585.34619140625</text:p>
              </table:table-cell>
              <table:table-cell office:value-type="float" office:value="505.146789550781">
                <text:p>505.146789550781</text:p>
              </table:table-cell>
              <table:table-cell office:value-type="float" office:value="392.606872558594">
                <text:p>392.6068725585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31.400512695313">
                <text:p>631.400512695313</text:p>
              </table:table-cell>
              <table:table-cell office:value-type="float" office:value="495.945831298828">
                <text:p>495.945831298828</text:p>
              </table:table-cell>
              <table:table-cell office:value-type="float" office:value="485.352508544922">
                <text:p>485.3525085449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82.938537597656">
                <text:p>682.938537597656</text:p>
              </table:table-cell>
              <table:table-cell office:value-type="float" office:value="576.290466308594">
                <text:p>576.290466308594</text:p>
              </table:table-cell>
              <table:table-cell office:value-type="float" office:value="462.566070556641">
                <text:p>462.5660705566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82.613708496094">
                <text:p>582.613708496094</text:p>
              </table:table-cell>
              <table:table-cell office:value-type="float" office:value="466.853942871094">
                <text:p>466.853942871094</text:p>
              </table:table-cell>
              <table:table-cell office:value-type="float" office:value="375.370391845703">
                <text:p>375.3703918457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83.095642089844">
                <text:p>583.095642089844</text:p>
              </table:table-cell>
              <table:table-cell office:value-type="float" office:value="568.854248046875">
                <text:p>568.854248046875</text:p>
              </table:table-cell>
              <table:table-cell office:value-type="float" office:value="394.99755859375">
                <text:p>394.99755859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6.572509765625">
                <text:p>576.572509765625</text:p>
              </table:table-cell>
              <table:table-cell office:value-type="float" office:value="598.518920898438">
                <text:p>598.518920898438</text:p>
              </table:table-cell>
              <table:table-cell office:value-type="float" office:value="394.486175537109">
                <text:p>394.4861755371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3.773986816406">
                <text:p>583.773986816406</text:p>
              </table:table-cell>
              <table:table-cell office:value-type="float" office:value="492.960052490234">
                <text:p>492.960052490234</text:p>
              </table:table-cell>
              <table:table-cell office:value-type="float" office:value="413.440765380859">
                <text:p>413.4407653808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0.915161132813">
                <text:p>570.915161132813</text:p>
              </table:table-cell>
              <table:table-cell office:value-type="float" office:value="597.504577636719">
                <text:p>597.504577636719</text:p>
              </table:table-cell>
              <table:table-cell office:value-type="float" office:value="404.273376464844">
                <text:p>404.2733764648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7.896179199219">
                <text:p>607.896179199219</text:p>
              </table:table-cell>
              <table:table-cell office:value-type="float" office:value="605.961975097656">
                <text:p>605.961975097656</text:p>
              </table:table-cell>
              <table:table-cell office:value-type="float" office:value="472.622802734375">
                <text:p>472.622802734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.92041015625">
                <text:p>642.92041015625</text:p>
              </table:table-cell>
              <table:table-cell office:value-type="float" office:value="619.184631347656">
                <text:p>619.184631347656</text:p>
              </table:table-cell>
              <table:table-cell office:value-type="float" office:value="476.923248291016">
                <text:p>476.9232482910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81.374755859375">
                <text:p>581.374755859375</text:p>
              </table:table-cell>
              <table:table-cell office:value-type="float" office:value="667.980895996094">
                <text:p>667.980895996094</text:p>
              </table:table-cell>
              <table:table-cell office:value-type="float" office:value="389.096405029297">
                <text:p>389.096405029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19.826171875">
                <text:p>719.826171875</text:p>
              </table:table-cell>
              <table:table-cell office:value-type="float" office:value="502.042846679688">
                <text:p>502.042846679688</text:p>
              </table:table-cell>
              <table:table-cell office:value-type="float" office:value="358.479888916016">
                <text:p>358.4798889160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8.305084228516">
                <text:p>478.305084228516</text:p>
              </table:table-cell>
              <table:table-cell office:value-type="float" office:value="592.491638183594">
                <text:p>592.491638183594</text:p>
              </table:table-cell>
              <table:table-cell office:value-type="float" office:value="360.782043457031">
                <text:p>360.7820434570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73.165588378906">
                <text:p>573.165588378906</text:p>
              </table:table-cell>
              <table:table-cell office:value-type="float" office:value="389.874786376953">
                <text:p>389.874786376953</text:p>
              </table:table-cell>
              <table:table-cell office:value-type="float" office:value="537.086975097656">
                <text:p>537.086975097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7.126037597656">
                <text:p>687.126037597656</text:p>
              </table:table-cell>
              <table:table-cell office:value-type="float" office:value="475.506225585938">
                <text:p>475.506225585938</text:p>
              </table:table-cell>
              <table:table-cell office:value-type="float" office:value="377.318237304687">
                <text:p>377.3182373046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5.163024902344">
                <text:p>565.163024902344</text:p>
              </table:table-cell>
              <table:table-cell office:value-type="float" office:value="529.833862304688">
                <text:p>529.833862304688</text:p>
              </table:table-cell>
              <table:table-cell office:value-type="float" office:value="439.270172119141">
                <text:p>439.2701721191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5.1484375">
                <text:p>605.1484375</text:p>
              </table:table-cell>
              <table:table-cell office:value-type="float" office:value="537.674194335937">
                <text:p>537.674194335937</text:p>
              </table:table-cell>
              <table:table-cell office:value-type="float" office:value="406.349304199219">
                <text:p>406.3493041992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6.650329589844">
                <text:p>616.650329589844</text:p>
              </table:table-cell>
              <table:table-cell office:value-type="float" office:value="523.346008300781">
                <text:p>523.346008300781</text:p>
              </table:table-cell>
              <table:table-cell office:value-type="float" office:value="360.337585449219">
                <text:p>360.3375854492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5.73779296875">
                <text:p>545.73779296875</text:p>
              </table:table-cell>
              <table:table-cell office:value-type="float" office:value="611.382263183594">
                <text:p>611.382263183594</text:p>
              </table:table-cell>
              <table:table-cell office:value-type="float" office:value="404.572692871094">
                <text:p>404.5726928710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5.722961425781">
                <text:p>535.722961425781</text:p>
              </table:table-cell>
              <table:table-cell office:value-type="float" office:value="559.110778808594">
                <text:p>559.110778808594</text:p>
              </table:table-cell>
              <table:table-cell office:value-type="float" office:value="345.155944824219">
                <text:p>345.1559448242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9.566192626953">
                <text:p>449.566192626953</text:p>
              </table:table-cell>
              <table:table-cell office:value-type="float" office:value="675.003723144531">
                <text:p>675.003723144531</text:p>
              </table:table-cell>
              <table:table-cell office:value-type="float" office:value="419.925445556641">
                <text:p>419.9254455566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0.045471191406">
                <text:p>510.045471191406</text:p>
              </table:table-cell>
              <table:table-cell office:value-type="float" office:value="487.190643310547">
                <text:p>487.190643310547</text:p>
              </table:table-cell>
              <table:table-cell office:value-type="float" office:value="520.848815917969">
                <text:p>520.8488159179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5.583312988281">
                <text:p>555.583312988281</text:p>
              </table:table-cell>
              <table:table-cell office:value-type="float" office:value="657.677429199219">
                <text:p>657.677429199219</text:p>
              </table:table-cell>
              <table:table-cell office:value-type="float" office:value="397.908294677734">
                <text:p>397.9082946777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6.349609375">
                <text:p>616.349609375</text:p>
              </table:table-cell>
              <table:table-cell office:value-type="float" office:value="507.797546386719">
                <text:p>507.797546386719</text:p>
              </table:table-cell>
              <table:table-cell office:value-type="float" office:value="345.697143554687">
                <text:p>345.6971435546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9.876647949219">
                <text:p>709.876647949219</text:p>
              </table:table-cell>
              <table:table-cell office:value-type="float" office:value="391.062652587891">
                <text:p>391.062652587891</text:p>
              </table:table-cell>
              <table:table-cell office:value-type="float" office:value="415.578277587891">
                <text:p>415.5782775878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4.538513183594">
                <text:p>584.538513183594</text:p>
              </table:table-cell>
              <table:table-cell office:value-type="float" office:value="606.848876953125">
                <text:p>606.848876953125</text:p>
              </table:table-cell>
              <table:table-cell office:value-type="float" office:value="369.560729980469">
                <text:p>369.5607299804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9.905151367188">
                <text:p>669.905151367188</text:p>
              </table:table-cell>
              <table:table-cell office:value-type="float" office:value="494.061004638672">
                <text:p>494.061004638672</text:p>
              </table:table-cell>
              <table:table-cell office:value-type="float" office:value="284.75732421875">
                <text:p>284.75732421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7.60400390625">
                <text:p>577.60400390625</text:p>
              </table:table-cell>
              <table:table-cell office:value-type="float" office:value="517.804504394531">
                <text:p>517.804504394531</text:p>
              </table:table-cell>
              <table:table-cell office:value-type="float" office:value="490.690216064453">
                <text:p>490.6902160644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3.414520263672">
                <text:p>493.414520263672</text:p>
              </table:table-cell>
              <table:table-cell office:value-type="float" office:value="617.392761230469">
                <text:p>617.392761230469</text:p>
              </table:table-cell>
              <table:table-cell office:value-type="float" office:value="384.315582275391">
                <text:p>384.3155822753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9.031188964844">
                <text:p>519.031188964844</text:p>
              </table:table-cell>
              <table:table-cell office:value-type="float" office:value="499.282897949219">
                <text:p>499.282897949219</text:p>
              </table:table-cell>
              <table:table-cell office:value-type="float" office:value="362.317504882812">
                <text:p>362.3175048828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8.418640136719">
                <text:p>548.418640136719</text:p>
              </table:table-cell>
              <table:table-cell office:value-type="float" office:value="570.501831054688">
                <text:p>570.501831054688</text:p>
              </table:table-cell>
              <table:table-cell office:value-type="float" office:value="548.105224609375">
                <text:p>548.10522460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5.570556640625">
                <text:p>495.570556640625</text:p>
              </table:table-cell>
              <table:table-cell office:value-type="float" office:value="570.095458984375">
                <text:p>570.095458984375</text:p>
              </table:table-cell>
              <table:table-cell office:value-type="float" office:value="311.755310058594">
                <text:p>311.7553100585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8.882781982422">
                <text:p>478.882781982422</text:p>
              </table:table-cell>
              <table:table-cell office:value-type="float" office:value="603.071228027344">
                <text:p>603.071228027344</text:p>
              </table:table-cell>
              <table:table-cell office:value-type="float" office:value="282.822296142578">
                <text:p>282.8222961425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9.519653320313">
                <text:p>559.519653320313</text:p>
              </table:table-cell>
              <table:table-cell office:value-type="float" office:value="524.359436035156">
                <text:p>524.359436035156</text:p>
              </table:table-cell>
              <table:table-cell office:value-type="float" office:value="302.903625488281">
                <text:p>302.9036254882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60.058959960938">
                <text:p>560.058959960938</text:p>
              </table:table-cell>
              <table:table-cell office:value-type="float" office:value="575.986328125">
                <text:p>575.986328125</text:p>
              </table:table-cell>
              <table:table-cell office:value-type="float" office:value="370.881164550781">
                <text:p>370.8811645507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8.364929199219">
                <text:p>688.364929199219</text:p>
              </table:table-cell>
              <table:table-cell office:value-type="float" office:value="584.95263671875">
                <text:p>584.95263671875</text:p>
              </table:table-cell>
              <table:table-cell office:value-type="float" office:value="261.603240966797">
                <text:p>261.6032409667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9.702941894531">
                <text:p>559.702941894531</text:p>
              </table:table-cell>
              <table:table-cell office:value-type="float" office:value="549.178955078125">
                <text:p>549.178955078125</text:p>
              </table:table-cell>
              <table:table-cell office:value-type="float" office:value="267.348937988281">
                <text:p>267.3489379882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9.269104003906">
                <text:p>539.269104003906</text:p>
              </table:table-cell>
              <table:table-cell office:value-type="float" office:value="597.605590820313">
                <text:p>597.605590820313</text:p>
              </table:table-cell>
              <table:table-cell office:value-type="float" office:value="439.709869384766">
                <text:p>439.7098693847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8.247650146484">
                <text:p>498.247650146484</text:p>
              </table:table-cell>
              <table:table-cell office:value-type="float" office:value="478.672424316406">
                <text:p>478.672424316406</text:p>
              </table:table-cell>
              <table:table-cell office:value-type="float" office:value="366.197113037109">
                <text:p>366.1971130371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15.420043945313">
                <text:p>515.420043945313</text:p>
              </table:table-cell>
              <table:table-cell office:value-type="float" office:value="583.894104003906">
                <text:p>583.894104003906</text:p>
              </table:table-cell>
              <table:table-cell office:value-type="float" office:value="357.788879394531">
                <text:p>357.7888793945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2.990417480469">
                <text:p>632.990417480469</text:p>
              </table:table-cell>
              <table:table-cell office:value-type="float" office:value="619.498901367188">
                <text:p>619.498901367188</text:p>
              </table:table-cell>
              <table:table-cell office:value-type="float" office:value="447.370849609375">
                <text:p>447.370849609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3.086486816406">
                <text:p>513.086486816406</text:p>
              </table:table-cell>
              <table:table-cell office:value-type="float" office:value="522.507568359375">
                <text:p>522.507568359375</text:p>
              </table:table-cell>
              <table:table-cell office:value-type="float" office:value="281.142425537109">
                <text:p>281.1424255371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7.717956542969">
                <text:p>587.717956542969</text:p>
              </table:table-cell>
              <table:table-cell office:value-type="float" office:value="569.053100585938">
                <text:p>569.053100585938</text:p>
              </table:table-cell>
              <table:table-cell office:value-type="float" office:value="451.540954589844">
                <text:p>451.5409545898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5.128112792969">
                <text:p>665.128112792969</text:p>
              </table:table-cell>
              <table:table-cell office:value-type="float" office:value="549.969360351563">
                <text:p>549.969360351563</text:p>
              </table:table-cell>
              <table:table-cell office:value-type="float" office:value="325.194854736328">
                <text:p>325.1948547363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2.804260253906">
                <text:p>562.804260253906</text:p>
              </table:table-cell>
              <table:table-cell office:value-type="float" office:value="508.286956787109">
                <text:p>508.286956787109</text:p>
              </table:table-cell>
              <table:table-cell office:value-type="float" office:value="377.071014404297">
                <text:p>377.0710144042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4.612945556641">
                <text:p>474.612945556641</text:p>
              </table:table-cell>
              <table:table-cell office:value-type="float" office:value="599.158020019531">
                <text:p>599.158020019531</text:p>
              </table:table-cell>
              <table:table-cell office:value-type="float" office:value="375.652465820312">
                <text:p>375.6524658203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3.617553710938">
                <text:p>593.617553710938</text:p>
              </table:table-cell>
              <table:table-cell office:value-type="float" office:value="531.675415039063">
                <text:p>531.675415039063</text:p>
              </table:table-cell>
              <table:table-cell office:value-type="float" office:value="414.6845703125">
                <text:p>414.6845703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41.213195800781">
                <text:p>641.213195800781</text:p>
              </table:table-cell>
              <table:table-cell office:value-type="float" office:value="565.48583984375">
                <text:p>565.48583984375</text:p>
              </table:table-cell>
              <table:table-cell office:value-type="float" office:value="436.765930175781">
                <text:p>436.7659301757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49.870178222656">
                <text:p>649.870178222656</text:p>
              </table:table-cell>
              <table:table-cell office:value-type="float" office:value="472.998565673828">
                <text:p>472.998565673828</text:p>
              </table:table-cell>
              <table:table-cell office:value-type="float" office:value="404.435028076172">
                <text:p>404.4350280761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5.368072509766">
                <text:p>505.368072509766</text:p>
              </table:table-cell>
              <table:table-cell office:value-type="float" office:value="502.522857666016">
                <text:p>502.522857666016</text:p>
              </table:table-cell>
              <table:table-cell office:value-type="float" office:value="341.350433349609">
                <text:p>341.3504333496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7.3515625">
                <text:p>617.3515625</text:p>
              </table:table-cell>
              <table:table-cell office:value-type="float" office:value="492.207122802734">
                <text:p>492.207122802734</text:p>
              </table:table-cell>
              <table:table-cell office:value-type="float" office:value="378.284454345703">
                <text:p>378.2844543457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2.505249023438">
                <text:p>682.505249023438</text:p>
              </table:table-cell>
              <table:table-cell office:value-type="float" office:value="603.765686035156">
                <text:p>603.765686035156</text:p>
              </table:table-cell>
              <table:table-cell office:value-type="float" office:value="412.525207519531">
                <text:p>412.5252075195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46.236267089844">
                <text:p>546.236267089844</text:p>
              </table:table-cell>
              <table:table-cell office:value-type="float" office:value="463.044647216797">
                <text:p>463.044647216797</text:p>
              </table:table-cell>
              <table:table-cell office:value-type="float" office:value="322.389343261719">
                <text:p>322.3893432617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9.683776855469">
                <text:p>649.683776855469</text:p>
              </table:table-cell>
              <table:table-cell office:value-type="float" office:value="471.541900634766">
                <text:p>471.541900634766</text:p>
              </table:table-cell>
              <table:table-cell office:value-type="float" office:value="499.162414550781">
                <text:p>499.1624145507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60.048400878906">
                <text:p>560.048400878906</text:p>
              </table:table-cell>
              <table:table-cell office:value-type="float" office:value="477.115447998047">
                <text:p>477.115447998047</text:p>
              </table:table-cell>
              <table:table-cell office:value-type="float" office:value="406.913299560547">
                <text:p>406.9132995605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7.011657714844">
                <text:p>567.011657714844</text:p>
              </table:table-cell>
              <table:table-cell office:value-type="float" office:value="452.677276611328">
                <text:p>452.677276611328</text:p>
              </table:table-cell>
              <table:table-cell office:value-type="float" office:value="396.448150634766">
                <text:p>396.4481506347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5.345886230469">
                <text:p>545.345886230469</text:p>
              </table:table-cell>
              <table:table-cell office:value-type="float" office:value="506.083038330078">
                <text:p>506.083038330078</text:p>
              </table:table-cell>
              <table:table-cell office:value-type="float" office:value="333.322418212891">
                <text:p>333.3224182128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15.011657714844">
                <text:p>515.011657714844</text:p>
              </table:table-cell>
              <table:table-cell office:value-type="float" office:value="516.792053222656">
                <text:p>516.792053222656</text:p>
              </table:table-cell>
              <table:table-cell office:value-type="float" office:value="301.770629882812">
                <text:p>301.7706298828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5.808227539063">
                <text:p>645.808227539063</text:p>
              </table:table-cell>
              <table:table-cell office:value-type="float" office:value="622.334533691406">
                <text:p>622.334533691406</text:p>
              </table:table-cell>
              <table:table-cell office:value-type="float" office:value="334.246032714844">
                <text:p>334.2460327148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.495483398438">
                <text:p>597.495483398438</text:p>
              </table:table-cell>
              <table:table-cell office:value-type="float" office:value="517.773742675781">
                <text:p>517.773742675781</text:p>
              </table:table-cell>
              <table:table-cell office:value-type="float" office:value="377.293487548828">
                <text:p>377.2934875488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3.783447265625">
                <text:p>603.783447265625</text:p>
              </table:table-cell>
              <table:table-cell office:value-type="float" office:value="477.156890869141">
                <text:p>477.156890869141</text:p>
              </table:table-cell>
              <table:table-cell office:value-type="float" office:value="415.674163818359">
                <text:p>415.6741638183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25.438781738281">
                <text:p>625.438781738281</text:p>
              </table:table-cell>
              <table:table-cell office:value-type="float" office:value="539.264587402344">
                <text:p>539.264587402344</text:p>
              </table:table-cell>
              <table:table-cell office:value-type="float" office:value="402.390716552734">
                <text:p>402.3907165527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6.199645996094">
                <text:p>526.199645996094</text:p>
              </table:table-cell>
              <table:table-cell office:value-type="float" office:value="593.190673828125">
                <text:p>593.190673828125</text:p>
              </table:table-cell>
              <table:table-cell office:value-type="float" office:value="437.994689941406">
                <text:p>437.9946899414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.438171386719">
                <text:p>605.438171386719</text:p>
              </table:table-cell>
              <table:table-cell office:value-type="float" office:value="566.390991210938">
                <text:p>566.390991210938</text:p>
              </table:table-cell>
              <table:table-cell office:value-type="float" office:value="344.0537109375">
                <text:p>344.0537109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82.673400878906">
                <text:p>582.673400878906</text:p>
              </table:table-cell>
              <table:table-cell office:value-type="float" office:value="621.26416015625">
                <text:p>621.26416015625</text:p>
              </table:table-cell>
              <table:table-cell office:value-type="float" office:value="379.180480957031">
                <text:p>379.1804809570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7.4736328125">
                <text:p>627.4736328125</text:p>
              </table:table-cell>
              <table:table-cell office:value-type="float" office:value="549.540222167969">
                <text:p>549.540222167969</text:p>
              </table:table-cell>
              <table:table-cell office:value-type="float" office:value="382.594635009766">
                <text:p>382.5946350097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1.837646484375">
                <text:p>521.837646484375</text:p>
              </table:table-cell>
              <table:table-cell office:value-type="float" office:value="576.152038574219">
                <text:p>576.152038574219</text:p>
              </table:table-cell>
              <table:table-cell office:value-type="float" office:value="454.944427490234">
                <text:p>454.9444274902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2.501037597656">
                <text:p>552.501037597656</text:p>
              </table:table-cell>
              <table:table-cell office:value-type="float" office:value="518.308044433594">
                <text:p>518.308044433594</text:p>
              </table:table-cell>
              <table:table-cell office:value-type="float" office:value="361.552276611328">
                <text:p>361.5522766113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4.589782714844">
                <text:p>544.589782714844</text:p>
              </table:table-cell>
              <table:table-cell office:value-type="float" office:value="610.851806640625">
                <text:p>610.851806640625</text:p>
              </table:table-cell>
              <table:table-cell office:value-type="float" office:value="380.022827148438">
                <text:p>380.0228271484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7.329528808594">
                <text:p>587.329528808594</text:p>
              </table:table-cell>
              <table:table-cell office:value-type="float" office:value="627.527160644531">
                <text:p>627.527160644531</text:p>
              </table:table-cell>
              <table:table-cell office:value-type="float" office:value="261.035949707031">
                <text:p>261.0359497070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66.698852539063">
                <text:p>666.698852539063</text:p>
              </table:table-cell>
              <table:table-cell office:value-type="float" office:value="499.846893310547">
                <text:p>499.846893310547</text:p>
              </table:table-cell>
              <table:table-cell office:value-type="float" office:value="338.113372802734">
                <text:p>338.1133728027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02.879821777344">
                <text:p>602.879821777344</text:p>
              </table:table-cell>
              <table:table-cell office:value-type="float" office:value="526.9970703125">
                <text:p>526.9970703125</text:p>
              </table:table-cell>
              <table:table-cell office:value-type="float" office:value="185.524978637695">
                <text:p>185.524978637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